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face style:name="Linux Biolinum G1" svg:font-family="'Linux Biolinum G'" style:font-pitch="variable"/>
    <style:font-face style:name="Linux Biolinum G2" svg:font-family="'Linux Biolinum G'" style:font-adornments="Normal" style:font-pitch="variable"/>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Segoe UI2" svg:font-family="'Segoe UI'" style:font-pitch="variable"/>
    <style:font-face style:name="Tahoma" svg:font-family="Tahoma" style:font-family-generic="swiss" style:font-pitch="variable"/>
    <style:font-face style:name="Tahoma1"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2.26cm"/>
    </style:style>
    <style:style style:name="co8" style:family="table-column">
      <style:table-column-properties fo:break-before="auto" style:column-width="2.686cm"/>
    </style:style>
    <style:style style:name="co9" style:family="table-column">
      <style:table-column-properties fo:break-before="auto" style:column-width="3.101cm"/>
    </style:style>
    <style:style style:name="co10" style:family="table-column">
      <style:table-column-properties fo:break-before="auto" style:column-width="0.503cm"/>
    </style:style>
    <style:style style:name="co11" style:family="table-column">
      <style:table-column-properties fo:break-before="auto" style:column-width="1.304cm"/>
    </style:style>
    <style:style style:name="co12" style:family="table-column">
      <style:table-column-properties fo:break-before="auto" style:column-width="2.258cm"/>
    </style:style>
    <style:style style:name="co13" style:family="table-column">
      <style:table-column-properties fo:break-before="auto" style:column-width="2.3cm"/>
    </style:style>
    <style:style style:name="co14" style:family="table-column">
      <style:table-column-properties fo:break-before="auto" style:column-width="2.499cm"/>
    </style:style>
    <style:style style:name="co15" style:family="table-column">
      <style:table-column-properties fo:break-before="auto" style:column-width="2.341cm"/>
    </style:style>
    <style:style style:name="co16" style:family="table-column">
      <style:table-column-properties fo:break-before="auto" style:column-width="3.016cm"/>
    </style:style>
    <style:style style:name="co17" style:family="table-column">
      <style:table-column-properties fo:break-before="auto" style:column-width="3.5cm"/>
    </style:style>
    <style:style style:name="co18" style:family="table-column">
      <style:table-column-properties fo:break-before="auto" style:column-width="0.386cm"/>
    </style:style>
    <style:style style:name="co19" style:family="table-column">
      <style:table-column-properties fo:break-before="auto" style:column-width="4.42cm"/>
    </style:style>
    <style:style style:name="co20" style:family="table-column">
      <style:table-column-properties fo:break-before="auto" style:column-width="2.401cm"/>
    </style:style>
    <style:style style:name="co21" style:family="table-column">
      <style:table-column-properties fo:break-before="auto" style:column-width="1cm"/>
    </style:style>
    <style:style style:name="co22" style:family="table-column">
      <style:table-column-properties fo:break-before="auto" style:column-width="2.2cm"/>
    </style:style>
    <style:style style:name="co23" style:family="table-column">
      <style:table-column-properties fo:break-before="auto" style:column-width="1.452cm"/>
    </style:style>
    <style:style style:name="co24" style:family="table-column">
      <style:table-column-properties fo:break-before="auto" style:column-width="1.198cm"/>
    </style:style>
    <style:style style:name="co25" style:family="table-column">
      <style:table-column-properties fo:break-before="auto" style:column-width="0.499cm"/>
    </style:style>
    <style:style style:name="co26" style:family="table-column">
      <style:table-column-properties fo:break-before="auto" style:column-width="3.63cm"/>
    </style:style>
    <style:style style:name="co27" style:family="table-column">
      <style:table-column-properties fo:break-before="auto" style:column-width="12.801cm"/>
    </style:style>
    <style:style style:name="co28" style:family="table-column">
      <style:table-column-properties fo:break-before="auto" style:column-width="2.859cm"/>
    </style:style>
    <style:style style:name="co29" style:family="table-column">
      <style:table-column-properties fo:break-before="auto" style:column-width="2.424cm"/>
    </style:style>
    <style:style style:name="co30" style:family="table-column">
      <style:table-column-properties fo:break-before="auto" style:column-width="2.477cm"/>
    </style:style>
    <style:style style:name="co31" style:family="table-column">
      <style:table-column-properties fo:break-before="auto" style:column-width="2.995cm"/>
    </style:style>
    <style:style style:name="co32" style:family="table-column">
      <style:table-column-properties fo:break-before="auto" style:column-width="1.884cm"/>
    </style:style>
    <style:style style:name="co33" style:family="table-column">
      <style:table-column-properties fo:break-before="auto" style:column-width="2.505cm"/>
    </style:style>
    <style:style style:name="co34" style:family="table-column">
      <style:table-column-properties fo:break-before="auto" style:column-width="1.852cm"/>
    </style:style>
    <style:style style:name="co35" style:family="table-column">
      <style:table-column-properties fo:break-before="auto" style:column-width="2.051cm"/>
    </style:style>
    <style:style style:name="co36" style:family="table-column">
      <style:table-column-properties fo:break-before="auto" style:column-width="3.306cm"/>
    </style:style>
    <style:style style:name="co37" style:family="table-column">
      <style:table-column-properties fo:break-before="auto" style:column-width="3.357cm"/>
    </style:style>
    <style:style style:name="co38" style:family="table-column">
      <style:table-column-properties fo:break-before="auto" style:column-width="3.228cm"/>
    </style:style>
    <style:style style:name="co39" style:family="table-column">
      <style:table-column-properties fo:break-before="auto" style:column-width="5.5cm"/>
    </style:style>
    <style:style style:name="co40" style:family="table-column">
      <style:table-column-properties fo:break-before="auto" style:column-width="0.801cm"/>
    </style:style>
    <style:style style:name="co41" style:family="table-column">
      <style:table-column-properties fo:break-before="auto" style:column-width="0.721cm"/>
    </style:style>
    <style:style style:name="co42" style:family="table-column">
      <style:table-column-properties fo:break-before="auto" style:column-width="1.774cm"/>
    </style:style>
    <style:style style:name="co43" style:family="table-column">
      <style:table-column-properties fo:break-before="auto" style:column-width="0.6cm"/>
    </style:style>
    <style:style style:name="co44" style:family="table-column">
      <style:table-column-properties fo:break-before="auto" style:column-width="1.859cm"/>
    </style:style>
    <style:style style:name="co45" style:family="table-column">
      <style:table-column-properties fo:break-before="auto" style:column-width="2.54cm"/>
    </style:style>
    <style:style style:name="co46" style:family="table-column">
      <style:table-column-properties fo:break-before="auto" style:column-width="2.623cm"/>
    </style:style>
    <style:style style:name="co47" style:family="table-column">
      <style:table-column-properties fo:break-before="auto" style:column-width="2.498cm"/>
    </style:style>
    <style:style style:name="co48" style:family="table-column">
      <style:table-column-properties fo:break-before="auto" style:column-width="6.001cm"/>
    </style:style>
    <style:style style:name="co49" style:family="table-column">
      <style:table-column-properties fo:break-before="auto" style:column-width="1.49cm"/>
    </style:style>
    <style:style style:name="co50" style:family="table-column">
      <style:table-column-properties fo:break-before="auto" style:column-width="5.9cm"/>
    </style:style>
    <style:style style:name="co51" style:family="table-column">
      <style:table-column-properties fo:break-before="auto" style:column-width="0.774cm"/>
    </style:style>
    <style:style style:name="co52" style:family="table-column">
      <style:table-column-properties fo:break-before="auto" style:column-width="3.874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0.199cm" fo:break-before="auto" style:use-optimal-row-height="fals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3"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44"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45" style:family="table-cell" style:parent-style-name="Default">
      <style:table-cell-properties fo:background-color="#e6e6ff"/>
      <style:text-properties style:font-name="Linux Biolinum G1" fo:font-size="11pt" style:font-size-asian="11pt" style:font-size-complex="11pt"/>
    </style:style>
    <style:style style:name="ce46" style:family="table-cell" style:parent-style-name="Default">
      <style:table-cell-properties fo:background-color="#e6e6ff"/>
      <style:text-properties style:font-name="Tahoma" fo:font-size="11pt" style:font-size-asian="11pt" style:font-size-complex="11pt"/>
    </style:style>
    <style:style style:name="ce48" style:family="table-cell" style:parent-style-name="Default">
      <style:table-cell-properties fo:background-color="#e6e6ff"/>
      <style:text-properties style:font-name="Linux Biolinum G1" fo:font-size="11pt" fo:font-weight="bold" style:font-size-asian="11pt" style:font-size-complex="11pt" style:font-weight-complex="bold"/>
    </style:style>
    <style:style style:name="ce6" style:family="table-cell" style:parent-style-name="Default">
      <style:table-cell-properties fo:background-color="#e6e6ff"/>
      <style:text-properties style:font-name="Linux Biolinum G1" fo:font-size="11pt" fo:language="es" fo:country="ES" style:font-size-asian="11pt" style:font-size-complex="11pt"/>
    </style:style>
    <style:style style:name="ce10" style:family="table-cell" style:parent-style-name="Default">
      <style:table-cell-properties fo:background-color="#fffacd"/>
      <style:text-properties style:font-name="Linux Biolinum G1" fo:font-size="11pt" style:font-size-asian="11pt" style:font-size-complex="11pt"/>
    </style:style>
    <style:style style:name="ce8"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71"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56" style:family="table-cell" style:parent-style-name="Default">
      <style:text-properties style:font-name="Linux Biolinum G1" fo:font-size="11pt" style:font-size-asian="11pt" style:font-size-complex="11pt"/>
    </style:style>
    <style:style style:name="ce60"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3"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14"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65" style:family="table-cell" style:parent-style-name="Default" style:data-style-name="N20037">
      <style:text-properties style:font-name="Linux Biolinum G1" fo:font-size="11pt" style:font-size-asian="11pt" style:font-size-complex="11pt"/>
    </style:style>
    <style:style style:name="ce28" style:family="table-cell" style:parent-style-name="Default">
      <style:table-cell-properties fo:background-color="#fffacd"/>
      <style:text-properties style:font-name="Linux Biolinum G1" fo:font-size="11pt" fo:font-weight="normal" style:font-size-asian="11pt" style:font-weight-asian="normal" style:font-size-complex="11pt" style:font-weight-complex="normal"/>
    </style:style>
    <style:style style:name="ce93" style:family="table-cell" style:parent-style-name="Default">
      <style:table-cell-properties fo:background-color="#fffacd"/>
    </style:style>
    <style:style style:name="ce67"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68"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24" style:family="table-cell" style:parent-style-name="Default">
      <style:table-cell-properties fo:background-color="#fffacd" style:text-align-source="fix" style:repeat-content="false"/>
      <style:paragraph-properties fo:text-align="start" fo:margin-left="0cm"/>
      <style:text-properties style:font-name="Linux Biolinum G1" fo:font-size="11pt" style:font-size-asian="11pt" style:font-size-complex="11pt"/>
    </style:style>
    <style:style style:name="ce15" style:family="table-cell" style:parent-style-name="EntradaFormulaQuimica">
      <style:table-cell-properties style:cell-protect="none" style:print-content="true"/>
    </style:style>
    <style:style style:name="ce7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23" style:family="table-cell" style:parent-style-name="DatoTexto">
      <style:text-properties style:font-size-asian="11pt" style:font-size-complex="11pt"/>
    </style:style>
    <style:style style:name="ce73" style:family="table-cell" style:parent-style-name="DatoEntrada" style:data-style-name="N20000">
      <style:text-properties style:font-name="Linux Biolinum G1" fo:font-size="11pt" style:font-size-asian="11pt" style:font-size-complex="11pt"/>
    </style:style>
    <style:style style:name="ce78"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54"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27" style:family="table-cell" style:parent-style-name="DatoEntrada" style:data-style-name="N20000">
      <style:table-cell-properties style:cell-protect="none" style:print-content="true" style:text-align-source="value-type" style:repeat-content="false"/>
      <style:text-properties style:font-name="Linux Biolinum G1"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75" style:family="table-cell" style:parent-style-name="Default">
      <style:table-cell-properties fo:background-color="#e6e6ff"/>
    </style:style>
    <style:style style:name="ce74" style:family="table-cell" style:parent-style-name="Default">
      <style:table-cell-properties fo:background-color="#e6e6ff"/>
      <style:text-properties style:font-name="Linux Biolinum G1" fo:font-size="11pt" fo:language="gl" fo:country="ES" style:font-size-asian="11pt" style:font-size-complex="11pt"/>
    </style:style>
    <style:style style:name="ce79" style:family="table-cell" style:parent-style-name="Default">
      <style:table-cell-properties fo:background-color="#e6e6ff"/>
      <style:text-properties style:font-name="Tahoma" fo:font-size="11pt" fo:language="es" fo:country="ES" style:font-size-asian="11pt" style:font-size-complex="11pt"/>
    </style:style>
    <style:style style:name="ce47"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51"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9" style:family="table-cell" style:parent-style-name="Default">
      <style:table-cell-properties fo:background-color="#9966cc"/>
      <style:text-properties style:font-name="Linux Biolinum G1" fo:font-size="11pt" style:font-size-asian="11pt" style:font-size-complex="11pt"/>
    </style:style>
    <style:style style:name="ce50" style:family="table-cell" style:parent-style-name="Default">
      <style:table-cell-properties fo:background-color="#e6e6ff" style:text-align-source="fix" style:repeat-content="false"/>
      <style:paragraph-properties fo:text-align="start" fo:margin-left="0cm"/>
      <style:text-properties style:font-name="Linux Biolinum G1" fo:font-size="11pt" fo:font-weight="bold" style:font-size-asian="11pt" style:font-weight-asian="bold" style:font-size-complex="11pt" style:font-weight-complex="bold"/>
    </style:style>
    <style:style style:name="ce55" style:family="table-cell" style:parent-style-name="DatoEntrada">
      <style:text-properties style:font-name="Linux Biolinum G1" fo:font-size="11pt" style:font-size-asian="11pt" style:font-size-complex="11pt"/>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104" style:family="table-cell" style:parent-style-name="Desplegable">
      <style:table-cell-properties style:text-align-source="fix" style:repeat-content="false" style:vertical-align="middle"/>
      <style:paragraph-properties fo:text-align="center"/>
      <style:text-properties style:font-name="Linux Biolinum G1" fo:font-size="11pt" style:font-size-asian="11pt" style:font-size-complex="11pt"/>
    </style:style>
    <style:style style:name="ce86" style:family="table-cell" style:parent-style-name="Default">
      <style:table-cell-properties fo:background-color="#e6e6fa"/>
    </style:style>
    <style:style style:name="ce5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9" style:family="table-cell" style:parent-style-name="Default" style:data-style-name="N20100">
      <style:table-cell-properties fo:background-color="#e6e6ff"/>
      <style:text-properties style:font-name="Linux Biolinum G1" fo:font-size="11pt" style:font-size-asian="11pt" style:font-size-complex="11pt"/>
    </style:style>
    <style:style style:name="ce64" style:family="table-cell" style:parent-style-name="Default" style:data-style-name="N20037">
      <style:table-cell-properties fo:background-color="#e6e6ff"/>
      <style:text-properties style:font-name="Linux Biolinum G1" fo:font-size="11pt" style:font-size-asian="11pt" style:font-size-complex="11pt"/>
    </style:style>
    <style:style style:name="ce97"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e6e6fa"/>
      <style:text-properties style:font-name="Linux Biolinum G1"/>
    </style:style>
    <style:style style:name="ce128" style:family="table-cell" style:parent-style-name="DatoEntrada">
      <style:table-cell-properties style:cell-protect="none" style:print-content="true"/>
      <style:text-properties style:font-name="Linux Biolinum G1" fo:font-size="11pt" style:font-size-asian="11pt" style:font-size-complex="11pt"/>
    </style:style>
    <style:style style:name="ce62" style:family="table-cell" style:parent-style-name="DatoEntrada">
      <style:table-cell-properties fo:background-color="#9966cc"/>
      <style:text-properties style:font-name="Linux Biolinum G1" fo:font-size="11pt" style:font-size-asian="11pt" style:font-size-complex="11pt"/>
    </style:style>
    <style:style style:name="ce61" style:family="table-cell" style:parent-style-name="DatoEntrada">
      <style:table-cell-properties style:cell-protect="none" style:print-content="true"/>
      <style:text-properties style:font-name="Linux Biolinum G1" fo:font-size="11pt" style:font-size-asian="11pt" style:font-size-complex="11pt"/>
    </style:style>
    <style:style style:name="ce70" style:family="table-cell" style:parent-style-name="Default">
      <style:table-cell-properties fo:background-color="#e6e6ff"/>
      <style:text-properties style:font-name="Linux Biolinum G1" fo:font-size="11pt" style:font-size-asian="11pt" style:font-name-complex="Lucida Sans Unicode" style:font-size-complex="11pt"/>
    </style:style>
    <style:style style:name="ce88"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106"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07"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6" style:family="table-cell" style:parent-style-name="Default">
      <style:table-cell-properties fo:background-color="#fffacd"/>
      <style:text-properties style:font-size-asian="10pt" style:font-size-complex="10pt"/>
    </style:style>
    <style:style style:name="ce109" style:family="table-cell" style:parent-style-name="Default">
      <style:table-cell-properties fo:background-color="#e6e6fa" style:text-align-source="fix" style:repeat-content="false"/>
      <style:paragraph-properties fo:text-align="center" fo:margin-left="0cm"/>
    </style:style>
    <style:style style:name="ce11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99" style:family="table-cell" style:parent-style-name="Default">
      <style:table-cell-properties fo:background-color="#fffacd"/>
      <style:text-properties style:font-name="Linux Biolinum G1" fo:font-size="11pt" fo:font-weight="normal" style:font-size-asian="11pt" style:font-size-complex="11pt" style:font-weight-complex="normal"/>
    </style:style>
    <style:style style:name="ce52" style:family="table-cell" style:parent-style-name="Default">
      <style:table-cell-properties fo:background-color="#bce4e5"/>
      <style:text-properties style:font-name="Linux Biolinum G1"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66"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130" style:family="table-cell" style:parent-style-name="Desplegable">
      <style:text-properties style:font-name="Linux Biolinum G1" fo:font-size="11pt"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style>
    <style:style style:name="ce77" style:family="table-cell" style:parent-style-name="Default" style:data-style-name="N20000">
      <style:table-cell-properties fo:background-color="#e6e6ff"/>
      <style:text-properties style:font-name="Linux Biolinum G1" fo:font-size="11pt" style:font-size-asian="11pt" style:font-size-complex="11pt"/>
    </style:style>
    <style:style style:name="ce134"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1"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143" style:family="table-cell" style:parent-style-name="Default">
      <style:table-cell-properties fo:background-color="#9966cc" style:text-align-source="fix" style:repeat-content="false"/>
      <style:paragraph-properties fo:text-align="end" fo:margin-left="0cm"/>
      <style:text-properties style:font-name="Linux Biolinum G1" fo:font-size="11pt" style:font-size-asian="11pt" style:font-size-complex="11pt"/>
    </style:style>
    <style:style style:name="ce144" style:family="table-cell" style:parent-style-name="Ocultar">
      <style:text-properties style:font-name="Linux Biolinum G1"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154"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15"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1"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13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1"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120" style:family="table-cell" style:parent-style-name="DatoEntrada">
      <style:table-cell-properties style:cell-protect="none" style:print-content="true"/>
    </style:style>
    <style:style style:name="ce121" style:family="table-cell" style:parent-style-name="DatoEntrada" style:data-style-name="N20081">
      <style:table-cell-properties style:cell-protect="none" style:print-content="true"/>
    </style:style>
    <style:style style:name="ce119"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38"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1"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148" style:family="table-cell" style:parent-style-name="Default">
      <style:table-cell-properties fo:background-color="transparent"/>
      <style:text-properties style:font-name="Linux Biolinum G1" fo:font-size="11pt" style:font-size-asian="11pt" style:font-size-complex="11pt"/>
    </style:style>
    <style:style style:name="ce220" style:family="table-cell" style:parent-style-name="Desplegable">
      <style:table-cell-properties style:text-align-source="fix" style:repeat-content="false"/>
      <style:paragraph-properties fo:text-align="center" fo:margin-left="0cm"/>
    </style:style>
    <style:style style:name="ce228"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1" fo:font-size="11pt" style:font-size-asian="11pt" style:font-size-complex="11pt"/>
    </style:style>
    <style:style style:name="ce105"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tyle-asian="italic" style:font-size-complex="11pt" style:font-style-complex="italic"/>
    </style:style>
    <style:style style:name="ce196" style:family="table-cell" style:parent-style-name="Default" style:data-style-name="N20080">
      <style:table-cell-properties style:cell-protect="hidden-and-protected" style:print-content="true"/>
      <style:text-properties style:font-name="Linux Biolinum G1"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1" fo:font-size="11pt"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71"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1" fo:font-size="11pt" style:font-size-asian="11pt" style:font-size-complex="11pt"/>
    </style:style>
    <style:style style:name="ce277"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9"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1"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24" style:family="table-cell" style:parent-style-name="Default" style:data-style-name="N20000">
      <style:text-properties style:font-name="Linux Biolinum G1"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1"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1" fo:font-size="11pt" style:font-size-asian="11pt" style:font-size-complex="11pt"/>
    </style:style>
    <style:style style:name="ce238" style:family="table-cell" style:parent-style-name="Default">
      <style:table-cell-properties style:cell-protect="hidden-and-protected" style:print-content="true" style:text-align-source="fix" style:repeat-content="false"/>
      <style:paragraph-properties fo:text-align="end" fo:margin-left="0cm"/>
    </style:style>
    <style:style style:name="ce239"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46"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48" style:family="table-cell" style:parent-style-name="Default" style:data-style-name="N20000"/>
    <style:style style:name="ce249"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339" style:family="table-cell" style:parent-style-name="Default">
      <style:table-cell-properties fo:background-color="#e0efd4"/>
      <style:text-properties style:font-name="Linux Biolinum G1" fo:font-size="11pt" style:font-size-asian="11pt" style:font-size-complex="11pt"/>
    </style:style>
    <style:style style:name="ce34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17" style:family="table-cell" style:parent-style-name="Default">
      <style:table-cell-properties fo:background-color="#fcd4d1"/>
      <style:text-properties style:font-name="Linux Biolinum G1" fo:font-size="11pt" style:font-size-asian="11pt" style:font-size-complex="11pt"/>
    </style:style>
    <style:style style:name="ce256"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51"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252"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55"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24"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177"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name-asian="Linux Biolinum G3" style:font-size-asian="32pt" style:font-name-complex="Linux Biolinum G3" style:font-size-complex="32pt"/>
    </style:style>
    <style:style style:name="ce283"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5"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59"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58" style:family="table-cell" style:parent-style-name="Default" style:data-style-name="N2008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97"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61" style:family="table-cell" style:parent-style-name="Default">
      <style:table-cell-properties fo:border-bottom="0.74pt solid #000000" fo:background-color="#e0efd4" style:text-align-source="fix" style:repeat-content="false" fo:border-left="none" fo:border-right="none" fo:border-top="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62"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04" style:family="table-cell" style:parent-style-name="Default">
      <style:table-cell-properties fo:background-color="#e0efd4"/>
      <style:text-properties style:font-name="Linux Biolinum G1" fo:font-size="11pt" style:font-size-asian="11pt" style:font-size-complex="11pt"/>
      <style:map style:condition="is-true-formula([.$Y$6])" style:apply-style-name="Numerador" style:base-cell-address="Periodo.D17"/>
    </style:style>
    <style:style style:name="ce303"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Y$4])" style:apply-style-name="Numerador" style:base-cell-address="Periodo.D18"/>
    </style:style>
    <style:style style:name="ce265"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9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Z$15])" style:apply-style-name="Numerador" style:base-cell-address="Periodo.D21"/>
    </style:style>
    <style:style style:name="ce26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iodo.D24"/>
    </style:style>
    <style:style style:name="ce25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71" style:family="table-cell" style:parent-style-name="Numerador">
      <style:paragraph-properties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5])" style:apply-style-name="Numerador" style:base-cell-address="Periodo.D30"/>
    </style:style>
    <style:style style:name="ce282" style:family="table-cell" style:parent-style-name="Default" style:data-style-name="N20000">
      <style:table-cell-properties fo:background-color="#e0efd4"/>
      <style:text-properties style:font-name="Linux Biolinum G1" fo:font-size="11pt" style:font-size-asian="11pt" style:font-size-complex="11pt"/>
    </style:style>
    <style:style style:name="ce2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4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4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286"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6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274"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388" style:family="table-cell" style:parent-style-name="Default">
      <style:table-cell-properties fo:border-bottom="0.74pt solid #000000" fo:background-color="#e0efd4" style:text-align-source="fix" style:repeat-content="false" fo:border-left="none" fo:border-right="none" fo:border-top="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29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4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Y$6])" style:apply-style-name="Numerador" style:base-cell-address="Periodo.D17"/>
    </style:style>
    <style:style style:name="ce340"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Y$4])" style:apply-style-name="Numerador" style:base-cell-address="Periodo.D18"/>
    </style:style>
    <style:style style:name="ce250"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85"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Z$15])" style:apply-style-name="Numerador" style:base-cell-address="Periodo.D21"/>
    </style:style>
    <style:style style:name="ce329"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iodo.D24"/>
    </style:style>
    <style:style style:name="ce400"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5])" style:apply-style-name="Numerador" style:base-cell-address="Periodo.D30"/>
    </style:style>
    <style:style style:name="ce298"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15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272"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33"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1" fo:font-size="11pt" style:font-size-asian="11pt" style:font-size-complex="11pt"/>
    </style:style>
    <style:style style:name="ce334"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9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42"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75"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normal" style:font-size-asian="11pt" style:font-style-asian="normal" style:font-size-complex="11pt" style:font-style-complex="normal"/>
    </style:style>
    <style:style style:name="ce31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7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68"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28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1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332"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37" style:family="table-cell" style:parent-style-name="Default" style:data-style-name="N20000">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2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16"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fffacd"/>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90"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403"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92"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48" style:family="table-cell" style:parent-style-name="Default">
      <style:table-cell-properties style:text-align-source="fix" style:repeat-content="false"/>
      <style:paragraph-properties fo:text-align="end" fo:margin-left="0cm"/>
    </style:style>
    <style:style style:name="ce402"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1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1" fo:font-size="11pt" style:font-size-asian="11pt" style:font-size-complex="11pt"/>
    </style:style>
    <style:style style:name="ce39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41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413"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3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5" style:family="table-cell" style:parent-style-name="Default">
      <style:table-cell-properties fo:background-color="#e0efd4"/>
      <style:text-properties style:font-name="Linux Biolinum G1" fo:font-size="11pt" style:font-size-asian="11pt" style:font-size-complex="11pt"/>
      <style:map style:condition="is-true-formula(NOT([.$V$12]))" style:apply-style-name="Numerador" style:base-cell-address="Altura.C13"/>
    </style:style>
    <style:style style:name="ce23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V$12]))" style:apply-style-name="Numerador" style:base-cell-address="Altura.C13"/>
    </style:style>
    <style:style style:name="ce284"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40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7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7" style:family="table-cell" style:parent-style-name="Default">
      <style:table-cell-properties fo:background-color="#e0efd4"/>
      <style:text-properties style:font-name="Linux Biolinum G1" fo:font-size="11pt" fo:font-style="normal"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map style:condition="is-true-formula(NOT([.$V$12]))" style:apply-style-name="Numerador" style:base-cell-address="Altura.C13"/>
    </style:style>
    <style:style style:name="ce427"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V$12]))" style:apply-style-name="Numerador" style:base-cell-address="Altura.C13"/>
    </style:style>
    <style:style style:name="ce26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171"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462" style:family="table-cell" style:parent-style-name="Default">
      <style:table-cell-properties fo:background-color="#ffffff"/>
      <style:text-properties style:font-name="Linux Biolinum G1" fo:font-size="11pt" style:font-size-asian="11pt" style:font-size-complex="11pt"/>
    </style:style>
    <style:style style:name="ce43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477"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32" style:family="table-cell" style:parent-style-name="Default">
      <style:table-cell-properties fo:background-color="#e0efd4"/>
      <style:text-properties style:font-name="Linux Biolinum G1" fo:font-size="11pt" fo:language="es" fo:country="ES" fo:font-weight="bold" style:font-size-asian="11pt" style:font-weight-asian="bold" style:font-size-complex="11pt" style:font-weight-complex="bold"/>
    </style:style>
    <style:style style:name="ce479"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U$6]))" style:apply-style-name="Numerador" style:base-cell-address="Peso.C13"/>
    </style:style>
    <style:style style:name="ce264"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481"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T$12];[.$U$6])))" style:apply-style-name="Numerador" style:base-cell-address="Peso.F19"/>
    </style:style>
    <style:style style:name="ce482"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OR([.$T$8];[.$U$6])))" style:apply-style-name="Numerador" style:base-cell-address="Peso.G13"/>
    </style:style>
    <style:style style:name="ce45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T$12]))" style:apply-style-name="Numerador" style:base-cell-address="Peso.G16"/>
    </style:style>
    <style:style style:name="ce43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4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T$12];[.$U$6])))" style:apply-style-name="Numerador" style:base-cell-address="Peso.F19"/>
    </style:style>
    <style:style style:name="ce441"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20099">
      <style:text-properties style:font-name="Linux Biolinum G1" fo:font-size="11pt" style:font-size-asian="11pt" style:font-size-complex="11pt"/>
    </style:style>
    <style:style style:name="ce48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name-asian="Linux Biolinum G" style:font-size-asian="32pt" style:font-style-asian="italic" style:font-name-complex="Linux Biolinum G" style:font-size-complex="32pt" style:font-style-complex="italic"/>
    </style:style>
    <style:style style:name="ce41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italic" style:font-size-asian="11pt" style:font-style-asian="italic" style:font-size-complex="11pt" style:font-style-complex="italic"/>
    </style:style>
    <style:style style:name="ce490"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Y$4])" style:apply-style-name="Numerador" style:base-cell-address="Energia.D14"/>
    </style:style>
    <style:style style:name="ce491"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Y$2]))" style:apply-style-name="Numerador" style:base-cell-address="Energia.D17"/>
    </style:style>
    <style:style style:name="ce396"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Segoe UI2" style:font-size-asian="11pt" style:language-asian="zxx" style:country-asian="none" style:font-style-asian="italic" style:font-weight-asian="normal" style:font-name-complex="Segoe UI2" style:font-size-complex="11pt" style:language-complex="zxx" style:country-complex="none" style:font-style-complex="italic" style:font-weight-complex="normal" style:text-emphasize="none" style:font-relief="none" style:text-overline-style="none" style:text-overline-color="font-color"/>
    </style:style>
    <style:style style:name="ce457" style:family="table-cell" style:parent-style-name="Default">
      <style:table-cell-properties fo:background-color="#e0efd4"/>
      <style:text-properties style:font-name="Linux Biolinum G1" fo:font-size="11pt" style:font-size-asian="11pt" style:font-size-complex="11pt"/>
      <style:map style:condition="is-true-formula(NOT([.$Y$2]))" style:apply-style-name="Numerador" style:base-cell-address="Energia.D17"/>
    </style:style>
    <style:style style:name="ce494"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56" style:family="table-cell" style:parent-style-name="Default" style:data-style-name="N20099">
      <style:table-cell-properties fo:background-color="#e0efd4"/>
      <style:text-properties style:font-name="Linux Biolinum G1" fo:font-size="11pt" style:font-size-asian="11pt" style:font-size-complex="11pt"/>
    </style:style>
    <style:style style:name="ce496"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style>
    <style:style style:name="ce398"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font-relief="none" style:text-overline-style="none" style:text-overline-color="font-color"/>
    </style:style>
    <style:style style:name="ce498"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Y$4])" style:apply-style-name="Numerador" style:base-cell-address="Energia.D14"/>
    </style:style>
    <style:style style:name="ce293"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460"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NOT(OR([.$Y$2];NOT([.$X$2]))))" style:apply-style-name="Numerador" style:base-cell-address="Energia.H17"/>
    </style:style>
    <style:style style:name="ce453" style:family="table-cell" style:parent-style-name="Default" style:data-style-name="N20000">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Z$4])" style:apply-style-name="Numerador" style:base-cell-address="Energia.H22"/>
    </style:style>
    <style:style style:name="ce463"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426" style:family="table-cell" style:parent-style-name="Default">
      <style:table-cell-properties fo:border-bottom="0.99pt solid #000000" fo:background-color="#e0efd4" fo:border-left="none" fo:border-right="none" fo:border-top="none"/>
      <style:text-properties style:font-name="Linux Biolinum G1" fo:font-size="11pt" style:font-size-asian="11pt" style:font-size-complex="11pt"/>
    </style:style>
    <style:style style:name="ce376"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377"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2"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5.09999990463257pt" style:language-asian="zxx" style:country-asian="none" style:font-style-asian="normal" style:font-weight-asian="normal" style:font-name-complex="Segoe UI2"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Arrow" draw:marker-start-width="0.2cm" draw:marker-start-center="false" draw:fill="solid" draw:fill-color="#ffffc0" draw:auto-grow-height="true" draw:auto-grow-width="false" fo:min-height="3.102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1" draw:marker-start-width="0.2cm" draw:marker-start-center="false" draw:fill="solid" draw:fill-color="#ffffc0" draw:auto-grow-height="true" draw:auto-grow-width="false" fo:max-width="12cm" fo:min-height="0.791cm" fo:min-width="2.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2"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5.09999990463257pt" style:language-asian="zxx" style:country-asian="none" style:font-style-asian="normal" style:font-weight-asian="normal" style:font-name-complex="Segoe UI2"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Segoe UI2"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5.09999990463257pt" style:language-asian="zxx" style:country-asian="none" style:font-style-asian="normal" style:font-weight-asian="normal" style:font-name-complex="Segoe UI2"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2" style:font-size-asian="11pt" style:language-asian="zxx" style:country-asian="none" style:font-style-asian="normal" style:font-weight-asian="normal" style:font-name-complex="Segoe UI2"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1" style:font-name-asian="Segoe UI1" style:font-name-complex="Segoe UI1"/>
    </style:style>
    <style:style style:name="T6" style:family="text">
      <style:text-properties style:font-name="Linux Biolinum G1" style:font-name-asian="Linux Biolinum G1" style:font-name-complex="Linux Biolinum G1"/>
    </style:style>
    <style:style style:name="T7" style:family="text">
      <style:text-properties style:text-underline-style="solid" style:text-underline-width="auto" style:text-underline-color="font-color" style:text-overline-style="solid" style:text-overline-width="auto" style:text-overline-color="font-color"/>
    </style:style>
    <style:style style:name="T8" style:family="text">
      <style:text-properties style:font-name="Linux Biolinum G1"/>
    </style:style>
    <style:style style:name="T9" style:family="text">
      <style:text-properties style:font-size-asian="10pt" style:font-size-complex="10pt"/>
    </style:style>
    <style:style style:name="T10" style:family="text">
      <style:text-properties style:font-name="Linux Biolinum G"/>
    </style:style>
    <style:style style:name="T11" style:family="text">
      <style:text-properties fo:font-style="italic" style:font-style-asian="italic" style:font-style-complex="italic"/>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87:$Introd.$A$88])"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P2">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Introd.B31">
          <table:error-message table:message-type="stop" table:display="true"/>
        </table:content-validation>
        <table:content-validation table:name="val5" table:condition="of:cell-content-is-in-list([$Enunciado.$AE$3:$Enunciado.$AE$4])" table:allow-empty-cell="false" table:display-list="unsorted" table:base-cell-address="Introd.G30">
          <table:error-message table:message-type="stop" table:display="true"/>
        </table:content-validation>
        <table:content-validation table:name="val6" table:condition="of:cell-content-is-in-list([$Enunciado.$V$3:$Enunciado.$V$4])" table:allow-empty-cell="false" table:display-list="unsorted" table:base-cell-address="Introd.C6">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C6">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false" table:display-list="unsorted" table:base-cell-address="Enunciado.F6">
          <table:error-message table:message-type="stop" table:display="true"/>
        </table:content-validation>
        <table:content-validation table:name="val13" table:condition="of:cell-content-is-in-list([$Enunciado.$AA$3:$Enunciado.$AA$8])" table:allow-empty-cell="fals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F14">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H17">
          <table:error-message table:message-type="stop" table:display="true"/>
        </table:content-validation>
        <table:content-validation table:name="val18" table:condition="of:cell-content-is-in-list([$Enunciado.$K$48:$Enunciado.$K$49])" table:allow-empty-cell="true" table:display-list="unsorted" table:base-cell-address="Enunciado.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ce76"/>
        <table:table-column table:style-name="co8" table:default-cell-style-name="ce56"/>
        <table:table-column table:style-name="co7" table:default-cell-style-name="ce56"/>
        <table:table-column table:style-name="co9" table:default-cell-style-name="ce56"/>
        <table:table-column table:style-name="co10" table:default-cell-style-name="ce56"/>
        <table:table-column table:style-name="co11" table:default-cell-style-name="ce56"/>
        <table:table-column table:style-name="co10" table:default-cell-style-name="ce56"/>
        <table:table-column table:style-name="co12" table:number-columns-repeated="51" table:default-cell-style-name="ce56"/>
        <table:table-row table:style-name="ro1">
          <table:table-cell table:style-name="ce43" office:value-type="string" calcext:value-type="string">
            <text:p>Advertencia</text:p>
          </table:table-cell>
          <table:table-cell table:style-name="ce45" table:number-columns-repeated="4"/>
          <table:table-cell table:style-name="ce45" office:value-type="string" calcext:value-type="string">
            <text:p>Ir a…</text:p>
          </table:table-cell>
          <table:table-cell table:style-name="ce69"/>
          <table:table-cell table:style-name="ce45" table:number-columns-repeated="7"/>
          <table:table-cell table:style-name="ce45" office:value-type="float" office:value="1" calcext:value-type="float">
            <text:p>1</text:p>
          </table:table-cell>
          <table:table-cell table:style-name="ce45" table:number-columns-repeated="2"/>
          <table:table-cell table:number-columns-repeated="9"/>
          <table:table-cell table:style-name="Default"/>
          <table:table-cell table:number-columns-repeated="37"/>
        </table:table-row>
        <table:table-row table:style-name="ro1">
          <table:table-cell table:style-name="ce43"/>
          <table:table-cell table:style-name="ce45" table:number-columns-repeated="3"/>
          <table:table-cell table:style-name="ce68"/>
          <table:table-cell table:style-name="ce10" office:value-type="string" calcext:value-type="string">
            <text:p><text:a xlink:href="#Enunciado" xlink:type="simple">Enunciado</text:a></text:p>
          </table:table-cell>
          <table:table-cell table:style-name="ce69"/>
          <table:table-cell table:style-name="ce45" table:number-columns-repeated="10"/>
          <table:table-cell table:number-columns-repeated="9"/>
          <table:table-cell table:style-name="Default"/>
          <table:table-cell table:number-columns-repeated="37"/>
        </table:table-row>
        <table:table-row table:style-name="ro1">
          <table:table-cell table:style-name="ce44" office:value-type="string" calcext:value-type="string">
            <text:p>Este documento contiene macros asociadas a</text:p>
          </table:table-cell>
          <table:table-cell table:style-name="ce45" table:number-columns-repeated="2"/>
          <table:table-cell table:style-name="ce10" office:value-type="string" calcext:value-type="string">
            <text:p><text:span text:style-name="T4"><text:a xlink:href="#DescrFunc" xlink:type="simple">funciones</text:a></text:span></text:p>
          </table:table-cell>
          <table:table-cell table:style-name="ce68"/>
          <table:table-cell table:style-name="ce24" office:value-type="string" calcext:value-type="string">
            <text:p><text:a xlink:href="#Ayuda" xlink:type="simple">Ayuda</text:a></text:p>
          </table:table-cell>
          <table:table-cell table:style-name="ce69"/>
          <table:table-cell table:style-name="ce45" table:number-columns-repeated="10"/>
          <table:table-cell table:number-columns-repeated="47"/>
        </table:table-row>
        <table:table-row table:style-name="ro1">
          <table:table-cell table:style-name="ce45" office:value-type="string" calcext:value-type="string">
            <text:p>Si los cálculos no funcionan, haga clic en el menú</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 LibreOffice → Seguridad → Seguridad de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y ponga la seguridad en «Medio».</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Cierre el documento y vuelva a abrirlo activando las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Esto hace más vulnerable el ordenador.</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i se ha descargado esta hoja de:</text:p>
          </table:table-cell>
          <table:table-cell table:style-name="ce45"/>
          <table:table-cell table:style-name="ce28" office:value-type="string" calcext:value-type="string">
            <text:p><text:a xlink:href="http://www.xente.mundo-r.com/alfonbarba/CalculoEs.html" xlink:type="simple">Hojas de cálculo</text:a></text:p>
          </table:table-cell>
          <table:table-cell table:style-name="ce45"/>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las macros que hay sólo desarrollan una serie de funciones para manejar formatos de número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y no son peligrosas. Si la ha descargado de otro lado, no garantizo su seguridad.</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8" office:value-type="string" calcext:value-type="string">
            <text:p>Instruc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Haga una copia de seguridad de este documento antes de empezar a usarl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8" office:value-type="string" calcext:value-type="string">
            <text:p>¡No copie nunca una celda de Menú (fondo salmón) en otra! Desaparecerán los menú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Si no ha hecho la copia de seguridad, la única solución es</text:p>
          </table:table-cell>
          <table:table-cell table:style-name="ce45" table:number-columns-repeated="2"/>
          <table:table-cell table:style-name="ce10" office:value-type="string" calcext:value-type="string">
            <text:p><text:a xlink:href="http://www.xente.mundo-r.com/alfonbarba/CalculoEs.html" xlink:type="simple">descargar</text:a></text:p>
          </table:table-cell>
          <table:table-cell table:style-name="ce45" office:value-type="string" calcext:value-type="string">
            <text:p>de nuevo este documento.</text:p>
          </table:table-cell>
          <table:table-cell table:style-name="ce4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6" office:value-type="string" calcext:value-type="string">
            <text:p>Haga clic abajo en la pestaña Enunciado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10" office:value-type="string" calcext:value-type="string">
            <text:p><text:a xlink:href="#Enunciado" xlink:type="simple">Enunciado</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Teclee los datos en las celdas de color blanco y borde azul</text:p>
          </table:table-cell>
          <table:table-cell table:style-name="ce45" table:number-columns-repeated="2"/>
          <table:table-cell table:style-name="DatoEntrada"/>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Elija alguna de las opciones en las celdas de color salmón</text:p>
          </table:table-cell>
          <table:table-cell table:style-name="ce45" table:number-columns-repeated="2"/>
          <table:table-cell table:style-name="Desplegable" table:content-validation-name="val1"/>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Para más ayuda, haga clic abajo en la pestaña Ayuda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93" office:value-type="string" calcext:value-type="string">
            <text:p><text:a xlink:href="#NotasAyuda" xlink:type="simple">Ayuda</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Aclara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5" office:value-type="string" calcext:value-type="string">
            <text:p>Para ver bien los subíndices o superíndices se necesita una fuente UNICODE.</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un tipo de letra que contiene más símbolos que los normal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Este documento utiliza las fuentes Linux Biolinum G que agrupa las cifras de tres en tres</text:p>
          </table:table-cell>
          <table:table-cell table:style-name="ce45" table:number-columns-repeated="4"/>
          <table:table-cell table:style-name="ce45" office:value-type="float" office:value="1234567890" calcext:value-type="float">
            <text:p>1234567890</text:p>
          </table:table-cell>
          <table:table-cell table:style-name="ce69"/>
          <table:table-cell table:style-name="ce45" table:number-columns-repeated="10"/>
          <table:table-cell table:number-columns-repeated="47"/>
        </table:table-row>
        <table:table-row table:style-name="ro1">
          <table:table-cell table:style-name="ce10"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45" table:number-columns-repeated="4"/>
          <table:table-cell table:style-name="ce15" office:value-type="string" calcext:value-type="string">
            <text:p>H_3O^+<text:span text:style-name="T5"> </text:span></text:p>
          </table:table-cell>
          <table:table-cell table:style-name="ce69" office:value-type="string" calcext:value-type="string">
            <text:p>H_3O^+</text:p>
          </table:table-cell>
          <table:table-cell table:style-name="ce45" table:number-columns-repeated="10"/>
          <table:table-cell table:number-columns-repeated="47"/>
        </table:table-row>
        <table:table-row table:style-name="ro1">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en alguna celda habrá que revisar los menús desplegables.</text:p>
          </table:table-cell>
          <table:table-cell table:style-name="ce45" table:number-columns-repeated="3"/>
          <table:table-cell table:style-name="ce69"/>
          <table:table-cell table:style-name="ce45" table:number-columns-repeated="10"/>
          <table:table-cell table:number-columns-repeated="47"/>
        </table:table-row>
        <table:table-row table:style-name="ro1">
          <table:table-cell table:style-name="ce45" office:value-type="string" calcext:value-type="string">
            <text:p>Lo más probable es que queden opciones de un problema anterior que ya no son válidas </text:p>
          </table:table-cell>
          <table:table-cell table:style-name="ce45" table:number-columns-repeated="2"/>
          <table:table-cell table:style-name="ce67"/>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office:value-type="string" calcext:value-type="string">
            <text:p>para el problema actual. Despliegue los menús en color salmón y elija uno de los ítems de la lista.</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e pueden ver más decimales en los datos de entrada con la opción</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Calc → Calcular → Limitar <text:s/>los decimales</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poniendo más decimales o quitando la marca.</text:p>
          </table:table-cell>
          <table:table-cell table:style-name="ce45" table:number-columns-repeated="3"/>
          <table:table-cell table:style-name="ce67"/>
          <table:table-cell table:style-name="ce93" office:value-type="string" calcext:value-type="string">
            <text:p><text:a xlink:href="#NotasAyuda" xlink:type="simple">Ayuda</text:a></text:p>
          </table:table-cell>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Funciones</text:p>
          </table:table-cell>
          <table:table-cell table:style-name="ce45" table:number-columns-repeated="4"/>
          <table:table-cell table:style-name="ce43" office:value-type="string" calcext:value-type="string">
            <text:p>Ejemplos</text:p>
          </table:table-cell>
          <table:table-cell table:style-name="ce69"/>
          <table:table-cell table:style-name="ce45" table:number-columns-repeated="10"/>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0" office:value-type="string" calcext:value-type="string">
            <text:p>sig</text:p>
          </table:table-cell>
          <table:table-cell table:style-name="ce69" office:value-type="string" calcext:value-type="string">
            <text:p>cifras</text:p>
          </table:table-cell>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NumForma(núm; signif; cifras)</text:p>
          </table:table-cell>
          <table:table-cell table:style-name="ce45"/>
          <table:table-cell table:style-name="ce45" office:value-type="string" calcext:value-type="string">
            <text:p>Da un texto con el número en notación decimal o científica</text:p>
          </table:table-cell>
          <table:table-cell table:style-name="ce45" table:number-columns-repeated="2"/>
          <table:table-cell table:style-name="ce72"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1" table:formula="of:=NUMFORMA([.F41];[.G41];[.H41])" office:value-type="string" office:string-value="0,01235" calcext:value-type="string">
            <text:p>0,01235</text:p>
          </table:table-cell>
          <table:table-cell table:style-name="ce54" table:formula="of:=FORMULA([.I41])" office:value-type="string" office:string-value="=NUMFORMA(F41;G41;H41)" calcext:value-type="string">
            <text:p>=NUMFORMA(F41;G41;H41)</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lt;1 y la 1ª posición decimal es menor o igual que «cifras»</text:p>
          </table:table-cell>
          <table:table-cell table:style-name="ce45" table:number-columns-repeated="3"/>
          <table:table-cell table:style-name="ce72" table:formula="of:=[.F41]"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71" table:formula="of:=NUMFORMA([.F42];[.G42];[.H42])" office:value-type="string" office:string-value="1,235·10⁻²" calcext:value-type="string">
            <text:p>1,235·10⁻²</text:p>
          </table:table-cell>
          <table:table-cell table:style-name="ce54" table:formula="of:=FORMULA([.I42])" office:value-type="string" office:string-value="=NUMFORMA(F42;G42;H42)" calcext:value-type="string">
            <text:p>=NUMFORMA(F42;G42;H4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gt;1 y el n.º de cifras de la parte entera es menor o igual que «cifras»</text:p>
          </table:table-cell>
          <table:table-cell table:style-name="ce45" table:number-columns-repeated="3"/>
          <table:table-cell table:style-name="ce72" office:value-type="float" office:value="1234" calcext:value-type="float">
            <text:p>1234</text:p>
          </table:table-cell>
          <table:table-cell table:style-name="ce78"/>
          <table:table-cell table:style-name="ce78" office:value-type="float" office:value="4" calcext:value-type="float">
            <text:p>4</text:p>
          </table:table-cell>
          <table:table-cell table:style-name="ce71" table:formula="of:=NUMFORMA([.F43];[.G43];[.H43])" office:value-type="string" office:string-value="0" calcext:value-type="string">
            <text:p>0</text:p>
          </table:table-cell>
          <table:table-cell table:style-name="ce54" table:formula="of:=FORMULA([.I43])" office:value-type="string" office:string-value="=NUMFORMA(F43;G43;H43)" calcext:value-type="string">
            <text:p>=NUMFORMA(F43;G43;H4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científica</text:p>
          </table:table-cell>
          <table:table-cell table:style-name="ce45" office:value-type="string" calcext:value-type="string">
            <text:p>en los demás casos</text:p>
          </table:table-cell>
          <table:table-cell table:style-name="ce45" table:number-columns-repeated="3"/>
          <table:table-cell table:style-name="ce72" table:formula="of:=[.F43]" office:value-type="float" office:value="1234" calcext:value-type="float">
            <text:p>1234</text:p>
          </table:table-cell>
          <table:table-cell table:style-name="ce78"/>
          <table:table-cell table:style-name="ce78" office:value-type="float" office:value="3" calcext:value-type="float">
            <text:p>3</text:p>
          </table:table-cell>
          <table:table-cell table:style-name="ce71" table:formula="of:=NUMFORMA([.F44];[.G44];[.H44])" office:value-type="string" office:string-value="1·10³" calcext:value-type="string">
            <text:p>1·10³</text:p>
          </table:table-cell>
          <table:table-cell table:style-name="ce54" table:formula="of:=FORMULA([.I44])" office:value-type="string" office:string-value="=NUMFORMA(F44;G44;H44)" calcext:value-type="string">
            <text:p>=NUMFORMA(F44;G44;H4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3" office:value-type="string" calcext:value-type="string">
            <text:p>núm</text:p>
          </table:table-cell>
          <table:table-cell table:style-name="ce45" office:value-type="string" calcext:value-type="string">
            <text:p>El número que se va a convertir en texto</text:p>
          </table:table-cell>
          <table:table-cell table:style-name="ce45" table:number-columns-repeated="2"/>
          <table:table-cell table:style-name="ce72" office:value-type="float" office:value="-0.0014" calcext:value-type="float">
            <text:p>-0,0014</text:p>
          </table:table-cell>
          <table:table-cell table:style-name="ce78"/>
          <table:table-cell table:style-name="ce78" office:value-type="float" office:value="2" calcext:value-type="float">
            <text:p>2</text:p>
          </table:table-cell>
          <table:table-cell table:style-name="ce71" table:formula="of:=NUMFORMA([.F45];[.G45];[.H45])" office:value-type="string" office:string-value="-1·10⁻³" calcext:value-type="string">
            <text:p>-1·10⁻³</text:p>
          </table:table-cell>
          <table:table-cell table:style-name="ce54" table:formula="of:=FORMULA([.I45])" office:value-type="string" office:string-value="=NUMFORMA(F45;G45;H45)" calcext:value-type="string">
            <text:p>=NUMFORMA(F45;G45;H4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cifras</text:p>
          </table:table-cell>
          <table:table-cell table:style-name="ce45" office:value-type="string" calcext:value-type="string">
            <text:p>Decide entre notación decimal o científica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textoNum</text:p>
          </table:table-cell>
          <table:table-cell table:style-name="ce60"/>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textoNum)</text:p>
          </table:table-cell>
          <table:table-cell table:style-name="ce45"/>
          <table:table-cell table:style-name="ce45" office:value-type="string" calcext:value-type="string">
            <text:p>Calcula el valor de un texto numérico</text:p>
          </table:table-cell>
          <table:table-cell table:style-name="ce45" table:number-columns-repeated="2"/>
          <table:table-cell table:style-name="ce23" office:value-type="string" calcext:value-type="string">
            <text:p>2,00·10⁻³</text:p>
          </table:table-cell>
          <table:table-cell table:style-name="ce60"/>
          <table:table-cell table:style-name="ce45"/>
          <table:table-cell table:style-name="ce75" table:formula="of:=AVALOR([.F49])" office:value-type="float" office:value="0.002" calcext:value-type="float">
            <text:p>0,002</text:p>
          </table:table-cell>
          <table:table-cell table:style-name="ce54" table:formula="of:=FORMULA([.I49])" office:value-type="string" office:string-value="=AVALOR(F49)" calcext:value-type="string">
            <text:p>=AVALOR(F4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textoNum</text:p>
          </table:table-cell>
          <table:table-cell table:style-name="ce45" office:value-type="string" calcext:value-type="string">
            <text:p>Número en formato de texto</text:p>
          </table:table-cell>
          <table:table-cell table:style-name="ce45" table:number-columns-repeated="5"/>
          <table:table-cell table:style-name="ce69"/>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9" office:value-type="string" calcext:value-type="string">
            <text:p>signif</text:p>
          </table:table-cell>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NumForma(núm; signif))</text:p>
          </table:table-cell>
          <table:table-cell table:style-name="ce45"/>
          <table:table-cell table:style-name="ce45" office:value-type="string" calcext:value-type="string">
            <text:p>Da el número recortado a las cifras significativas</text:p>
          </table:table-cell>
          <table:table-cell table:style-name="ce45" table:number-columns-repeated="2"/>
          <table:table-cell table:style-name="ce72" office:value-type="float" office:value="1234567890" calcext:value-type="float">
            <text:p>1234567890</text:p>
          </table:table-cell>
          <table:table-cell table:style-name="ce78" office:value-type="float" office:value="4" calcext:value-type="float">
            <text:p>4</text:p>
          </table:table-cell>
          <table:table-cell table:style-name="ce45"/>
          <table:table-cell table:style-name="ce54" table:formula="of:=AVALOR(NUMFORMA([.F52];[.G52]))" office:value-type="float" office:value="1235000000" calcext:value-type="float">
            <text:p>1235000000</text:p>
          </table:table-cell>
          <table:table-cell table:style-name="ce54" table:formula="of:=FORMULA([.I52])" office:value-type="string" office:string-value="=AVALOR(NUMFORMA(F52;G52))" calcext:value-type="string">
            <text:p>=AVALOR(NUMFORMA(F52;G5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table:table-cell table:style-name="ce45"/>
          <table:table-cell table:style-name="ce45" office:value-type="string" calcext:value-type="string">
            <text:p>pero no muestra los ceros decimales a la derecha</text:p>
          </table:table-cell>
          <table:table-cell table:style-name="ce45" table:number-columns-repeated="2"/>
          <table:table-cell table:style-name="ce73" office:value-type="float" office:value="0.082" calcext:value-type="float">
            <text:p>0,082</text:p>
          </table:table-cell>
          <table:table-cell table:style-name="ce78" office:value-type="float" office:value="4" calcext:value-type="float">
            <text:p>4</text:p>
          </table:table-cell>
          <table:table-cell table:style-name="ce45"/>
          <table:table-cell table:style-name="ce54" table:formula="of:=AVALOR(NUMFORMA([.F53];[.G53]))" office:value-type="float" office:value="0.082" calcext:value-type="float">
            <text:p>0,082</text:p>
          </table:table-cell>
          <table:table-cell table:style-name="ce54" table:formula="of:=FORMULA([.I53])" office:value-type="string" office:string-value="=AVALOR(NUMFORMA(F53;G53))" calcext:value-type="string">
            <text:p>=AVALOR(NUMFORMA(F53;G5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núm</text:p>
          </table:table-cell>
          <table:table-cell table:style-name="ce45" office:value-type="string" calcext:value-type="string">
            <text:p>El número que se va a recortar o ampliar</text:p>
          </table:table-cell>
          <table:table-cell table:style-name="ce45" table:number-columns-repeated="2"/>
          <table:table-cell table:style-name="DatoEntrada" office:value-type="float" office:value="299792458" calcext:value-type="float">
            <text:p>299792458</text:p>
          </table:table-cell>
          <table:table-cell table:style-name="ce45" table:number-columns-repeated="2"/>
          <table:table-cell table:style-name="ce54" table:formula="of:=AVALOR(NUMFORMA([.F54]))" office:value-type="float" office:value="300000000" calcext:value-type="float">
            <text:p>300000000</text:p>
          </table:table-cell>
          <table:table-cell table:style-name="ce54" table:formula="of:=FORMULA([.I54])" office:value-type="string" office:string-value="=AVALOR(NUMFORMA(F54))" calcext:value-type="string">
            <text:p>=AVALOR(NUMFORMA(F5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72" table:formula="of:=PI()" office:value-type="float" office:value="3.14159265358979" calcext:value-type="float">
            <text:p>3,14159265358979</text:p>
          </table:table-cell>
          <table:table-cell table:style-name="ce78" office:value-type="float" office:value="6" calcext:value-type="float">
            <text:p>6</text:p>
          </table:table-cell>
          <table:table-cell table:style-name="ce45"/>
          <table:table-cell table:style-name="ce54" table:formula="of:=AVALOR(NUMFORMA([.F55];[.G55]))" office:value-type="float" office:value="3.14159" calcext:value-type="float">
            <text:p>3,14159</text:p>
          </table:table-cell>
          <table:table-cell table:style-name="ce54" table:formula="of:=FORMULA([.I55])" office:value-type="string" office:string-value="=AVALOR(NUMFORMA(F55;G55))" calcext:value-type="string">
            <text:p>=AVALOR(NUMFORMA(F55;G5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54"/>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ntreParent(número, exponente)</text:p>
          </table:table-cell>
          <table:table-cell table:style-name="ce14"/>
          <table:table-cell table:style-name="ce45" office:value-type="string" calcext:value-type="string">
            <text:p>Da un texto con el número entre paréntesis si es negativo</text:p>
          </table:table-cell>
          <table:table-cell table:style-name="ce45" table:number-columns-repeated="2"/>
          <table:table-cell table:style-name="ce72" office:value-type="float" office:value="-6.28" calcext:value-type="float">
            <text:p>-6,28</text:p>
          </table:table-cell>
          <table:table-cell table:style-name="ce54" office:value-type="string" calcext:value-type="string">
            <text:p>exponente</text:p>
          </table:table-cell>
          <table:table-cell table:style-name="ce54"/>
          <table:table-cell table:style-name="ce71" table:formula="of:=ENTREPARENT([.F57])" office:value-type="string" office:string-value="(-6,28)" calcext:value-type="string">
            <text:p>(-6,28)</text:p>
          </table:table-cell>
          <table:table-cell table:style-name="ce54" table:formula="of:=FORMULA([.I57])" office:value-type="string" office:string-value="=ENTREPARENT(F57)" calcext:value-type="string">
            <text:p>=ENTREPARENT(F57)</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office:value-type="string" calcext:value-type="string">
            <text:p>o está en notación científica y va a elevarse a un exponente</text:p>
          </table:table-cell>
          <table:table-cell table:style-name="ce45" table:number-columns-repeated="2"/>
          <table:table-cell table:style-name="ce72" office:value-type="string" calcext:value-type="string">
            <text:p>2,59·10⁻⁵</text:p>
          </table:table-cell>
          <table:table-cell table:style-name="ce78" office:value-type="float" office:value="3" calcext:value-type="float">
            <text:p>3</text:p>
          </table:table-cell>
          <table:table-cell table:style-name="ce54"/>
          <table:table-cell table:style-name="ce71" table:formula="of:=ENTREPARENT([.F58];[.G58])" office:value-type="string" office:string-value="(2,59·10⁻⁵)³" calcext:value-type="string">
            <text:p>(2,59·10⁻⁵)³</text:p>
          </table:table-cell>
          <table:table-cell table:style-name="ce54" table:formula="of:=FORMULA([.I58])" office:value-type="string" office:string-value="=ENTREPARENT(F58;G58)" calcext:value-type="string">
            <text:p>=ENTREPARENT(F58;G58)</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exponente</text:p>
          </table:table-cell>
          <table:table-cell table:style-name="ce45" office:value-type="string" calcext:value-type="string">
            <text:p>El exponente al que va a aparecer elevado</text:p>
          </table:table-cell>
          <table:table-cell table:style-name="ce45" table:number-columns-repeated="2"/>
          <table:table-cell table:style-name="ce72" office:value-type="float" office:value="-6.28" calcext:value-type="float">
            <text:p>-6,28</text:p>
          </table:table-cell>
          <table:table-cell table:style-name="ce78" office:value-type="float" office:value="2" calcext:value-type="float">
            <text:p>2</text:p>
          </table:table-cell>
          <table:table-cell table:style-name="ce54"/>
          <table:table-cell table:style-name="ce71" table:formula="of:=ENTREPARENT([.F59];[.G59])" office:value-type="string" office:string-value="-6,28²" calcext:value-type="string">
            <text:p>-6,28²</text:p>
          </table:table-cell>
          <table:table-cell table:style-name="ce54" table:formula="of:=FORMULA([.I59])" office:value-type="string" office:string-value="=ENTREPARENT(F59;G59)" calcext:value-type="string">
            <text:p>=ENTREPARENT(F59;G5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table:number-columns-repeated="3"/>
          <table:table-cell table:style-name="ce72" office:value-type="float" office:value="2018" calcext:value-type="float">
            <text:p>2018</text:p>
          </table:table-cell>
          <table:table-cell table:style-name="ce78" office:value-type="float" office:value="2" calcext:value-type="float">
            <text:p>2</text:p>
          </table:table-cell>
          <table:table-cell table:style-name="ce54"/>
          <table:table-cell table:style-name="ce71" table:formula="of:=ENTREPARENT([.F60];[.G60])" office:value-type="string" office:string-value="2018²" calcext:value-type="string">
            <text:p>2018²</text:p>
          </table:table-cell>
          <table:table-cell table:style-name="ce54" table:formula="of:=FORMULA([.I60])" office:value-type="string" office:string-value="=ENTREPARENT(F60;G60)" calcext:value-type="string">
            <text:p>=ENTREPARENT(F60;G60)</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texto</text:p>
          </table:table-cell>
          <table:table-cell table:style-name="ce69"/>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xpandeTexto(Texto, nEspacios)</text:p>
          </table:table-cell>
          <table:table-cell table:style-name="ce45"/>
          <table:table-cell table:style-name="ce45" office:value-type="string" calcext:value-type="string">
            <text:p>Da un texto con las letras separadas por espacios</text:p>
          </table:table-cell>
          <table:table-cell table:style-name="ce45" table:number-columns-repeated="2"/>
          <table:table-cell table:style-name="ce72" office:value-type="string" calcext:value-type="string">
            <text:p>hojas</text:p>
          </table:table-cell>
          <table:table-cell table:style-name="ce54"/>
          <table:table-cell table:style-name="ce45"/>
          <table:table-cell table:style-name="ce71" table:formula="of:=EXPANDETEXTO([.F62])" office:value-type="string" office:string-value="h o j a s" calcext:value-type="string">
            <text:p>h o j a s</text:p>
          </table:table-cell>
          <table:table-cell table:style-name="ce54" table:formula="of:=FORMULA([.I62])" office:value-type="string" office:string-value="=EXPANDETEXTO(F62)" calcext:value-type="string">
            <text:p>=EXPANDETEXTO(F6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nEspacios</text:p>
          </table:table-cell>
          <table:table-cell table:style-name="ce45" office:value-type="string" calcext:value-type="string">
            <text:p>N.º de espacios entre las letras (por defecto, 1)</text:p>
          </table:table-cell>
          <table:table-cell table:style-name="ce45" table:number-columns-repeated="2"/>
          <table:table-cell table:style-name="ce72" office:value-type="string" calcext:value-type="string">
            <text:p>hojas</text:p>
          </table:table-cell>
          <table:table-cell table:style-name="ce27" office:value-type="float" office:value="3" calcext:value-type="float">
            <text:p>3</text:p>
          </table:table-cell>
          <table:table-cell table:style-name="ce45"/>
          <table:table-cell table:style-name="ce71" table:formula="of:=EXPANDETEXTO([.F63];[.G63])" office:value-type="string" office:string-value="h   o   j   a   s" calcext:value-type="string">
            <text:p>h <text:s text:c="2"/>o <text:s text:c="2"/>j <text:s text:c="2"/>a <text:s text:c="2"/>s</text:p>
          </table:table-cell>
          <table:table-cell table:style-name="ce54" table:formula="of:=FORMULA([.I63])" office:value-type="string" office:string-value="=EXPANDETEXTO(F63;G63)" calcext:value-type="string">
            <text:p>=EXPANDETEXTO(F63;G6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seleccione un rango y haga clic en Borrar datos</text:p>
          </table:table-cell>
          <table:table-cell table:style-name="ce45" table:number-columns-repeated="2"/>
          <table:table-cell table:style-name="ce60"/>
          <table:table-cell table:style-name="ce4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17"/>
          <table:table-cell table:number-columns-repeated="47"/>
        </table:table-row>
        <table:table-row table:style-name="ro1" table:number-rows-repeated="18">
          <table:table-cell table:style-name="ce45" table:number-columns-repeated="6"/>
          <table:table-cell table:style-name="ce69"/>
          <table:table-cell table:style-name="ce45"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65" office:value-type="date" office:date-value="2022-01-21" calcext:value-type="date">
            <text:p>21/01/22</text:p>
          </table:table-cell>
          <table:table-cell table:number-columns-repeated="62"/>
        </table:table-row>
        <table:table-row table:style-name="ro1">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65"/>
          <table:table-cell table:number-columns-repeated="62"/>
        </table:table-row>
        <table:table-row table:style-name="ro1" table:number-rows-repeated="1048435">
          <table:table-cell table:number-columns-repeated="64"/>
        </table:table-row>
        <table:table-row table:style-name="ro2" table:number-rows-repeated="30">
          <table:table-cell table:number-columns-repeated="64"/>
        </table:table-row>
        <table:table-row table:style-name="ro3" table:number-rows-repeated="21">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3" table:default-cell-style-name="ce56"/>
        <table:table-column table:style-name="co14" table:number-columns-repeated="2" table:default-cell-style-name="ce56"/>
        <table:table-column table:style-name="co15" table:default-cell-style-name="ce56"/>
        <table:table-column table:style-name="co13" table:number-columns-repeated="5" table:default-cell-style-name="ce56"/>
        <table:table-column table:style-name="co16" table:default-cell-style-name="ce56"/>
        <table:table-column table:style-name="co12" table:number-columns-repeated="2" table:default-cell-style-name="ce56"/>
        <table:table-column table:style-name="co17" table:default-cell-style-name="ce56"/>
        <table:table-column table:style-name="co12" table:number-columns-repeated="51" table:default-cell-style-name="ce56"/>
        <table:table-row table:style-name="ro4">
          <table:table-cell table:style-name="ce48" office:value-type="string" calcext:value-type="string">
            <text:p>Ayuda</text:p>
          </table:table-cell>
          <table:table-cell table:style-name="ce45" table:number-columns-repeated="6"/>
          <table:table-cell table:style-name="ce45" office:value-type="string" calcext:value-type="string">
            <text:p>Ir a…</text:p>
          </table:table-cell>
          <table:table-cell table:style-name="ce45"/>
          <table:table-cell table:style-name="ce75" office:value-type="string" calcext:value-type="string">
            <text:p>Ver documento</text:p>
          </table:table-cell>
          <table:table-cell table:style-name="ce45"/>
          <table:table-cell table:style-name="ce45" office:value-type="string" calcext:value-type="string">
            <text:p>Aclaraciones</text:p>
          </table:table-cell>
          <table:table-cell table:style-name="ce45" table:number-columns-repeated="3"/>
          <table:table-cell table:number-columns-repeated="11"/>
          <table:table-cell office:value-type="string" calcext:value-type="string">
            <text:p>Clic y pinchar en la flecha</text:p>
          </table:table-cell>
          <table:table-cell table:number-columns-repeated="37"/>
        </table:table-row>
        <table:table-row table:style-name="ro4">
          <table:table-cell table:style-name="ce45" office:value-type="string" calcext:value-type="string">
            <text:p>Puede usar este documento para resolver un problema del tipo del que aparece en la pestaña</text:p>
          </table:table-cell>
          <table:table-cell table:style-name="ce45" table:number-columns-repeated="6"/>
          <table:table-cell table:style-name="ce10" office:value-type="string" calcext:value-type="string">
            <text:p><text:a xlink:href="#Enunciado" xlink:type="simple">Enunciado</text:a></text:p>
          </table:table-cell>
          <table:table-cell table:style-name="ce45"/>
          <table:table-cell table:style-name="ce10" office:value-type="string" calcext:value-type="string">
            <text:p><text:a xlink:href="http://www.xente.mundo-r.com/alfonbarba/calculos/SatelitesEjemplosEs.pdf" xlink:type="simple" office:target-frame-name="_blank">Ejemplos</text:a></text:p>
          </table:table-cell>
          <table:table-cell table:style-name="ce45"/>
          <table:table-cell table:style-name="ce10" office:value-type="string" calcext:value-type="string">
            <text:p><text:a xlink:href="#CifrasSign" xlink:type="simple">Cifras significativas</text:a></text:p>
          </table:table-cell>
          <table:table-cell table:style-name="ce10"/>
          <table:table-cell table:style-name="ce45" table:number-columns-repeated="2"/>
          <table:table-cell table:number-columns-repeated="11"/>
          <table:table-cell office:value-type="string" calcext:value-type="string">
            <text:p>Desplegar</text:p>
          </table:table-cell>
          <table:table-cell table:number-columns-repeated="37"/>
        </table:table-row>
        <table:table-row table:style-name="ro4">
          <table:table-cell table:style-name="ce45" office:value-type="string" calcext:value-type="string">
            <text:p>Si quedan datos o resultados de un problema anterior muy diferente del que quiere comprobar</text:p>
          </table:table-cell>
          <table:table-cell table:style-name="ce45" table:number-columns-repeated="6"/>
          <table:table-cell table:style-name="ce10" office:value-type="string" calcext:value-type="string">
            <text:p><text:a xlink:href="#Introd" xlink:type="simple">Introducción</text:a></text:p>
          </table:table-cell>
          <table:table-cell table:style-name="ce45" table:number-columns-repeated="3"/>
          <table:table-cell table:style-name="ce10" office:value-type="string" calcext:value-type="string">
            <text:p><text:a xlink:href="#CopiarResultado" xlink:type="simple">Copiar un resultado en otra celda</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ahora, haga clic en el botón</text:p>
          </table:table-cell>
          <table:table-cell table:style-name="ce45"/>
          <table:table-cell table:style-name="ce45">
            <draw:control table:end-cell-address="Ayuda.C5" table:end-x="2.113cm" table:end-y="0.051cm" draw:z-index="1" draw:style-name="gr1" draw:text-style-name="P1" svg:width="1.989cm" svg:height="0.467cm" svg:x="0.124cm" svg:y="0.071cm" draw:control="control1"/>
          </table:table-cell>
          <table:table-cell table:style-name="ce45" office:value-type="string" calcext:value-type="string">
            <text:p>de la pestaña</text:p>
          </table:table-cell>
          <table:table-cell table:style-name="ce10" office:value-type="string" calcext:value-type="string">
            <text:p><text:a xlink:href="#Enunciado" xlink:type="simple">Enunciado</text:a></text:p>
          </table:table-cell>
          <table:table-cell table:style-name="ce45" table:number-columns-repeated="2"/>
          <table:table-cell table:style-name="ce10" office:value-type="string" calcext:value-type="string">
            <text:p><text:a xlink:href="#DescrFunc" xlink:type="simple">Funciones</text:a></text:p>
          </table:table-cell>
          <table:table-cell table:style-name="ce45" table:number-columns-repeated="3"/>
          <table:table-cell table:style-name="ce10" office:value-type="string" calcext:value-type="string">
            <text:p><text:a xlink:href="#ErrorResult" xlink:type="simple">Errores en resultados</text:a></text:p>
          </table:table-cell>
          <table:table-cell table:style-name="ce10"/>
          <table:table-cell table:style-name="ce45" table:number-columns-repeated="2"/>
          <table:table-cell table:number-columns-repeated="49"/>
        </table:table-row>
        <table:table-row table:style-name="ro4">
          <table:table-cell table:style-name="ce6" office:value-type="string" calcext:value-type="string">
            <text:p>y haga clic en el botón</text:p>
          </table:table-cell>
          <table:table-cell table:style-name="ce45"/>
          <table:table-cell table:style-name="ce97" office:value-type="string" calcext:value-type="string">
            <text:p>Aceptar</text:p>
          </table:table-cell>
          <table:table-cell table:style-name="ce74" office:value-type="string" calcext:value-type="string">
            <text:p><text:s/>do <text:s/>cuadro de diálogo que aparece</text:p>
          </table:table-cell>
          <table:table-cell table:style-name="ce45" table:number-columns-repeated="7"/>
          <table:table-cell table:style-name="ce10" office:value-type="string" calcext:value-type="string">
            <text:p><text:a xlink:href="#ElegirOEscribir" xlink:type="simple">Escribir dato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o vaya al menú</text:p>
          </table:table-cell>
          <table:table-cell table:style-name="ce45" table:number-columns-repeated="10"/>
          <table:table-cell table:style-name="ce99" office:value-type="string" calcext:value-type="string">
            <text:p><text:a xlink:href="#Formatos" xlink:type="simple">Formatos</text:a></text:p>
          </table:table-cell>
          <table:table-cell table:style-name="ce10"/>
          <table:table-cell table:style-name="ce45" table:number-columns-repeated="2"/>
          <table:table-cell table:number-columns-repeated="49"/>
        </table:table-row>
        <table:table-row table:style-name="ro4">
          <table:table-cell table:style-name="ce79" office:value-type="string" calcext:value-type="string">
            <text:p>Editar → Seleccionar → Seleccionar celdas sin proteger</text:p>
          </table:table-cell>
          <table:table-cell table:style-name="ce45" table:number-columns-repeated="10"/>
          <table:table-cell table:style-name="ce10" office:value-type="string" calcext:value-type="string">
            <text:p><text:a xlink:href="#NoSePueden" xlink:type="simple">No se puede escribir en las celda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e pulse a tecla</text:p>
          </table:table-cell>
          <table:table-cell table:style-name="ce45" table:number-columns-repeated="10"/>
          <table:table-cell table:style-name="ce10" office:value-type="string" calcext:value-type="string">
            <text:p><text:a xlink:href="#BorrarTodo" xlink:type="simple">El botón «Borrar datos» no va</text:a></text:p>
          </table:table-cell>
          <table:table-cell table:style-name="ce10"/>
          <table:table-cell table:style-name="ce45" table:number-columns-repeated="2"/>
          <table:table-cell table:number-columns-repeated="49"/>
        </table:table-row>
        <table:table-row table:style-name="ro4">
          <table:table-cell table:style-name="ce46" office:value-type="string" calcext:value-type="string">
            <text:p>Supr</text:p>
          </table:table-cell>
          <table:table-cell table:style-name="ce45" table:number-columns-repeated="10"/>
          <table:table-cell table:style-name="ce10" office:value-type="string" calcext:value-type="string">
            <text:p><text:a xlink:href="#OtrosCalc" xlink:type="simple">Otros cálculos</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Escriba o elija los datos según el </text:p>
          </table:table-cell>
          <table:table-cell table:style-name="ce45" table:number-columns-repeated="2"/>
          <table:table-cell table:style-name="ce10" office:value-type="string" calcext:value-type="string">
            <text:p><text:span text:style-name="T4"><text:a xlink:href="#ElegirOEscribir" xlink:type="simple">tipo de celda</text:a></text:span></text:p>
          </table:table-cell>
          <table:table-cell table:style-name="ce45" table:number-columns-repeated="11"/>
          <table:table-cell table:number-columns-repeated="49"/>
        </table:table-row>
        <table:table-row table:style-name="ro4">
          <table:table-cell table:style-name="ce45" office:value-type="string" calcext:value-type="string">
            <text:p>y observe los resultados en los que puede elegir las unidades o magnitudes que se presentan</text:p>
          </table:table-cell>
          <table:table-cell table:style-name="ce45" table:number-columns-repeated="14"/>
          <table:table-cell table:number-columns-repeated="49"/>
        </table:table-row>
        <table:table-row table:style-name="ro4">
          <table:table-cell table:style-name="ce45" office:value-type="string" calcext:value-type="string">
            <text:p>Los resultados aparecen en la misma pestaña, pero algunos cálculos se explican en las pestañas</text:p>
          </table:table-cell>
          <table:table-cell table:style-name="ce45" table:number-columns-repeated="6"/>
          <table:table-cell table:style-name="ce10" office:value-type="string" calcext:value-type="string">
            <text:p><text:a xlink:href="#Periodo" xlink:type="simple">Cálculo del período</text:a></text:p>
          </table:table-cell>
          <table:table-cell table:style-name="ce10"/>
          <table:table-cell table:style-name="ce45" table:number-columns-repeated="6"/>
          <table:table-cell table:number-columns-repeated="49"/>
        </table:table-row>
        <table:table-row table:style-name="ro4">
          <table:table-cell table:style-name="ce45" table:number-columns-repeated="7"/>
          <table:table-cell table:style-name="ce10" office:value-type="string" calcext:value-type="string">
            <text:p><text:a xlink:href="#Altura" xlink:type="simple">Cálculo de la altura</text:a></text:p>
          </table:table-cell>
          <table:table-cell table:style-name="ce10"/>
          <table:table-cell table:style-name="ce45" table:number-columns-repeated="6"/>
          <table:table-cell table:number-columns-repeated="49"/>
        </table:table-row>
        <table:table-row table:style-name="ro4">
          <table:table-cell table:style-name="ce48" office:value-type="string" calcext:value-type="string">
            <text:p>Seguir enlaces</text:p>
          </table:table-cell>
          <table:table-cell table:style-name="ce45" table:number-columns-repeated="6"/>
          <table:table-cell table:style-name="ce10" office:value-type="string" calcext:value-type="string">
            <text:p><text:a xlink:href="#Peso" xlink:type="simple">Cálculo del peso</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Los enlaces son celdas con este aspecto</text:p>
          </table:table-cell>
          <table:table-cell table:style-name="ce45" table:number-columns-repeated="2"/>
          <table:table-cell table:style-name="ce10" office:value-type="string" calcext:value-type="string">
            <text:p><text:a xlink:href="#EjemploEnlace" xlink:type="simple">Enlace</text:a></text:p>
          </table:table-cell>
          <table:table-cell table:style-name="ce45" table:number-columns-repeated="3"/>
          <table:table-cell table:style-name="ce10" office:value-type="string" calcext:value-type="string">
            <text:p><text:a xlink:href="#Energia" xlink:type="simple">Cálculo de la energía</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Para seguir un enlace pulse la tecla Control («Ctrl») mientras pincha en él.</text:p>
          </table:table-cell>
          <table:table-cell table:style-name="ce45" table:number-columns-repeated="14"/>
          <table:table-cell table:number-columns-repeated="49"/>
        </table:table-row>
        <table:table-row table:style-name="ro4">
          <table:table-cell table:style-name="ce45" office:value-type="string" calcext:value-type="string">
            <text:p>Si prefiere seguir el enlace sin tener que pulsar la tecla Control, vaya al menú</text:p>
          </table:table-cell>
          <table:table-cell table:style-name="ce45" table:number-columns-repeated="14"/>
          <table:table-cell table:number-columns-repeated="49"/>
        </table:table-row>
        <table:table-row table:style-name="ro4">
          <table:table-cell table:style-name="ce46" office:value-type="string" calcext:value-type="string">
            <text:p>Herramientas → Opciones → LibreOffice → Seguridad → Opciones de seguridad y alertas</text:p>
          </table:table-cell>
          <table:table-cell table:style-name="ce45" table:number-columns-repeated="14"/>
          <table:table-cell table:number-columns-repeated="49"/>
        </table:table-row>
        <table:table-row table:style-name="ro4">
          <table:table-cell table:style-name="ce45" office:value-type="string" calcext:value-type="string">
            <text:p>haga clic en</text:p>
          </table:table-cell>
          <table:table-cell table:style-name="ce103" office:value-type="string" calcext:value-type="string">
            <text:p><text:s/>Opciones</text:p>
          </table:table-cell>
          <table:table-cell table:style-name="ce71"/>
          <table:table-cell table:style-name="ce71" office:value-type="string" calcext:value-type="string">
            <text:p> y quite la marca [<text:span text:style-name="T7">√</text:span>]  </text:p>
          </table:table-cell>
          <table:table-cell table:style-name="ce46" office:value-type="string" calcext:value-type="string">
            <text:p>Ctrl+pulsación para abrir hiperenlaces</text:p>
          </table:table-cell>
          <table:table-cell table:style-name="ce45" table:number-columns-repeated="10"/>
          <table:table-cell table:number-columns-repeated="49"/>
        </table:table-row>
        <table:table-row table:style-name="ro4">
          <table:table-cell table:style-name="ce45" office:value-type="string" calcext:value-type="string">
            <text:p>También puede ir a otra hoja haciendo clic en una de las pestañas de la parte inferior.</text:p>
          </table:table-cell>
          <table:table-cell table:style-name="ce45" table:number-columns-repeated="14"/>
          <table:table-cell table:number-columns-repeated="49"/>
        </table:table-row>
        <table:table-row table:style-name="ro4">
          <table:table-cell table:style-name="ce48"/>
          <table:table-cell table:style-name="ce45" table:number-columns-repeated="14"/>
          <table:table-cell table:number-columns-repeated="49"/>
        </table:table-row>
        <table:table-row table:style-name="ro4">
          <table:table-cell table:style-name="ce48" office:value-type="string" calcext:value-type="string">
            <text:p>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En la hoja de Enunciados existen dos tipos de celdas para 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a) Menú</text:p>
          </table:table-cell>
          <table:table-cell table:style-name="ce104" table:content-validation-name="val2" office:value-type="string" calcext:value-type="string" table:number-columns-spanned="2" table:number-rows-spanned="1">
            <text:p>Clic y pinchar en la flecha</text:p>
          </table:table-cell>
          <table:covered-table-cell table:style-name="ce45"/>
          <table:table-cell table:style-name="ce45" office:value-type="string" calcext:value-type="string">
            <text:p>Las celdas con fondo salmón son para elegir en una lista de opciones.</text:p>
          </table:table-cell>
          <table:table-cell table:style-name="ce45" table:number-columns-repeated="11"/>
          <table:table-cell table:number-columns-repeated="49"/>
        </table:table-row>
        <table:table-row table:style-name="ro4">
          <table:table-cell table:style-name="ce45"/>
          <table:table-cell table:style-name="ce45" office:value-type="string" calcext:value-type="string">
            <text:p>Haga clic en ella y aparecerá <text:span text:style-name="T6">⇓</text:span>. Al pulsar esta flecha se despliegan las opcione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8" office:value-type="string" calcext:value-type="string">
            <text:p>¡No copie nunca una celda de Menú en otra! Desaparecerán los menú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5" office:value-type="string" calcext:value-type="string">
            <text:p>Si no ha hecho la copia de seguridad, la única solución es</text:p>
          </table:table-cell>
          <table:table-cell table:style-name="ce45" table:number-columns-repeated="3"/>
          <table:table-cell table:style-name="ce10" office:value-type="string" calcext:value-type="string">
            <text:p><text:a xlink:href="http://www.xente.mundo-r.com/alfonbarba/CalculoEs.html" xlink:type="simple">descargar</text:a></text:p>
          </table:table-cell>
          <table:table-cell table:style-name="ce45" office:value-type="string" calcext:value-type="string">
            <text:p>de nuevo este documento.</text:p>
          </table:table-cell>
          <table:table-cell table:style-name="ce45" table:number-columns-repeated="8"/>
          <table:table-cell table:number-columns-repeated="49"/>
        </table:table-row>
        <table:table-row table:style-name="ro4">
          <table:table-cell table:style-name="ce45" office:value-type="string" calcext:value-type="string">
            <text:p>b) Valores</text:p>
          </table:table-cell>
          <table:table-cell table:style-name="ce55"/>
          <table:table-cell table:style-name="ce45"/>
          <table:table-cell table:style-name="ce45" office:value-type="string" calcext:value-type="string">
            <text:p>Las celdas con borde azul se usan para escribir valores numéricos.</text:p>
          </table:table-cell>
          <table:table-cell table:style-name="ce45" table:number-columns-repeated="11"/>
          <table:table-cell table:number-columns-repeated="49"/>
        </table:table-row>
        <table:table-row table:style-name="ro4">
          <table:table-cell table:style-name="ce45"/>
          <table:table-cell table:style-name="ce86" office:value-type="string" calcext:value-type="string">
            <text:p>Puede elegir en la barra de herramientas el formato</text:p>
          </table:table-cell>
          <table:table-cell table:style-name="ce94" table:number-columns-repeated="3"/>
          <table:table-cell table:style-name="ce106" office:value-type="string" calcext:value-type="string">
            <text:p>científico</text:p>
          </table:table-cell>
          <table:table-cell table:style-name="ce109" office:value-type="string" calcext:value-type="string">
            <text:p>o general</text:p>
          </table:table-cell>
          <table:table-cell table:style-name="ce106" office:value-type="string" calcext:value-type="string">
            <text:p>y añadir o</text:p>
          </table:table-cell>
          <table:table-cell table:style-name="ce86" office:value-type="string" calcext:value-type="string">
            <text:p>eliminar decimales </text:p>
          </table:table-cell>
          <table:table-cell table:style-name="ce86"/>
          <table:table-cell table:style-name="ce45" table:number-columns-repeated="5"/>
          <table:table-cell table:number-columns-repeated="49"/>
        </table:table-row>
        <table:table-row table:style-name="ro5">
          <table:table-cell table:style-name="ce45"/>
          <table:table-cell table:style-name="ce86" office:value-type="string" calcext:value-type="string">
            <text:p>haciendo clic en uno de los iconos <text:s/>(LibreOffice 7.3)</text:p>
          </table:table-cell>
          <table:table-cell table:style-name="ce94" table:number-columns-repeated="3"/>
          <table:table-cell table:style-name="ce107" office:value-type="string" calcext:value-type="string">
            <text:p>E</text:p>
          </table:table-cell>
          <table:table-cell table:style-name="ce107" office:value-type="float" office:value="12" calcext:value-type="float">
            <text:p>12</text:p>
          </table:table-cell>
          <table:table-cell table:style-name="ce110" office:value-type="string" calcext:value-type="string">
            <text:p>,00+</text:p>
          </table:table-cell>
          <table:table-cell table:style-name="ce111" office:value-type="string" calcext:value-type="string">
            <text:p>,00<text:span text:style-name="T10">×</text:span></text:p>
          </table:table-cell>
          <table:table-cell table:style-name="ce86"/>
          <table:table-cell table:style-name="ce45" table:number-columns-repeated="5"/>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Cifras significativas</text:p>
          </table:table-cell>
          <table:table-cell table:style-name="ce45"/>
          <table:table-cell table:style-name="ce128" table:content-validation-name="val3">
            <office:annotation draw:style-name="gr2" draw:text-style-name="P3" svg:width="3.445cm" svg:height="2.416cm" svg:x="7.288cm" svg:y="15.166cm" draw:caption-point-x="0.001cm" draw:caption-point-y="0.001cm">
              <dc:creator>ABM</dc:creator>
              <dc:date>2016-07-06T00:00:00</dc:date>
              <text:p text:style-name="P2"><text:span text:style-name="T1">Número de cifras significativas (1 a 6) de los resultados. Dejarlo en blanco supone 3.</text:span></text:p>
            </office:annotation>
          </table:table-cell>
          <table:table-cell table:style-name="ce88" table:formula="of:=IF(ISBLANK([.C32]);3;[.C32])" office:value-type="float" office:value="3" calcext:value-type="float">
            <text:p>3</text:p>
          </table:table-cell>
          <table:table-cell table:style-name="ce45"/>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e puede elegir el número de cifras significativas (1 a 6)</text:p>
          </table:table-cell>
          <table:table-cell table:style-name="ce45" table:number-columns-repeated="14"/>
          <table:table-cell table:number-columns-repeated="49"/>
        </table:table-row>
        <table:table-row table:style-name="ro4">
          <table:table-cell table:style-name="ce45" office:value-type="string" calcext:value-type="string">
            <text:p>con las que aparecerán los resultados, pero no se usan en los cálculos intermedios.</text:p>
          </table:table-cell>
          <table:table-cell table:style-name="ce45" table:number-columns-repeated="6"/>
          <table:table-cell table:style-name="ce71"/>
          <table:table-cell table:style-name="ce45" office:value-type="string" calcext:value-type="string">
            <text:p>se muestra como</text:p>
          </table:table-cell>
          <table:table-cell table:style-name="ce45" table:number-columns-repeated="6"/>
          <table:table-cell table:number-columns-repeated="49"/>
        </table:table-row>
        <table:table-row table:style-name="ro4">
          <table:table-cell table:style-name="ce45" office:value-type="string" calcext:value-type="string">
            <text:p>Si se deja en blanco, presenta los resultados con 3 cifras significativas.</text:p>
          </table:table-cell>
          <table:table-cell table:style-name="ce45" table:number-columns-repeated="6"/>
          <table:table-cell table:style-name="DatoEntrada" office:value-type="float" office:value="123456789" calcext:value-type="float">
            <text:p>123456789</text:p>
          </table:table-cell>
          <table:table-cell table:style-name="ce71" table:formula="of:=NUMFORMA([.H35];[.D32];3)" office:value-type="string" office:string-value="1,23·10⁸" calcext:value-type="string">
            <text:p>1,23·10⁸</text:p>
          </table:table-cell>
          <table:table-cell table:style-name="ce45" table:number-columns-repeated="6"/>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OTROS CÁLCUL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on las celdas en las que puede hacer otros cálculos distintos a los previstos.</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7" office:value-type="string" calcext:value-type="string" table:number-columns-spanned="7" table:number-rows-spanned="1">
            <text:p>O T R O S <text:s text:c="2"/>C Á L C U L O S</text:p>
          </table:table-cell>
          <table:covered-table-cell table:number-columns-repeated="4" table:style-name="ce51"/>
          <table:covered-table-cell table:number-columns-repeated="2" table:style-name="ce45"/>
          <table:table-cell table:style-name="ce45" table:number-columns-repeated="8"/>
          <table:table-cell table:number-columns-repeated="49"/>
        </table:table-row>
        <table:table-row table:style-name="ro4">
          <table:table-cell table:style-name="ce51"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table:number-columns-repeated="4"/>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number-columns-repeated="4"/>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Escriba las ecuaciones de cálculo en las celdas de fondo blanco.</text:p>
          </table:table-cell>
          <table:table-cell table:style-name="ce45" table:number-columns-repeated="14"/>
          <table:table-cell table:number-columns-repeated="49"/>
        </table:table-row>
        <table:table-row table:style-name="ro4">
          <table:table-cell table:style-name="ce45" office:value-type="string" calcext:value-type="string">
            <text:p>Es posible que necesite usar la función AVALOR para convertir el contenido de una celda en un número</text:p>
          </table:table-cell>
          <table:table-cell table:style-name="ce45" table:number-columns-repeated="14"/>
          <table:table-cell table:number-columns-repeated="49"/>
        </table:table-row>
        <table:table-row table:style-name="ro4">
          <table:table-cell table:style-name="ce45" office:value-type="string" calcext:value-type="string">
            <text:p>(aunque su aspecto sea de un número).</text:p>
          </table:table-cell>
          <table:table-cell table:style-name="ce45" table:number-columns-repeated="14"/>
          <table:table-cell table:number-columns-repeated="49"/>
        </table:table-row>
        <table:table-row table:style-name="ro4">
          <table:table-cell table:style-name="ce45" office:value-type="string" calcext:value-type="string">
            <text:p>Si quiere, escriba la magnitud calculada en las celdas de fondo violeta.</text:p>
          </table:table-cell>
          <table:table-cell table:style-name="ce45" table:number-columns-repeated="5"/>
          <table:table-cell table:style-name="ce45" office:value-type="string" calcext:value-type="string">
            <text:p>Período</text:p>
          </table:table-cell>
          <table:table-cell table:style-name="ce45" table:number-columns-repeated="8"/>
          <table:table-cell table:number-columns-repeated="49"/>
        </table:table-row>
        <table:table-row table:style-name="ro4">
          <table:table-cell table:style-name="ce45" office:value-type="string" calcext:value-type="string">
            <text:p>P. ej. para calcular el número de vueltas en un movimiento circular</text:p>
          </table:table-cell>
          <table:table-cell table:style-name="ce45" table:number-columns-repeated="4"/>
          <table:table-cell table:style-name="ce45" table:formula="of:=CELL(&quot;address&quot;;[.G49])" office:value-type="string" office:string-value="$G$49" calcext:value-type="string">
            <text:p>$G$49</text:p>
          </table:table-cell>
          <table:table-cell table:style-name="ce71" table:formula="of:=NUMFORMA(5280;3;3)" office:value-type="string" office:string-value="5,28·10³" calcext:value-type="string">
            <text:p>5,28·10³</text:p>
          </table:table-cell>
          <table:table-cell table:style-name="ce45" office:value-type="string" calcext:value-type="string">
            <text:p>s</text:p>
          </table:table-cell>
          <table:table-cell table:style-name="ce45" table:number-columns-repeated="7"/>
          <table:table-cell table:number-columns-repeated="49"/>
        </table:table-row>
        <table:table-row table:style-name="ro4">
          <table:table-cell table:style-name="ce45" office:value-type="string" calcext:value-type="string">
            <text:p>Celda violeta a la derecha de Magnitud →</text:p>
          </table:table-cell>
          <table:table-cell table:style-name="ce45" table:number-columns-repeated="2"/>
          <table:table-cell table:style-name="ce45" office:value-type="string" calcext:value-type="string">
            <text:p>N.º vueltas</text:p>
          </table:table-cell>
          <table:table-cell table:style-name="ce45" table:number-columns-repeated="11"/>
          <table:table-cell table:number-columns-repeated="49"/>
        </table:table-row>
        <table:table-row table:style-name="ro4">
          <table:table-cell table:style-name="ce45" office:value-type="string" calcext:value-type="string">
            <text:p>Celda de fondo blanco bajo ella:</text:p>
          </table:table-cell>
          <table:table-cell table:style-name="ce45" table:number-columns-repeated="2"/>
          <table:table-cell table:style-name="ce45" table:formula="of:=FORMULA([.C54])" office:value-type="string" office:string-value="=1/AVALOR(G49)" calcext:value-type="string">
            <text:p>=1/AVALOR(G49)</text:p>
          </table:table-cell>
          <table:table-cell table:style-name="ce45" table:number-columns-repeated="11"/>
          <table:table-cell table:number-columns-repeated="49"/>
        </table:table-row>
        <table:table-row table:style-name="ro4">
          <table:table-cell table:style-name="ce51"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office:value-type="string" calcext:value-type="string">
            <text:p>N.º vueltas</text:p>
          </table:table-cell>
          <table:table-cell table:style-name="ce62" table:number-columns-repeated="3"/>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formula="of:=1/AVALOR([.G49])" office:value-type="float" office:value="0.000189393939393939" calcext:value-type="float">
            <text:p>0,000189393939393939</text:p>
          </table:table-cell>
          <table:table-cell table:style-name="ce61" table:number-columns-repeated="3"/>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Format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Las celdas pierden el formato si se copia en ellas datos de otro tipo de celda.</text:p>
          </table:table-cell>
          <table:table-cell table:style-name="ce45" table:number-columns-repeated="14"/>
          <table:table-cell table:number-columns-repeated="49"/>
        </table:table-row>
        <table:table-row table:style-name="ro4">
          <table:table-cell table:style-name="ce45" office:value-type="string" calcext:value-type="string">
            <text:p>Si alguna de las celdas con borde azul pierde el formato, sólo tiene que copiar una celda similar</text:p>
          </table:table-cell>
          <table:table-cell table:style-name="ce45" table:number-columns-repeated="14"/>
          <table:table-cell table:number-columns-repeated="49"/>
        </table:table-row>
        <table:table-row table:style-name="ro4">
          <table:table-cell table:style-name="ce45" office:value-type="string" calcext:value-type="string">
            <text:p>y pegarla en el sitio de la que ha dejado de funcionar.</text:p>
          </table:table-cell>
          <table:table-cell table:style-name="ce45" table:number-columns-repeated="14"/>
          <table:table-cell table:number-columns-repeated="49"/>
        </table:table-row>
        <table:table-row table:style-name="ro4">
          <table:table-cell table:style-name="ce45" office:value-type="string" calcext:value-type="string">
            <text:p>Para evitar pérdidas de formato copie y, en vez de pegar, haga un</text:p>
          </table:table-cell>
          <table:table-cell table:style-name="ce45" table:number-columns-repeated="14"/>
          <table:table-cell table:number-columns-repeated="49"/>
        </table:table-row>
        <table:table-row table:style-name="ro4">
          <table:table-cell table:style-name="ce45" office:value-type="string" calcext:value-type="string">
            <text:p>Editar → Pegado especial</text:p>
          </table:table-cell>
          <table:table-cell table:style-name="ce45"/>
          <table:table-cell table:style-name="ce45" office:value-type="string" calcext:value-type="string">
            <text:p>o pulse la combinación de teclas: </text:p>
          </table:table-cell>
          <table:table-cell table:style-name="ce45" table:number-columns-repeated="2"/>
          <table:table-cell table:style-name="ce45" office:value-type="string" calcext:value-type="string">
            <text:p>Ctrl <text:span text:style-name="T8">⇑ V</text:span></text:p>
          </table:table-cell>
          <table:table-cell table:style-name="ce45" table:number-columns-repeated="9"/>
          <table:table-cell table:number-columns-repeated="49"/>
        </table:table-row>
        <table:table-row table:style-name="ro4">
          <table:table-cell table:style-name="ce45" office:value-type="string" calcext:value-type="string">
            <text:p>y desmarque la opción</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Para cambiar el formato numérico de una celda de borde azul, elija el tipo de dato de la</text:p>
          </table:table-cell>
          <table:table-cell table:style-name="ce45" table:number-columns-repeated="14"/>
          <table:table-cell table:number-columns-repeated="49"/>
        </table:table-row>
        <table:table-row table:style-name="ro4">
          <table:table-cell table:style-name="ce45" office:value-type="string" calcext:value-type="string">
            <text:p>segunda barra de herramientas. Si no aparecen los formatos que necesita, 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ersonalizar → (pestaña) Barras de herramientas </text:p>
          </table:table-cell>
          <table:table-cell table:style-name="ce45" table:number-columns-repeated="14"/>
          <table:table-cell table:number-columns-repeated="49"/>
        </table:table-row>
        <table:table-row table:style-name="ro4">
          <table:table-cell table:style-name="ce45" office:value-type="string" calcext:value-type="string">
            <text:p>y en Barra de herramientas elija</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y marque</text:p>
          </table:table-cell>
          <table:table-cell table:style-name="ce45" table:number-columns-repeated="14"/>
          <table:table-cell table:number-columns-repeated="49"/>
        </table:table-row>
        <table:table-row table:style-name="ro4">
          <table:table-cell table:style-name="ce45" office:value-type="string" calcext:value-type="string">
            <text:p>Científico</text:p>
          </table:table-cell>
          <table:table-cell table:style-name="ce45" table:number-columns-repeated="14"/>
          <table:table-cell table:number-columns-repeated="49"/>
        </table:table-row>
        <table:table-row table:style-name="ro4">
          <table:table-cell table:style-name="ce45" office:value-type="string" calcext:value-type="string">
            <text:p>Si aparecen demasiados decimales o formato exponencial cuando no lo necesita</text:p>
          </table:table-cell>
          <table:table-cell table:style-name="ce45" table:number-columns-repeated="14"/>
          <table:table-cell table:number-columns-repeated="49"/>
        </table:table-row>
        <table:table-row table:style-name="ro4">
          <table:table-cell table:style-name="ce45" office:value-type="string" calcext:value-type="string">
            <text:p>haga clic en la celda y pulse la combinación de teclas</text:p>
          </table:table-cell>
          <table:table-cell table:style-name="ce45" table:number-columns-repeated="3"/>
          <table:table-cell table:style-name="ce45" office:value-type="string" calcext:value-type="string">
            <text:p>Ctrl <text:span text:style-name="T8">M</text:span></text:p>
          </table:table-cell>
          <table:table-cell table:style-name="ce45" office:value-type="string" calcext:value-type="string">
            <text:p>(limpiar formato directo)</text:p>
          </table:table-cell>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50" office:value-type="string" calcext:value-type="string">
            <text:p>Copiar un resultado en otra celd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n la celda donde se desea colocar un valor que es el resultado de un apartado anterior</text:p>
          </table:table-cell>
          <table:table-cell table:style-name="ce45" table:number-columns-repeated="14"/>
          <table:table-cell table:number-columns-repeated="49"/>
        </table:table-row>
        <table:table-row table:style-name="ro4">
          <table:table-cell table:style-name="ce45" office:value-type="string" calcext:value-type="string">
            <text:p>se escribe</text:p>
          </table:table-cell>
          <table:table-cell table:style-name="ce59" office:value-type="string" calcext:value-type="string">
            <text:p>=AVALOR()</text:p>
          </table:table-cell>
          <table:table-cell table:style-name="ce45" office:value-type="string" calcext:value-type="string">
            <text:p><text:s/></text:p>
          </table:table-cell>
          <table:table-cell table:style-name="ce45" table:number-columns-repeated="12"/>
          <table:table-cell table:number-columns-repeated="49"/>
        </table:table-row>
        <table:table-row table:style-name="ro4">
          <table:table-cell table:style-name="ce45" office:value-type="string" calcext:value-type="string">
            <text:p>Se hace clic en el medio de los paréntesis de esta fórmula</text:p>
          </table:table-cell>
          <table:table-cell table:style-name="ce45" table:number-columns-repeated="14"/>
          <table:table-cell table:number-columns-repeated="49"/>
        </table:table-row>
        <table:table-row table:style-name="ro4">
          <table:table-cell table:style-name="ce45" office:value-type="string" calcext:value-type="string">
            <text:p>y luego se hace clic en la celda cuyo resultado se quiere copiar.</text:p>
          </table:table-cell>
          <table:table-cell table:style-name="ce45" table:number-columns-repeated="14"/>
          <table:table-cell table:number-columns-repeated="49"/>
        </table:table-row>
        <table:table-row table:style-name="ro4">
          <table:table-cell table:style-name="ce45" office:value-type="string" calcext:value-type="string">
            <text:p>Se lleva el cursor a la línea de entrada donde aparece la fórmula, se hace clic y se pulsa la tecla «F9»</text:p>
          </table:table-cell>
          <table:table-cell table:style-name="ce45" table:number-columns-repeated="14"/>
          <table:table-cell table:number-columns-repeated="49"/>
        </table:table-row>
        <table:table-row table:style-name="ro4">
          <table:table-cell table:style-name="ce45" office:value-type="string" calcext:value-type="string">
            <text:p>Se pulsa la tecla ↲ («Intro») dos veces y el resultado queda guardado en la celda.</text:p>
          </table:table-cell>
          <table:table-cell table:style-name="ce45" table:number-columns-repeated="14"/>
          <table:table-cell table:number-columns-repeated="49"/>
        </table:table-row>
        <table:table-row table:style-name="ro4">
          <table:table-cell table:style-name="ce55"/>
          <table:table-cell table:style-name="ce45"/>
          <table:table-cell table:style-name="ce45" office:value-type="string" calcext:value-type="string">
            <text:p>Resultado:</text:p>
          </table:table-cell>
          <table:table-cell table:style-name="ce45" table:formula="of:=NUMFORMA(PI();5)" office:value-type="string" office:string-value="3,1416" calcext:value-type="string">
            <text:p>3,1416</text:p>
          </table:table-cell>
          <table:table-cell table:style-name="ce45" table:number-columns-repeated="11"/>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Qué pasa?</text:p>
          </table:table-cell>
          <table:table-cell table:style-name="ce45" table:number-columns-repeated="14"/>
          <table:table-cell table:number-columns-repeated="49"/>
        </table:table-row>
        <table:table-row table:style-name="ro4">
          <table:table-cell table:style-name="ce48" office:value-type="string" calcext:value-type="string">
            <text:p>No se pueden modificar las celdas protegida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l intentar escribir en una celda de borde azul aparece un mensaje</text:p>
          </table:table-cell>
          <table:table-cell table:style-name="ce45" table:number-columns-repeated="14"/>
          <table:table-cell table:number-columns-repeated="49"/>
        </table:table-row>
        <table:table-row table:style-name="ro4">
          <table:table-cell table:style-name="ce45" office:value-type="string" calcext:value-type="string">
            <text:p>No se pueden modificar las celdas protegidas</text:p>
          </table:table-cell>
          <table:table-cell table:style-name="ce45" table:number-columns-repeated="14"/>
          <table:table-cell table:number-columns-repeated="49"/>
        </table:table-row>
        <table:table-row table:style-name="ro4">
          <table:table-cell table:style-name="ce45" office:value-type="string" calcext:value-type="string">
            <text:p>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text:p>
          </table:table-cell>
          <table:table-cell table:style-name="ce45" table:number-columns-repeated="14"/>
          <table:table-cell table:number-columns-repeated="49"/>
        </table:table-row>
        <table:table-row table:style-name="ro4">
          <table:table-cell table:style-name="ce45" office:value-type="string" calcext:value-type="string">
            <text:p>y haga clic en</text:p>
          </table:table-cell>
          <table:table-cell table:style-name="ce45" table:number-columns-repeated="14"/>
          <table:table-cell table:number-columns-repeated="49"/>
        </table:table-row>
        <table:table-row table:style-name="ro4">
          <table:table-cell table:style-name="ce45"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Copie otra celda de borde azul y péguela en la celda que en la que no podía escribir. </text:p>
          </table:table-cell>
          <table:table-cell table:style-name="ce45" table:number-columns-repeated="14"/>
          <table:table-cell table:number-columns-repeated="49"/>
        </table:table-row>
        <table:table-row table:style-name="ro4">
          <table:table-cell table:style-name="ce45" office:value-type="string" calcext:value-type="string">
            <text:p>Vuelv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roteger documento</text:p>
          </table:table-cell>
          <table:table-cell table:style-name="ce45" table:number-columns-repeated="14"/>
          <table:table-cell table:number-columns-repeated="49"/>
        </table:table-row>
        <table:table-row table:style-name="ro4">
          <table:table-cell table:style-name="ce45" office:value-type="string" calcext:value-type="string">
            <text:p>y marque de nuevo la opción</text:p>
          </table:table-cell>
          <table:table-cell table:style-name="ce45" table:number-columns-repeated="14"/>
          <table:table-cell table:number-columns-repeated="49"/>
        </table:table-row>
        <table:table-row table:style-name="ro4">
          <table:table-cell table:style-name="ce46"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Si no lo hace probablemente pierda las ecuaciones que hacen funcionar la hoja)</text:p>
          </table:table-cell>
          <table:table-cell table:style-name="ce45" table:number-columns-repeated="14"/>
          <table:table-cell table:number-columns-repeated="49"/>
        </table:table-row>
        <table:table-row table:style-name="ro4">
          <table:table-cell table:style-name="ce45" office:value-type="string" calcext:value-type="string">
            <text:p>Ahora debería poder escribir en la celda (o borrar su contenid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Aparecen errores en los resultad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u otros errores en alguna celda habrá que revisar los menús desplegables.</text:p>
          </table:table-cell>
          <table:table-cell table:style-name="ce45" table:number-columns-repeated="12"/>
          <table:table-cell table:number-columns-repeated="49"/>
        </table:table-row>
        <table:table-row table:style-name="ro4">
          <table:table-cell table:style-name="ce45" office:value-type="string" calcext:value-type="string">
            <text:p>Lo más probable es que queden opciones de un problema anterior que ya no son válidas </text:p>
          </table:table-cell>
          <table:table-cell table:style-name="ce45" table:number-columns-repeated="14"/>
          <table:table-cell table:number-columns-repeated="49"/>
        </table:table-row>
        <table:table-row table:style-name="ro4">
          <table:table-cell table:style-name="ce45" office:value-type="string" calcext:value-type="string">
            <text:p>para el problema actual. Despliegue los menús en fondo salmón y elija una de las opciones de la lista.</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l botón «Borrar datos» no v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 posible que los botones de formulario estén en modo diseño.</text:p>
          </table:table-cell>
          <table:table-cell table:style-name="ce45" table:number-columns-repeated="14"/>
          <table:table-cell table:number-columns-repeated="49"/>
        </table:table-row>
        <table:table-row table:style-name="ro4">
          <table:table-cell table:style-name="ce45" office:value-type="string" calcext:value-type="string">
            <text:p>Pruebe con</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office:value-type="string" calcext:value-type="string">
            <text:p>y compruebe que el modo diseño (el 2º icono con aspecto de una mano con el dedo índice) no está activado.</text:p>
          </table:table-cell>
          <table:table-cell table:style-name="ce45" table:number-columns-repeated="14"/>
          <table:table-cell table:number-columns-repeated="49"/>
        </table:table-row>
        <table:table-row table:style-name="ro4">
          <table:table-cell table:style-name="ce45" office:value-type="string" calcext:value-type="string">
            <text:p>Si lo está, desactívelo (clic en ese icono) y cierre esa barra de herramientas.</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jemplo de enlace</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te es el enlace</text:p>
          </table:table-cell>
          <table:table-cell table:style-name="ce45"/>
          <table:table-cell table:style-name="ce93" office:value-type="string" calcext:value-type="string">
            <text:p><text:a xlink:href="#DescrFunc" xlink:type="simple">Funciones</text:a></text:p>
          </table:table-cell>
          <table:table-cell table:style-name="ce45" table:number-columns-repeated="12"/>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Actualizado</text:p>
          </table:table-cell>
          <table:table-cell table:style-name="ce64" office:value-type="date" office:date-value="2020-03-10" calcext:value-type="date">
            <text:p>10/03/20</text:p>
          </table:table-cell>
          <table:table-cell table:style-name="ce45" table:number-columns-repeated="13"/>
          <table:table-cell table:number-columns-repeated="49"/>
        </table:table-row>
        <table:table-row table:style-name="ro4" table:number-rows-repeated="9">
          <table:table-cell table:style-name="ce45" table:number-columns-repeated="15"/>
          <table:table-cell table:number-columns-repeated="49"/>
        </table:table-row>
        <table:table-row table:style-name="ro4" table:number-rows-repeated="1048451">
          <table:table-cell table:number-columns-repeated="64"/>
        </table:table-row>
        <table:table-row table:style-name="ro4">
          <table:table-cell table:number-columns-repeated="64"/>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8" table:default-cell-style-name="ce56"/>
        <table:table-column table:style-name="co19" table:default-cell-style-name="ce56"/>
        <table:table-column table:style-name="co20" table:default-cell-style-name="ce56"/>
        <table:table-column table:style-name="co21" table:default-cell-style-name="ce56"/>
        <table:table-column table:style-name="co22" table:default-cell-style-name="ce56"/>
        <table:table-column table:style-name="co23" table:default-cell-style-name="ce56"/>
        <table:table-column table:style-name="co22" table:default-cell-style-name="ce56"/>
        <table:table-column table:style-name="co24" table:default-cell-style-name="ce56"/>
        <table:table-column table:style-name="co25" table:default-cell-style-name="ce56"/>
        <table:table-column table:style-name="co26" table:default-cell-style-name="ce56"/>
        <table:table-column table:style-name="co27" table:default-cell-style-name="ce56"/>
        <table:table-column table:style-name="co7" table:number-columns-repeated="6" table:default-cell-style-name="ce56"/>
        <table:table-column table:style-name="co28" table:default-cell-style-name="ce56"/>
        <table:table-column table:style-name="co29" table:default-cell-style-name="ce56"/>
        <table:table-column table:style-name="co30" table:default-cell-style-name="ce56"/>
        <table:table-column table:style-name="co12" table:number-columns-repeated="2" table:default-cell-style-name="ce56"/>
        <table:table-column table:style-name="co31" table:default-cell-style-name="ce56"/>
        <table:table-column table:style-name="co12" table:number-columns-repeated="2"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12" table:default-cell-style-name="ce56"/>
        <table:table-column table:style-name="co29" table:default-cell-style-name="ce56"/>
        <table:table-column table:style-name="co36" table:default-cell-style-name="ce56"/>
        <table:table-column table:style-name="co37" table:default-cell-style-name="ce56"/>
        <table:table-column table:style-name="co38" table:default-cell-style-name="ce56"/>
        <table:table-column table:style-name="co12" table:number-columns-repeated="30" table:default-cell-style-name="ce56"/>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6cm" table:end-y="0.007cm" draw:z-index="7" draw:style-name="gr1" draw:text-style-name="P1" svg:width="1.987cm" svg:height="0.456cm" svg:x="0.149cm" svg:y="0cm" draw:control="control2"/>
          </table:table-cell>
          <table:table-cell table:style-name="ce52" table:number-columns-repeated="2"/>
          <table:table-cell table:style-name="ce45" office:value-type="string" calcext:value-type="string">
            <text:p>Ir a… (Ctrl clic)</text:p>
          </table:table-cell>
          <table:table-cell table:style-name="ce220" table:content-validation-name="val18" office:value-type="string" calcext:value-type="string">
            <text:p>Ayuda</text:p>
          </table:table-cell>
          <table:table-cell table:style-name="ce45" table:number-columns-repeated="6"/>
          <table:table-cell table:style-name="ce105" office:value-type="string" calcext:value-type="string">
            <text:p>Masa planeta</text:p>
          </table:table-cell>
          <table:table-cell table:style-name="ce105" office:value-type="string" calcext:value-type="string">
            <text:p>Radio órbita</text:p>
          </table:table-cell>
          <table:table-cell table:style-name="ce105" office:value-type="string" calcext:value-type="string">
            <text:p>Período (s)</text:p>
          </table:table-cell>
          <table:table-cell table:style-name="ce105" office:value-type="string" calcext:value-type="string">
            <text:p>Velocidad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105" office:value-type="string" calcext:value-type="string">
            <text:p>Menu suelo</text:p>
          </table:table-cell>
          <table:table-cell table:style-name="ce105" office:value-type="string" calcext:value-type="string">
            <text:p>Menu peso/campo</text:p>
          </table:table-cell>
          <table:table-cell office:value-type="string" calcext:value-type="string">
            <text:p>Menu E órb./suelo</text:p>
          </table:table-cell>
          <table:table-cell table:number-columns-repeated="30"/>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120" office:value-type="float" office:value="64.5" calcext:value-type="float">
            <text:p>64,5</text:p>
          </table:table-cell>
          <table:table-cell table:style-name="ce52" office:value-type="string" calcext:value-type="string">
            <text:p>kg</text:p>
          </table:table-cell>
          <table:table-cell table:style-name="ce52" table:number-columns-repeated="3"/>
          <table:table-cell table:style-name="ce10" office:value-type="string" calcext:value-type="string">
            <text:p><text:a xlink:href="#Introd" xlink:type="simple">Introducción</text:a></text:p>
          </table:table-cell>
          <table:table-cell table:style-name="ce228" table:formula="of:=IF([.K1]=[.K48];[.K51];&quot;&quot;)" office:value-type="string" office:string-value="Elija «_» en vez de «Ayuda» en la celda de arriba para ocultarla.&#10;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a su derecha. Si aparecen en formato científico puede volver a formato normal haciendo clic en la celda y pulsando las teclas Ctrl M.&#10;Puede dejar algunas celdas en blanco, pero si los datos no llegan para resolver el problema, aparecerá un aviso de «¡Faltan datos!»&#10;En la primera celda de color blanco escriba la masa del satélite si va a calcular la energía o la fuerza. Si no es así, puede dejarla en blanco.&#10;En las celdas siguientes escriba la masa del astro central (Sol, Tierra o planeta), su radio (en la unidades que elija) o, si falta el radio o la masa, el valor de la aceleración de la gravedad en el suelo del astro.&#10;Si escribe la masa del astro, se usará el valor de la constante G mostrado.&#10;A la derecha de «La órbita es circular de» elija entre «Altura» y «Radio» de la órbita, escriba a la derecha su valor y elija las unidades en la celda contigua.&#10;Si no ha elegido nada, en la siguiente fila elija entre «Período», «Frecuencia» y «Velocidad» del satélite, escriba a la derecha su valor y elija las unidades.&#10;Respuestas&#10;A la derecha de «Cifras significativas»: Escriba el número (1 a 6) de cifras de los resultados. Si la deja en blanco, los muestra con 3 cifras significativas.&#10;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 calcext:value-type="string" table:number-columns-spanned="1" table:number-rows-spanned="29">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style-name="ce45" table:number-columns-repeated="6"/>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false" calcext:value-type="boolean">
            <text:p>FALS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i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uesta</text:p>
          </table:table-cell>
          <table:table-cell/>
          <table:table-cell table:style-name="ce105" office:value-type="string" calcext:value-type="string">
            <text:p>Un. energía</text:p>
          </table:table-cell>
          <table:table-cell table:style-name="ce105"/>
          <table:table-cell table:style-name="ce105" table:formula="of:=IF([.$S$21];[.AI2];&quot; &quot;)" office:value-type="string" office:string-value="mandarlo al infinito" calcext:value-type="string">
            <text:p>mandarlo al infinito</text:p>
          </table:table-cell>
          <table:table-cell table:style-name="ce105" table:formula="of:=IF([.$R$12];&quot;&quot;;[.AJ2])">
            <text:p/>
          </table:table-cell>
          <table:table-cell table:style-name="ce201" table:formula="of:=IF([.$R$12];&quot;&quot;;[.AK2])">
            <text:p/>
          </table:table-cell>
          <table:table-cell table:style-name="Default" office:value-type="string" calcext:value-type="string">
            <text:p>mandarlo al infinito</text:p>
          </table:table-cell>
          <table:table-cell table:style-name="ce105" office:value-type="string" calcext:value-type="string">
            <text:p>Fuerza gravitatoria</text:p>
          </table:table-cell>
          <table:table-cell table:style-name="ce201" office:value-type="string" calcext:value-type="string">
            <text:p>Energía en la órbita</text:p>
          </table:table-cell>
          <table:table-cell table:number-columns-repeated="27"/>
        </table:table-row>
        <table:table-row table:style-name="ro6">
          <table:table-cell table:style-name="ce52"/>
          <table:table-cell table:style-name="ce52" office:value-type="string" calcext:value-type="string">
            <text:p>gira alrededor de un astro de masa</text:p>
          </table:table-cell>
          <table:table-cell table:style-name="ce52"/>
          <table:table-cell table:style-name="ce160" office:value-type="string" calcext:value-type="string">
            <text:p>M =</text:p>
          </table:table-cell>
          <table:table-cell table:style-name="ce121"/>
          <table:table-cell table:style-name="ce52" office:value-type="string" calcext:value-type="string">
            <text:p>kg</text:p>
          </table:table-cell>
          <table:table-cell table:style-name="ce52" table:number-columns-repeated="3"/>
          <table:table-cell table:style-name="ce93" office:value-type="string" calcext:value-type="string">
            <text:p><text:a xlink:href="#NotasAyuda" xlink:type="simple">Ayuda</text:a></text:p>
          </table:table-cell>
          <table:covered-table-cell table:style-name="ce45"/>
          <table:table-cell table:style-name="ce45" table:number-columns-repeated="6"/>
          <table:table-cell table:style-name="ce191" office:value-type="string" calcext:value-type="string">
            <text:p>∛→</text:p>
          </table:table-cell>
          <table:table-cell table:style-name="ce196" table:formula="of:=([.$AB$17]*[.$T$3]^2*[.$AB$14]/(4*PI()*PI()))^(1/3)" office:value-type="string" office:string-value="" calcext:value-type="error">
            <text:p>#¡VALOR!</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d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¹" calcext:value-type="string">
            <text:p>s⁻¹</text:p>
          </table:table-cell>
          <table:table-cell/>
          <table:table-cell table:style-name="ce105" office:value-type="string" calcext:value-type="string">
            <text:p>J</text:p>
          </table:table-cell>
          <table:table-cell table:style-name="ce105" office:value-type="string" calcext:value-type="string">
            <text:p>Energía</text:p>
          </table:table-cell>
          <table:table-cell table:style-name="ce105" table:formula="of:=IF([.$R$12];&quot;&quot;;[.AI3])">
            <text:p/>
          </table:table-cell>
          <table:table-cell table:style-name="ce105" table:formula="of:=IF([.$R$12];&quot;&quot;;[.AJ3])">
            <text:p/>
          </table:table-cell>
          <table:table-cell table:style-name="ce201" table:formula="of:=IF([.S21];[.AK3];&quot;&quot;)" office:value-type="string" office:string-value="Energía en el suelo" calcext:value-type="string">
            <text:p>Energía en el suelo</text:p>
          </table:table-cell>
          <table:table-cell table:style-name="ce105" office:value-type="string" calcext:value-type="string">
            <text:p>alcanzar la altura</text:p>
          </table:table-cell>
          <table:table-cell table:style-name="ce105" office:value-type="string" calcext:value-type="string">
            <text:p>Campo gravitatorio</text:p>
          </table:table-cell>
          <table:table-cell table:style-name="ce201" office:value-type="string" calcext:value-type="string">
            <text:p>Energía en el suelo</text:p>
          </table:table-cell>
          <table:table-cell table:number-columns-repeated="27"/>
        </table:table-row>
        <table:table-row table:style-name="ro6">
          <table:table-cell table:style-name="ce52"/>
          <table:table-cell table:style-name="ce52" office:value-type="string" calcext:value-type="string">
            <text:p>y radio</text:p>
          </table:table-cell>
          <table:table-cell table:style-name="ce52"/>
          <table:table-cell table:style-name="ce160" office:value-type="string" calcext:value-type="string">
            <text:p>R =</text:p>
          </table:table-cell>
          <table:table-cell table:style-name="ce120" office:value-type="float" office:value="2.32" calcext:value-type="float">
            <text:p>2,32</text:p>
          </table:table-cell>
          <table:table-cell table:style-name="ce154" table:content-validation-name="val10"/>
          <table:table-cell table:style-name="ce175" table:formula="of:=IF(AND(NOT(ISBLANK([.E4]));ISBLANK([.F4]));[.AH6];&quot;&quot;)" office:value-type="string" office:string-value="¡Unidades!" calcext:value-type="string">
            <text:p>¡Unidades!</text:p>
          </table:table-cell>
          <table:table-cell table:style-name="ce52" table:number-columns-repeated="2"/>
          <table:table-cell table:style-name="ce45"/>
          <table:covered-table-cell table:style-name="ce45"/>
          <table:table-cell table:style-name="ce45" table:number-columns-repeated="6"/>
          <table:table-cell table:style-name="ce192"/>
          <table:table-cell table:style-name="ce197" table:formula="of:=IF([.$S$2];AVALOR([.E6])*[.S10];IF([.$S$9];AVALOR([.E6])*[.S10]+[.AB13];IF([.$U$2];[.AB15]/[.U3]^2;0)))" office:value-type="float" office:value="0" calcext:value-type="float">
            <text:p>0,00E+000</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¹" calcext:value-type="string">
            <text:p>min⁻¹</text:p>
          </table:table-cell>
          <table:table-cell/>
          <table:table-cell table:style-name="ce105" office:value-type="string" calcext:value-type="string">
            <text:p>kJ</text:p>
          </table:table-cell>
          <table:table-cell table:style-name="ce105" office:value-type="string" calcext:value-type="string">
            <text:p>Velocidad</text:p>
          </table:table-cell>
          <table:table-cell table:style-name="ce105" table:formula="of:=IF([.$R$12];&quot;&quot;;[.AI4])">
            <text:p/>
          </table:table-cell>
          <table:table-cell table:style-name="ce105" table:formula="of:=IF([.$R$12];&quot;&quot;;[.AJ4])">
            <text:p/>
          </table:table-cell>
          <table:table-cell table:style-name="ce105"/>
          <table:table-cell table:style-name="ce105" office:value-type="string" calcext:value-type="string">
            <text:p>ponerlo en órbita</text:p>
          </table:table-cell>
          <table:table-cell table:style-name="ce105" office:value-type="string" calcext:value-type="string">
            <text:p>Gravedad relativa</text:p>
          </table:table-cell>
          <table:table-cell table:number-columns-repeated="28"/>
        </table:table-row>
        <table:table-row table:style-name="ro6">
          <table:table-cell table:style-name="ce52"/>
          <table:table-cell table:style-name="ce52" table:formula="of:=IF(NOT([.$R$2]);&quot;en el que la gravedad en el suelo es&quot;;&quot;&quot;)" office:value-type="string" office:string-value="en el que la gravedad en el suelo es" calcext:value-type="string">
            <text:p>en el que la gravedad en el suelo es</text:p>
          </table:table-cell>
          <table:table-cell table:style-name="ce52"/>
          <table:table-cell table:style-name="ce160" table:formula="of:=IF(NOT([.$R$2]);&quot;g₀ =&quot;;&quot;&quot;)" office:value-type="string" office:string-value="g₀ =" calcext:value-type="string">
            <text:p>g₀ =</text:p>
          </table:table-cell>
          <table:table-cell table:style-name="ce119"/>
          <table:table-cell table:style-name="ce52" table:formula="of:=IF(NOT([.$R$2]);&quot;m/s²&quot;;&quot;&quot;)" office:value-type="string" office:string-value="m/s²" calcext:value-type="string">
            <text:p>m/s²</text:p>
          </table:table-cell>
          <table:table-cell table:style-name="ce162"/>
          <table:table-cell table:style-name="ce52" table:number-columns-repeated="2"/>
          <table:table-cell table:style-name="ce10" office:value-type="string" calcext:value-type="string">
            <text:p><text:a xlink:href="#Periodo" xlink:type="simple">Cálculo del período</text:a></text:p>
          </table:table-cell>
          <table:covered-table-cell table:style-name="ce45"/>
          <table:table-cell table:style-name="ce45" table:number-columns-repeated="6"/>
          <table:table-cell table:style-name="ce105" office:value-type="string" calcext:value-type="string">
            <text:p>Masa satélite</text:p>
          </table:table-cell>
          <table:table-cell table:style-name="ce105" office:value-type="string" calcext:value-type="string">
            <text:p>Rad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¹" calcext:value-type="string">
            <text:p>h⁻¹</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0" calcext:value-type="float">
            <text:p>0</text:p>
          </table:table-cell>
          <table:table-cell table:style-name="ce105" table:formula="of:=IF([.$AF$7];[.AE7];&quot;&quot;)">
            <text:p/>
          </table:table-cell>
          <table:table-cell table:style-name="ce190" table:formula="of:=([.B18]=[.AH2])" office:value-type="boolean" office:boolean-value="true" calcext:value-type="boolean">
            <text:p>VERDADERO</text:p>
          </table:table-cell>
          <table:table-cell table:number-columns-repeated="30"/>
        </table:table-row>
        <table:table-row table:style-name="ro6">
          <table:table-cell table:style-name="ce52"/>
          <table:table-cell table:style-name="ce52" table:formula="of:=IF(OR(ISBLANK([.E7]);[.S12];[.S17]);&quot;La órbita es circular de&quot;;&quot;&quot;)" office:value-type="string" office:string-value="La órbita es circular de" calcext:value-type="string">
            <text:p>La órbita es circular de</text:p>
          </table:table-cell>
          <table:table-cell table:style-name="ce154" table:content-validation-name="val6"/>
          <table:table-cell table:style-name="ce160" table:formula="of:=IF([.C6]=[.V3];&quot;r =&quot;;IF([.C6]=[.V4];&quot;h =&quot;;&quot;&quot;))">
            <text:p/>
          </table:table-cell>
          <table:table-cell table:style-name="ce119"/>
          <table:table-cell table:style-name="ce154" table:content-validation-name="val12"/>
          <table:table-cell table:style-name="ce176" table:formula="of:=IF(AND(NOT(ISBLANK([.E6]));ISBLANK([.F6]));[.AH6];IF(NOT(ISBLANK([.E6]));IF(NOT(ISERROR([.AB13]));IF([.AC13]&lt;[.AB13];[.AH8];&quot;&quot;);&quot;&quot;);&quot;&quot;))">
            <text:p/>
          </table:table-cell>
          <table:table-cell table:style-name="ce52" table:number-columns-repeated="2"/>
          <table:table-cell table:style-name="ce10" office:value-type="string" calcext:value-type="string">
            <text:p><text:a xlink:href="#Altura" xlink:type="simple">Cálculo de la altura</text:a></text:p>
          </table:table-cell>
          <table:covered-table-cell table:style-name="ce45"/>
          <table:table-cell table:style-name="ce45" table:number-columns-repeated="6"/>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1">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¹" calcext:value-type="string">
            <text:p>día⁻¹</text:p>
          </table:table-cell>
          <table:table-cell/>
          <table:table-cell table:style-name="ce105" office:value-type="string" calcext:value-type="string">
            <text:p>GJ</text:p>
          </table:table-cell>
          <table:table-cell table:style-name="Default"/>
          <table:table-cell table:style-name="ce105"/>
          <table:table-cell table:style-name="ce249" table:formula="of:=IF(ISBLANK([.C22]);0;MATCH([.C22];[.AG2:.AG5];0))" office:value-type="float" office:value="0" calcext:value-type="float">
            <text:p>0</text:p>
          </table:table-cell>
          <table:table-cell table:style-name="ce105" office:value-type="string" calcext:value-type="string">
            <text:p>¡Unidades!</text:p>
          </table:table-cell>
          <table:table-cell table:number-columns-repeated="30"/>
        </table:table-row>
        <table:table-row table:style-name="ro6">
          <table:table-cell table:style-name="ce52"/>
          <table:table-cell table:style-name="ce52" table:formula="of:=IF(OR([.S12];[.S17];ISBLANK([.E6]));&quot;El satélite gira con un&quot;&amp;IF([.V10]=1;&quot;&quot;;&quot;a&quot;);&quot;&quot;)" office:value-type="string" office:string-value="El satélite gira con una" calcext:value-type="string">
            <text:p>El satélite gira con una</text:p>
          </table:table-cell>
          <table:table-cell table:style-name="ce154" table:content-validation-name="val7"/>
          <table:table-cell table:style-name="ce161" table:formula="of:=IF(ISBLANK([.C7]);&quot;&quot;;CHOOSE([.V10]+1;&quot;&quot;;&quot;T&quot;;&quot;f&quot;;&quot;v&quot;)&amp;&quot; =&quot;)">
            <text:p/>
          </table:table-cell>
          <table:table-cell table:style-name="ce119"/>
          <table:table-cell table:style-name="ce154" table:content-validation-name="val13"/>
          <table:table-cell table:style-name="ce176" table:formula="of:=IF(ISBLANK([.E7]);&quot;&quot;;IF(ISERROR([.AA9]);[.AH6];&quot;&quot;))">
            <text:p/>
          </table:table-cell>
          <table:table-cell table:style-name="ce52" table:number-columns-repeated="2"/>
          <table:table-cell table:style-name="ce10" office:value-type="string" calcext:value-type="string">
            <text:p><text:a xlink:href="#Peso" xlink:type="simple">Cálculo del peso</text:a></text:p>
          </table:table-cell>
          <table:covered-table-cell table:style-name="ce45"/>
          <table:table-cell table:style-name="ce45" table:number-columns-repeated="6"/>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ñ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ños" calcext:value-type="string">
            <text:p>años</text:p>
          </table:table-cell>
          <table:table-cell table:style-name="ce105" table:formula="of:=LEFT([.Y7];3)&amp;IF([.$V$26];&quot;s&quot;;&quot;⁻¹&quot;)" office:value-type="string" office:string-value="año⁻¹" calcext:value-type="string">
            <text:p>año⁻¹</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false" calcext:value-type="boolean">
            <text:p>FALSO</text:p>
          </table:table-cell>
          <table:table-cell table:style-name="ce105"/>
          <table:table-cell table:style-name="ce105" office:value-type="string" calcext:value-type="string">
            <text:p>¡Faltan datos!</text:p>
          </table:table-cell>
          <table:table-cell table:number-columns-repeated="30"/>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office:value-type="string" office:string-value="¡Faltan datos!" calcext:value-type="string">
            <text:p>¡Faltan datos!</text:p>
          </table:table-cell>
          <table:table-cell table:style-name="ce52" table:number-columns-repeated="5"/>
          <table:table-cell table:style-name="ce10" office:value-type="string" calcext:value-type="string">
            <text:p><text:a xlink:href="#Energia" xlink:type="simple">Cálculo de la energía</text:a></text:p>
          </table:table-cell>
          <table:covered-table-cell table:style-name="ce45"/>
          <table:table-cell table:style-name="ce45" table:number-columns-repeated="6"/>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1">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 r &lt; R !</text:p>
          </table:table-cell>
          <table:table-cell table:number-columns-repeated="30"/>
        </table:table-row>
        <table:table-row table:style-name="ro6">
          <table:table-cell table:style-name="ce53" office:value-type="string" calcext:value-type="string">
            <text:p>a)</text:p>
          </table:table-cell>
          <table:table-cell table:style-name="ce52" table:formula="of:=IF([.T2];&quot;El radio/la altura&quot;;&quot;El período&quot;)&amp;&quot; de la órbita del satélite&quot;&amp;IF([.U2];&quot;&quot;;&quot; y su velocidad&quot;)" office:value-type="string" office:string-value="El período de la órbita del satélite y su velocidad" calcext:value-type="string">
            <text:p>El período de la órbita del satélite y su velocidad</text:p>
          </table:table-cell>
          <table:table-cell table:style-name="ce52" table:number-columns-repeated="7"/>
          <table:table-cell table:style-name="ce45"/>
          <table:covered-table-cell table:style-name="ce45"/>
          <table:table-cell table:style-name="ce45" table:number-columns-repeated="6"/>
          <table:table-cell table:style-name="ce190" table:formula="of:=NOT(ISBLANK([.E5]))" office:value-type="boolean" office:boolean-value="false" calcext:value-type="boolean">
            <text:p>FALS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105" office:value-type="string" calcext:value-type="string">
            <text:p>velocidad</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2" calcext:value-type="float">
            <text:p>2</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Default"/>
          <table:table-cell table:style-name="ce105" table:number-columns-repeated="2"/>
          <table:table-cell table:style-name="ce105" office:value-type="string" calcext:value-type="string">
            <text:p>clic</text:p>
          </table:table-cell>
          <table:table-cell table:number-columns-repeated="30"/>
        </table:table-row>
        <table:table-row table:style-name="ro6">
          <table:table-cell table:style-name="ce53" office:value-type="string" calcext:value-type="string">
            <text:p>b)</text:p>
          </table:table-cell>
          <table:table-cell table:style-name="ce52" table:formula="of:=IF([.R6];&quot;El peso del satélite en la órbita&quot;;&quot;El valor de la aceleración de gravedad a la altura del satélite&quot;)" office:value-type="string" office:string-value="El peso del satélite en la órbita" calcext:value-type="string">
            <text:p>El peso del satélite en la órbita</text:p>
          </table:table-cell>
          <table:table-cell table:style-name="ce52" table:number-columns-repeated="7"/>
          <table:table-cell table:style-name="ce75" office:value-type="string" calcext:value-type="string">
            <text:p>Ver el documento</text:p>
          </table:table-cell>
          <table:covered-table-cell table:style-name="ce45"/>
          <table:table-cell table:style-name="ce45" table:number-columns-repeated="6"/>
          <table:table-cell table:style-name="ce105"/>
          <table:table-cell table:style-name="ce196" table:formula="of:=CHOOSE([.W10]+1;0;1;1000;[.AB13];[.$AD$17];[.Z4]*[.$AD$17];[.Z5]*[.$AD$17];[.Z8]*[.$AD$17])" office:value-type="float" office:value="0" calcext:value-type="float">
            <text:p>0,00E+000</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0" calcext:value-type="float">
            <text:p>0</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Default"/>
          <table:table-cell table:style-name="ce105" table:number-columns-repeated="3"/>
          <table:table-cell table:number-columns-repeated="30"/>
        </table:table-row>
        <table:table-row table:style-name="ro6">
          <table:table-cell table:style-name="ce53" table:formula="of:=IF([.R6];&quot;c)&quot;;&quot;&quot;)" office:value-type="string" office:string-value="c)" calcext:value-type="string">
            <text:p>c)</text:p>
          </table:table-cell>
          <table:table-cell table:style-name="ce52" table:formula="of:=IF([.R6];&quot;Las energías cinética, potencial y mecánica del satélite.&quot;;&quot;&quot;)" office:value-type="string" office:string-value="Las energías cinética, potencial y mecánica del satélite." calcext:value-type="string">
            <text:p>Las energías cinética, potencial y mecánica del satélite.</text:p>
          </table:table-cell>
          <table:table-cell table:style-name="ce52" table:number-columns-repeated="7"/>
          <table:table-cell table:style-name="ce10" office:value-type="string" calcext:value-type="string">
            <text:p><text:a xlink:href="http://www.xente.mundo-r.com/alfonbarba/calculos/SatelitesEjemplosEs.pdf" xlink:type="simple" office:target-frame-name="_blank">Ejemplos</text:a></text:p>
          </table:table-cell>
          <table:covered-table-cell table:style-name="ce45"/>
          <table:table-cell table:style-name="ce45" table:number-columns-repeated="6"/>
          <table:table-cell table:style-name="ce105" office:value-type="string" calcext:value-type="string">
            <text:p>No hay satélite</text:p>
          </table:table-cell>
          <table:table-cell table:style-name="ce105" office:value-type="string" calcext:value-type="string">
            <text:p>Faltan radios</text:p>
          </table:table-cell>
          <table:table-cell table:style-name="ce105" office:value-type="string" calcext:value-type="string">
            <text:p>T, M y <text:span text:style-name="T11">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32"/>
        </table:table-row>
        <table:table-row table:style-name="ro6">
          <table:table-cell table:style-name="ce52" table:number-columns-repeated="9"/>
          <table:table-cell table:style-name="ce45"/>
          <table:covered-table-cell table:style-name="ce45"/>
          <table:table-cell table:style-name="ce45" table:number-columns-repeated="6"/>
          <table:table-cell table:style-name="ce190" table:formula="of:=NOT(OR([.S2];[.S9];[.T2];[.U2]))" office:value-type="boolean" office:boolean-value="true" calcext:value-type="boolean">
            <text:p>VERDADER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198" office:value-type="string" calcext:value-type="string">
            <text:p>Radio (m)</text:p>
          </table:table-cell>
          <table:table-cell table:style-name="ce198" office:value-type="string" calcext:value-type="string">
            <text:p>Velocidad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32"/>
        </table:table-row>
        <table:table-row table:style-name="ro6">
          <table:table-cell table:style-name="ce45"/>
          <table:table-cell table:style-name="ce43" office:value-type="string" calcext:value-type="string">
            <text:p>Respuestas</text:p>
          </table:table-cell>
          <table:table-cell table:style-name="ce133" table:formula="of:=IF(ISBLANK([.C14]);[.$AH$9]&amp;&quot; ↓&quot;;&quot;&quot;)" office:value-type="string" office:string-value="clic ↓" calcext:value-type="string">
            <text:p>clic ↓</text:p>
          </table:table-cell>
          <table:table-cell table:style-name="ce45" table:number-columns-repeated="3"/>
          <table:table-cell table:style-name="ce71" office:value-type="string" calcext:value-type="string">
            <office:annotation draw:style-name="gr3" draw:text-style-name="P5" svg:width="2.899cm" svg:height="3.302cm" svg:x="14.658cm" svg:y="3.897cm" draw:caption-point-x="-0.61cm" draw:caption-point-y="1.511cm">
              <dc:creator>ABM</dc:creator>
              <dc:date>2020-03-10T00:00:00</dc:date>
              <text:p text:style-name="P4"><text:span text:style-name="T1">Número de cifras significativas (1 a 6) de los resultados. Dejarlo en blanco supone 3.</text:span></text:p>
            </office:annotation>
            <text:p>Cifras significativas: </text:p>
          </table:table-cell>
          <table:table-cell table:style-name="ce128" table:content-validation-name="val3"/>
          <table:table-cell table:style-name="ce71" table:formula="of:=IF(ISBLANK([.H13]);3&amp;REPT(&quot; &quot;;5);&quot;&quot;)" office:value-type="string" office:string-value="3     " calcext:value-type="string">
            <text:p>3 <text:s text:c="4"/></text:p>
          </table:table-cell>
          <table:table-cell table:style-name="ce45"/>
          <table:covered-table-cell table:style-name="ce45"/>
          <table:table-cell table:style-name="ce45" table:number-columns-repeated="6"/>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string" office:string-value="" calcext:value-type="error">
            <text:p>#¡VALOR!</text:p>
          </table:table-cell>
          <table:table-cell table:style-name="ce207" table:formula="of:=IF(ISERROR([.AB13]);&quot;&quot;;([.AC13]-[.AB13]))" office:value-type="float" office:value="-2320" calcext:value-type="float">
            <text:p>-2320</text:p>
          </table:table-cell>
          <table:table-cell table:style-name="ce105"/>
          <table:table-cell table:style-name="ce210" office:value-type="string" calcext:value-type="string">
            <text:p>Radio (m)</text:p>
          </table:table-cell>
          <table:table-cell table:style-name="ce203" table:formula="of:=IF([.S6];AVALOR([.E4])*IF([.F4]=[.W3];1;1000);SQRT([.$AB$17]*IF(ISBLANK([.E3]);[.AD14];[.E3])/[.E5]))" office:value-type="float" office:value="2320" calcext:value-type="float">
            <text:p>2,32E+003</text:p>
          </table:table-cell>
          <table:table-cell table:style-name="ce203" table:formula="of:=IF(OR([.T5];[.T9];[.T12];[.T15]);[.S3];[.S4])" office:value-type="float" office:value="0" calcext:value-type="float">
            <text:p>0,00E+000</text:p>
          </table:table-cell>
          <table:table-cell table:style-name="ce105" table:number-columns-repeated="3"/>
          <table:table-cell table:number-columns-repeated="32"/>
        </table:table-row>
        <table:table-row table:style-name="ro6">
          <table:table-cell table:style-name="ce45" table:number-columns-repeated="2"/>
          <table:table-cell table:style-name="ce134" table:content-validation-name="val8"/>
          <table:table-cell table:style-name="ce133" table:formula="of:=IF(ISBLANK([.D15]);[.$AH$9]&amp;&quot; ↓&quot;;&quot;&quot;)" office:value-type="string" office:string-value="clic ↓" calcext:value-type="string">
            <text:p>clic ↓</text:p>
          </table:table-cell>
          <table:table-cell table:style-name="ce71" office:value-type="string" calcext:value-type="string">
            <text:p>Velocidad</text:p>
          </table:table-cell>
          <table:table-cell table:style-name="ce133" table:formula="of:=IF(ISBLANK([.F15]);[.$AH$9]&amp;&quot; ↓&quot;;&quot;&quot;)" office:value-type="string" office:string-value="clic ↓" calcext:value-type="string">
            <text:p>clic ↓</text:p>
          </table:table-cell>
          <table:table-cell table:style-name="ce134" table:content-validation-name="val15"/>
          <table:table-cell table:style-name="ce133" table:formula="of:=IF(ISERROR([.AB9]);[.$AH$9]&amp;&quot; ↓&quot;;&quot;&quot;)">
            <text:p/>
          </table:table-cell>
          <table:table-cell table:style-name="ce45" table:formula="of:=IF(ISBLANK([.H15]);[.AA3]&amp;REPT(&quot; &quot;;14);&quot;&quot;)" office:value-type="string" office:string-value="s              " calcext:value-type="string">
            <text:p>s <text:s text:c="13"/></text:p>
          </table:table-cell>
          <table:table-cell table:style-name="ce45"/>
          <table:covered-table-cell table:style-name="ce45"/>
          <table:table-cell table:style-name="ce45" table:number-columns-repeated="6"/>
          <table:table-cell table:style-name="ce105" table:number-columns-repeated="2"/>
          <table:table-cell table:style-name="ce105" office:value-type="string" calcext:value-type="string">
            <text:p>T, R y g</text:p>
          </table:table-cell>
          <table:table-cell table:style-name="ce105"/>
          <table:table-cell table:style-name="ce201" office:value-type="string" calcext:value-type="string">
            <text:p>En el suelo:</text:p>
          </table:table-cell>
          <table:table-cell table:style-name="ce198" office:value-type="string" calcext:value-type="string">
            <text:p>de escape: </text:p>
          </table:table-cell>
          <table:table-cell table:style-name="ce203" table:formula="of:=SQRT(2*[.AB15]/[.AB13])" office:value-type="string" office:string-value="" calcext:value-type="error">
            <text:p>#¡VALOR!</text:p>
          </table:table-cell>
          <table:table-cell table:style-name="ce198" table:formula="of:=&quot;Energía (J&quot;&amp;IF(ISBLANK([.$E$2]);&quot;/kg&quot;;&quot;&quot;)&amp;&quot;)&quot;" office:value-type="string" office:string-value="Energía (J)" calcext:value-type="string">
            <text:p>Energ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string" office:string-value="??" calcext:value-type="string">
            <text:p>??</text:p>
          </table:table-cell>
          <table:table-cell table:style-name="ce212" table:formula="of:=IF(ISBLANK([.E2]);1;AVALOR([.E2]))" office:value-type="float" office:value="64.5" calcext:value-type="float">
            <text:p>64,5</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32"/>
        </table:table-row>
        <table:table-row table:style-name="ro6">
          <table:table-cell table:style-name="ce45"/>
          <table:table-cell table:style-name="ce45" table:formula="of:=[.V13]" office:value-type="string" office:string-value="Órbita" calcext:value-type="string">
            <text:p>Órbita</text:p>
          </table:table-cell>
          <table:table-cell table:style-name="ce149" table:formula="of:=IF(OR([.R12];ISBLANK([.C14]);ISBLANK([.D15]));&quot;&quot;;IF(AND([.C14]=[.V22];LEN([.Y13])=0);&quot;¿Radio?&quot;;NUMFORMA(IF([.C14]=[.V21];[.AC13];[.Y13])/IF([.D15]=[.W3];1;1000);[.$X$1])))">
            <text:p/>
          </table:table-cell>
          <table:table-cell table:style-name="ce154" table:content-validation-name="val10"/>
          <table:table-cell table:style-name="ce149" table:formula="of:=IF(OR([.R12];ISBLANK([.F15]));&quot;&quot;;NUMFORMA([.X13]*CHOOSE([.$X$9];1;0.001;3.6);[.$X$1];3;3))">
            <text:p/>
          </table:table-cell>
          <table:table-cell table:style-name="ce154" table:content-validation-name="val14"/>
          <table:table-cell table:style-name="ce178" table:formula="of:=IF(OR([.R12];ISBLANK([.G14]);ISBLANK([.H15]));&quot;&quot;;IF([.$V$26];IF([.AB9]=6;TIME(0;0;[.AB18]);NUMFORMA([.AB18]/[.AB10];[.$X$1]));NUMFORMA([.AB10]/[.AB18];[.$X$1])))">
            <text:p/>
          </table:table-cell>
          <table:table-cell table:style-name="ce154" table:content-validation-name="val16"/>
          <table:table-cell table:style-name="ce45" table:number-columns-repeated="2"/>
          <table:covered-table-cell table:style-name="ce45"/>
          <table:table-cell table:style-name="ce45" table:number-columns-repeated="6"/>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01" office:value-type="string" calcext:value-type="string">
            <text:p>Para alcanzar la altura de la órbita</text:p>
          </table:table-cell>
          <table:table-cell table:style-name="ce203"/>
          <table:table-cell table:style-name="ce205" table:formula="of:=SQRT(2*[.Y15]/[.$AC$14])" office:value-type="string" office:string-value="" calcext:value-type="error">
            <text:p>#¡VALOR!</text:p>
          </table:table-cell>
          <table:table-cell table:style-name="ce203" table:formula="of:=[.X18]-[.X19]" office:value-type="string" office:string-value="" calcext:value-type="error">
            <text:p>#¡VALOR!</text:p>
          </table:table-cell>
          <table:table-cell table:style-name="ce105"/>
          <table:table-cell table:style-name="ce105" office:value-type="string" calcext:value-type="string">
            <text:p>G·M</text:p>
          </table:table-cell>
          <table:table-cell table:style-name="ce105" table:formula="of:=[.AB14]*[.$AB$17]" office:value-type="string" office:string-value="" calcext:value-type="error">
            <text:p>#¡VALOR!</text:p>
          </table:table-cell>
          <table:table-cell table:style-name="ce105"/>
          <table:table-cell table:style-name="ce198" office:value-type="string" calcext:value-type="string">
            <text:p>Peso (N)</text:p>
          </table:table-cell>
          <table:table-cell table:style-name="ce105" table:number-columns-repeated="2"/>
          <table:table-cell table:number-columns-repeated="32"/>
        </table:table-row>
        <table:table-row table:style-name="ro6">
          <table:table-cell table:style-name="ce45" table:number-columns-repeated="7"/>
          <table:table-cell table:style-name="ce133"/>
          <table:table-cell table:style-name="ce45" table:number-columns-repeated="2"/>
          <table:covered-table-cell table:style-name="ce45"/>
          <table:table-cell table:style-name="ce45" table:number-columns-repeated="6"/>
          <table:table-cell table:style-name="ce105"/>
          <table:table-cell table:style-name="ce105" office:value-type="string" calcext:value-type="string">
            <text:p>Falta g o MT</text:p>
          </table:table-cell>
          <table:table-cell table:style-name="ce105" office:value-type="string" calcext:value-type="string">
            <text:p>Datos insuficientes</text:p>
          </table:table-cell>
          <table:table-cell table:style-name="ce105"/>
          <table:table-cell table:style-name="ce201" office:value-type="string" calcext:value-type="string">
            <text:p>Para ponerlo en órbita</text:p>
          </table:table-cell>
          <table:table-cell table:style-name="ce203"/>
          <table:table-cell table:style-name="ce205" table:formula="of:=SQRT(2*[.Y16]/[.$AC$14])" office:value-type="string" office:string-value="" calcext:value-type="error">
            <text:p>#¡VALOR!</text:p>
          </table:table-cell>
          <table:table-cell table:style-name="ce203" table:formula="of:=[.Y18]-[.Y19]" office:value-type="string" office:string-value="" calcext:value-type="error">
            <text:p>#¡VALOR!</text:p>
          </table:table-cell>
          <table:table-cell table:style-name="ce105"/>
          <table:table-cell table:style-name="ce105" office:value-type="string" calcext:value-type="string">
            <text:p>g (m/s²)</text:p>
          </table:table-cell>
          <table:table-cell table:style-name="ce211" table:formula="of:=IF(ISBLANK([.E5]);[.$AB$15]/[.$AB$13]^2;[.E5])" office:value-type="string" office:string-value="" calcext:value-type="error">
            <text:p>#¡VALOR!</text:p>
          </table:table-cell>
          <table:table-cell table:style-name="ce211" table:formula="of:=[.$AB$15]/[.$AC$13]^2" office:value-type="string" office:string-value="" calcext:value-type="error">
            <text:p>#¡VALOR!</text:p>
          </table:table-cell>
          <table:table-cell table:style-name="ce214" table:formula="of:=[.AC16]*[.AC14]" office:value-type="string" office:string-value="" calcext:value-type="error">
            <text:p>#¡VALOR!</text:p>
          </table:table-cell>
          <table:table-cell table:style-name="ce105" table:number-columns-repeated="2"/>
          <table:table-cell table:number-columns-repeated="32"/>
        </table:table-row>
        <table:table-row table:style-name="ro6">
          <table:table-cell table:style-name="ce45"/>
          <table:table-cell table:style-name="ce81" table:formula="of:=IF(ISBLANK([.B18]);[.$AH$9]&amp;&quot; ↓&quot;;&quot;&quot;)" office:value-type="string" office:string-value="clic ↓" calcext:value-type="string">
            <text:p>clic ↓</text:p>
          </table:table-cell>
          <table:table-cell table:style-name="ce71" office:value-type="string" calcext:value-type="string">
            <text:p>cinética</text:p>
          </table:table-cell>
          <table:table-cell table:style-name="ce45"/>
          <table:table-cell table:style-name="ce71" office:value-type="string" calcext:value-type="string">
            <text:p>potencial</text:p>
          </table:table-cell>
          <table:table-cell table:style-name="ce45"/>
          <table:table-cell table:style-name="ce71" office:value-type="string" calcext:value-type="string">
            <text:p>mecánica</text:p>
          </table:table-cell>
          <table:table-cell table:style-name="ce154" table:content-validation-name="val17"/>
          <table:table-cell table:style-name="ce71" table:formula="of:=IF(ISBLANK([.H17]);[.AD3]&amp;REPT(&quot; &quot;;14);&quot;&quot;)" office:value-type="string" office:string-value="J              " calcext:value-type="string">
            <text:p>J <text:s text:c="13"/></text:p>
          </table:table-cell>
          <table:table-cell table:style-name="ce45"/>
          <table:covered-table-cell table:style-name="ce45"/>
          <table:table-cell table:style-name="ce45" table:number-columns-repeated="6"/>
          <table:table-cell table:style-name="ce105"/>
          <table:table-cell table:style-name="ce190" table:formula="of:=AND(NOT([.R2]);[.S6]+[.R9]&lt;2)" office:value-type="boolean" office:boolean-value="true" calcext:value-type="boolean">
            <text:p>VERDADERO</text:p>
          </table:table-cell>
          <table:table-cell table:style-name="ce190" table:formula="of:=AND(OR([.S12];[.S17]);NOT([.S31]))" office:value-type="boolean" office:boolean-value="true" calcext:value-type="boolean">
            <text:p>VERDADER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32"/>
        </table:table-row>
        <table:table-row table:style-name="ro6">
          <table:table-cell table:style-name="ce45"/>
          <table:table-cell table:style-name="ce130" table:content-validation-name="val4"/>
          <table:table-cell table:style-name="ce149" table:formula="of:=IF([.$S$27];&quot;&quot;;NUMFORMA(CONVERT(IF([.$AH$5];[.W18];0);&quot;J&quot;;[.$T$25]);[.$X$1]))">
            <text:p/>
          </table:table-cell>
          <table:table-cell table:style-name="ce77" table:formula="of:=[.$V$17]" office:value-type="string" office:string-value="J" calcext:value-type="string">
            <text:p>J</text:p>
          </table:table-cell>
          <table:table-cell table:style-name="ce149" table:formula="of:=IF([.$S$27];&quot;&quot;;NUMFORMA(CONVERT(IF([.$AH$5];[.X18];[.X19]);&quot;J&quot;;[.$T$25]);[.$X$1]))">
            <text:p/>
          </table:table-cell>
          <table:table-cell table:style-name="ce77" table:formula="of:=[.$V$17]" office:value-type="string" office:string-value="J" calcext:value-type="string">
            <text:p>J</text:p>
          </table:table-cell>
          <table:table-cell table:style-name="ce152" table:formula="of:=IF([.$S$27];&quot;&quot;;NUMFORMA(CONVERT(IF([.$AH$5];[.Y18];[.Y19]);&quot;J&quot;;[.$T$25]);[.$X$1]))">
            <text:p/>
          </table:table-cell>
          <table:table-cell table:style-name="ce77" table:formula="of:=[.$V$17]" office:value-type="string" office:string-value="J" calcext:value-type="string">
            <text:p>J</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201" office:value-type="string" calcext:value-type="string">
            <text:p>En órbita</text:p>
          </table:table-cell>
          <table:table-cell table:style-name="ce203" table:formula="of:=[.AC14]*[.X13]*[.X13]/2" office:value-type="string" office:string-value="" calcext:value-type="error">
            <text:p>#¡VALOR!</text:p>
          </table:table-cell>
          <table:table-cell table:style-name="ce203" table:formula="of:=-[.AB15]/[.AC13]*[.AC14]" office:value-type="string" office:string-value="" calcext:value-type="error">
            <text:p>#¡VALOR!</text:p>
          </table:table-cell>
          <table:table-cell table:style-name="ce203" table:formula="of:=[.X18]+[.W18]" office:value-type="string" office:string-value="" calcext:value-type="error">
            <text:p>#¡VALOR!</text:p>
          </table:table-cell>
          <table:table-cell table:style-name="ce105"/>
          <table:table-cell table:style-name="ce210" office:value-type="string" calcext:value-type="string">
            <text:p>Período (s)</text:p>
          </table:table-cell>
          <table:table-cell table:style-name="ce203" table:formula="of:=2*PI()*[.AC13]/[.X13]" office:value-type="string" office:string-value="" calcext:value-type="error">
            <text:p>#¡VALOR!</text:p>
          </table:table-cell>
          <table:table-cell table:style-name="ce105"/>
          <table:table-cell table:style-name="ce105" table:formula="of:=AVALOR([.E6])" office:value-type="float" office:value="0" calcext:value-type="float">
            <text:p>0</text:p>
          </table:table-cell>
          <table:table-cell table:style-name="ce105" table:number-columns-repeated="2"/>
          <table:table-cell table:number-columns-repeated="32"/>
        </table:table-row>
        <table:table-row table:style-name="ro6">
          <table:table-cell table:style-name="ce45"/>
          <table:table-cell table:style-name="ce83"/>
          <table:table-cell table:style-name="ce45" table:number-columns-repeated="8"/>
          <table:covered-table-cell table:style-name="ce45"/>
          <table:table-cell table:style-name="ce45" table:number-columns-repeated="6"/>
          <table:table-cell table:style-name="ce105" office:value-type="string" calcext:value-type="string">
            <text:p>Se puede calcular M?</text:p>
          </table:table-cell>
          <table:table-cell table:style-name="ce105" office:value-type="string" calcext:value-type="string">
            <text:p>Se puede calcular el R</text:p>
          </table:table-cell>
          <table:table-cell table:style-name="ce105" table:number-columns-repeated="2"/>
          <table:table-cell table:style-name="ce201" office:value-type="string" calcext:value-type="string">
            <text:p>En el suelo</text:p>
          </table:table-cell>
          <table:table-cell table:style-name="ce204" office:value-type="string" calcext:value-type="string">
            <text:p>≈ 0</text:p>
          </table:table-cell>
          <table:table-cell table:style-name="ce203" table:formula="of:=-[.AC14]*[.AB15]/[.AB13]" office:value-type="string" office:string-value="" calcext:value-type="error">
            <text:p>#¡VALOR!</text:p>
          </table:table-cell>
          <table:table-cell table:style-name="ce203" table:formula="of:=[.X19]" office:value-type="string" office:string-value="" calcext:value-type="error">
            <text:p>#¡VALOR!</text:p>
          </table:table-cell>
          <table:table-cell table:style-name="ce105" table:number-columns-repeated="7"/>
          <table:table-cell table:number-columns-repeated="32"/>
        </table:table-row>
        <table:table-row table:style-name="ro6">
          <table:table-cell table:style-name="ce45"/>
          <table:table-cell table:style-name="ce77" table:formula="of:=IF(OR([.T17];AND([.$R$2];[.$S$25]));&quot;&quot;;[.W27])">
            <text:p/>
          </table:table-cell>
          <table:table-cell table:style-name="ce45" table:number-columns-repeated="2"/>
          <table:table-cell table:style-name="ce133" table:formula="of:=IF(ISBLANK([.E21]);[.$AH$9]&amp;&quot; ↓&quot;;&quot;&quot;)" office:value-type="string" office:string-value="clic ↓" calcext:value-type="string">
            <text:p>clic ↓</text:p>
          </table:table-cell>
          <table:table-cell table:style-name="ce138"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text:p/>
          </table:table-cell>
          <table:table-cell table:style-name="ce163" table:formula="of:=IF([.T17];&quot;&quot;;IF(NOT([.$R$2]);&quot;kg&quot;;IF([.$S$25];&quot;&quot;;IF(NOT([.$S$6]);[.D15];&quot;m/s²&quot;))))">
            <text:p/>
          </table:table-cell>
          <table:table-cell table:style-name="ce45" table:number-columns-repeated="2"/>
          <table:covered-table-cell table:style-name="ce45"/>
          <table:table-cell table:style-name="ce45" table:number-columns-repeated="6"/>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105" office:value-type="string" calcext:value-type="string">
            <text:p>MOSTR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248"/>
          <table:table-cell table:style-name="ce105"/>
          <table:table-cell table:number-columns-repeated="32"/>
        </table:table-row>
        <table:table-row table:style-name="ro6">
          <table:table-cell table:style-name="ce45"/>
          <table:table-cell table:style-name="ce134" table:content-validation-name="val5"/>
          <table:table-cell table:style-name="ce77" table:formula="of:=IF([.$S$21];&quot; en el suelo para&quot;;&quot;&quot;)" office:value-type="string" office:string-value=" en el suelo para" calcext:value-type="string">
            <text:p><text:s/>en el suelo para</text:p>
          </table:table-cell>
          <table:table-cell table:style-name="ce45"/>
          <table:table-cell table:style-name="ce130" table:content-validation-name="val11" table:number-columns-spanned="2" table:number-rows-spanned="1"/>
          <table:covered-table-cell table:style-name="ce45"/>
          <table:table-cell table:style-name="ce152" table:formula="of:=IF([.$S$28];&quot;&quot;;OFFSET([.$X$22];[.$AF$5]-1;[.$B$21]=[.$AE$3]))">
            <text:p/>
          </table:table-cell>
          <table:table-cell table:style-name="ce77" table:formula="of:=IF([.$S$28];&quot;&quot;;IF([.B21]=[.AE3];[.$V$17];IF(ISBLANK([.F15]);[.X3];[.F15])))">
            <text:p/>
          </table:table-cell>
          <table:table-cell table:style-name="ce45" table:number-columns-repeated="2"/>
          <table:covered-table-cell table:style-name="ce45"/>
          <table:table-cell table:style-name="ce45" table:number-columns-repeated="6"/>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dio" calcext:value-type="string">
            <text:p>Radio</text:p>
          </table:table-cell>
          <table:table-cell table:style-name="ce105" office:value-type="string" calcext:value-type="string">
            <text:p>MOSTRAR</text:p>
          </table:table-cell>
          <table:table-cell table:style-name="ce210" table:formula="of:=&quot;Veloc. (&quot;&amp;IF([.X25];[.F15];[.X3])&amp;&quot;)&quot;" office:value-type="string" office:string-value="Veloc. (m/s)" calcext:value-type="string">
            <text:p>Veloc. (m/s)</text:p>
          </table:table-cell>
          <table:table-cell table:style-name="ce210" table:formula="of:=&quot;Energía (&quot;&amp;IF([.Y25];[.H17];[.AD3])&amp;&quot;)&quot;" office:value-type="string" office:string-value="Energía (J)" calcext:value-type="string">
            <text:p>Energía (J)</text:p>
          </table:table-cell>
          <table:table-cell table:style-name="Default"/>
          <table:table-cell table:style-name="ce210" office:value-type="string" calcext:value-type="string">
            <text:p>Radio (m)</text:p>
          </table:table-cell>
          <table:table-cell table:style-name="ce223" table:formula="of:=NUMFORMA([.AB13];[.$X$1])" office:value-type="string" office:string-value="2,32·10³" calcext:value-type="string">
            <text:p>2,32·10³</text:p>
          </table:table-cell>
          <table:table-cell table:style-name="ce192" table:formula="of:=NUMFORMA([.AC13];[.$X$1])" office:value-type="string" office:string-value="0" calcext:value-type="string">
            <text:p>0</text:p>
          </table:table-cell>
          <table:table-cell table:style-name="ce192" table:formula="of:=NUMFORMA([.Y13];[.$X$1])" office:value-type="string" office:string-value="-2,32·10³" calcext:value-type="string">
            <text:p>-2,32·10³</text:p>
          </table:table-cell>
          <table:table-cell table:style-name="ce181" office:value-type="string" calcext:value-type="string">
            <text:p>Búsq. frec. &gt;1</text:p>
          </table:table-cell>
          <table:table-cell table:style-name="ce105" table:number-columns-repeated="9"/>
          <table:table-cell table:number-columns-repeated="24"/>
        </table:table-row>
        <table:table-row table:style-name="ro6">
          <table:table-cell table:style-name="ce45"/>
          <table:table-cell table:style-name="ce133" table:formula="of:=IF(ISBLANK([.B21]);[.$AH$9]&amp;&quot; ↑&quot;;&quot;&quot;)" office:value-type="string" office:string-value="clic ↑" calcext:value-type="string">
            <text:p>clic ↑</text:p>
          </table:table-cell>
          <table:table-cell table:style-name="ce115" table:content-validation-name="val9" table:number-columns-spanned="2" table:number-rows-spanned="1"/>
          <table:covered-table-cell table:style-name="ce69"/>
          <table:table-cell table:style-name="ce45" table:formula="of:=IF([.R12];&quot;&quot;;&quot;en la órbita&quot;)">
            <text:p/>
          </table:table-cell>
          <table:table-cell table:style-name="ce45"/>
          <table:table-cell table:style-name="ce152" table:formula="of:=IF([.$S$29];&quot;&quot;;CHOOSE([.AG6]+1;&quot;&quot;;[.AD32];[.AC23];[.AD23];[.AB32]))">
            <text:p/>
          </table:table-cell>
          <table:table-cell table:style-name="ce77" table:formula="of:=IF([.$S$29];&quot;&quot;;CHOOSE([.AG6]+1;&quot;&quot;;&quot;N&quot;&amp;IF([.R6];&quot;&quot;;&quot;/kg&quot;);&quot;m/s²&quot;;[.R8];&quot;kg·m²/s&quot;))">
            <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05" table:formula="of:=NUMFORMA(IF([.X$25];CONVERT([.X14];[.$X$3];[.$F$15]);[.X14]);[.$X$1])" office:value-type="string" office:string-value="" calcext:value-type="error">
            <text:p>#¡VALOR!</text:p>
          </table:table-cell>
          <table:table-cell table:style-name="ce105" table:formula="of:=NUMFORMA(IF([.Y$25];CONVERT(-[.Y19];[.$AD$3];[.$H$17]);-[.Y19]);[.$X$1])" office:value-type="string" office:string-value="" calcext:value-type="error">
            <text:p>#¡VALOR!</text:p>
          </table:table-cell>
          <table:table-cell table:style-name="Default"/>
          <table:table-cell table:style-name="ce196" office:value-type="string" calcext:value-type="string">
            <text:p>Masa (kg)</text:p>
          </table:table-cell>
          <table:table-cell table:style-name="ce192" table:formula="of:=NUMFORMA([.AB14];[.$X$1])" office:value-type="string" office:string-value="0" calcext:value-type="string">
            <text:p>0</text:p>
          </table:table-cell>
          <table:table-cell table:style-name="ce192" table:formula="of:=NUMFORMA([.AC14];[.$X$1])" office:value-type="string" office:string-value="64,5" calcext:value-type="string">
            <text:p>64,5</text:p>
          </table:table-cell>
          <table:table-cell table:style-name="ce238" office:value-type="string" calcext:value-type="string">
            <text:p>relativo</text:p>
          </table:table-cell>
          <table:table-cell table:style-name="ce181" table:formula="of:=MATCH([.AB18];[.Z3:.Z7])" office:value-type="string" office:string-value="" calcext:value-type="error">
            <text:p>#¡VALOR!</text:p>
          </table:table-cell>
          <table:table-cell table:style-name="ce105"/>
          <table:table-cell table:number-columns-repeated="32"/>
        </table:table-row>
        <table:table-row table:style-name="ro6">
          <table:table-cell table:style-name="ce45" table:number-columns-repeated="2"/>
          <table:table-cell table:style-name="ce133" table:formula="of:=IF(ISBLANK([.C22]);[.$AH$9]&amp;&quot; ↑&quot;;&quot;&quot;)" office:value-type="string" office:string-value="clic ↑" calcext:value-type="string">
            <text:p>clic ↑</text:p>
          </table:table-cell>
          <table:table-cell table:style-name="ce45" table:number-columns-repeated="7"/>
          <table:covered-table-cell table:style-name="ce45"/>
          <table:table-cell table:style-name="ce45" table:number-columns-repeated="6"/>
          <table:table-cell table:style-name="ce105"/>
          <table:table-cell table:style-name="ce192" office:value-type="string" calcext:value-type="string">
            <text:p>Blanquear suelo</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05" table:formula="of:=NUMFORMA(IF([.X$25];CONVERT([.X15];[.$X$3];[.$F$15]);[.X15]);[.$X$1])" office:value-type="string" office:string-value="" calcext:value-type="error">
            <text:p>#¡VALOR!</text:p>
          </table:table-cell>
          <table:table-cell table:style-name="ce199" table:formula="of:=NUMFORMA(IF([.Y$25];CONVERT([.Y15];[.$AD$3];[.$H$17]);[.Y15]);[.$X$1])" office:value-type="string" office:string-value="" calcext:value-type="error">
            <text:p>#¡VALOR!</text:p>
          </table:table-cell>
          <table:table-cell table:style-name="Default"/>
          <table:table-cell table:style-name="ce105" office:value-type="string" calcext:value-type="string">
            <text:p>g (m/s²)</text:p>
          </table:table-cell>
          <table:table-cell table:style-name="ce223" table:formula="of:=NUMFORMA([.AB16];[.$X$1])" office:value-type="string" office:string-value="" calcext:value-type="error">
            <text:p>#¡VALOR!</text:p>
          </table:table-cell>
          <table:table-cell table:style-name="ce223" table:formula="of:=NUMFORMA([.AC16];[.$X$1])" office:value-type="string" office:string-value="" calcext:value-type="error">
            <text:p>#¡VALOR!</text:p>
          </table:table-cell>
          <table:table-cell table:style-name="ce223" table:formula="of:=NUMFORMA([.AC16]/[.AB16];[.$X$1])" office:value-type="string" office:string-value="" calcext:value-type="error">
            <text:p>#¡VALOR!</text:p>
          </table:table-cell>
          <table:table-cell table:style-name="ce181" table:formula="of:=IF([.R12];0;[.AE22]+1-([.AB18]=INDEX([.Z3:.Z8];[.AE22];1)))" office:value-type="float" office:value="0" calcext:value-type="float">
            <text:p>0</text:p>
          </table:table-cell>
          <table:table-cell table:style-name="ce249"/>
          <table:table-cell table:number-columns-repeated="32"/>
        </table:table-row>
        <table:table-row table:style-name="ro6">
          <table:table-cell table:style-name="ce45"/>
          <table:table-cell table:style-name="ce142" office:value-type="string" calcext:value-type="string" table:number-columns-spanned="7" table:number-rows-spanned="1">
            <text:p>O T R O S <text:s text:c="2"/>C Á L C U L O S</text:p>
          </table:table-cell>
          <table:covered-table-cell table:number-columns-repeated="6" table:style-name="ce45"/>
          <table:table-cell table:style-name="ce45" table:number-columns-repeated="2"/>
          <table:covered-table-cell table:style-name="ce45"/>
          <table:table-cell table:style-name="ce45" table:number-columns-repeated="6"/>
          <table:table-cell table:style-name="ce105" office:value-type="string" calcext:value-type="string">
            <text:p>energía</text:p>
          </table:table-cell>
          <table:table-cell table:style-name="ce190" table:formula="of:=OR(AND(NOT([.$S$21]);NOT([.$AH$5])))"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105" office:value-type="string" calcext:value-type="string">
            <text:p>Para poner órbita</text:p>
          </table:table-cell>
          <table:table-cell table:style-name="ce105" table:formula="of:=NUMFORMA(IF([.X$25];CONVERT([.X16];[.$X$3];[.$F$15]);[.X16]);[.$X$1])" office:value-type="string" office:string-value="" calcext:value-type="error">
            <text:p>#¡VALOR!</text:p>
          </table:table-cell>
          <table:table-cell table:style-name="ce105" table:formula="of:=NUMFORMA(IF([.Y$25];CONVERT([.Y16];[.$AD$3];[.$H$17]);[.Y16]);[.$X$1])" office:value-type="string" office:string-value="" calcext:value-type="error">
            <text:p>#¡VALOR!</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238" table:formula="of:=LEFT(INDEX([.Y3:.Y8];[.AE23]);3)&amp;&quot;⁻¹&quot;" office:value-type="string" office:string-value="" calcext:value-type="error">
            <text:p>#¡VALOR!</text:p>
          </table:table-cell>
          <table:table-cell table:style-name="ce181" table:formula="of:=NUMFORMA([.AD25]*AVALOR([.E7]);[.$X$1])" office:value-type="string" office:string-value="" calcext:value-type="error">
            <text:p>#¡VALOR!</text:p>
          </table:table-cell>
          <table:table-cell table:style-name="ce105"/>
          <table:table-cell table:number-columns-repeated="32"/>
        </table:table-row>
        <table:table-row table:style-name="ro6">
          <table:table-cell table:style-name="ce45" table:number-columns-repeated="10"/>
          <table:covered-table-cell table:style-name="ce45"/>
          <table:table-cell table:style-name="ce45" table:number-columns-repeated="6"/>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71" table:formula="of:=AND(NOT(ISBLANK([.F15]));[.F15]&lt;&gt;[.$X$3])" office:value-type="boolean" office:boolean-value="false" calcext:value-type="boolean">
            <text:p>FALSO</text:p>
          </table:table-cell>
          <table:table-cell table:style-name="ce277"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 calcext:value-type="error">
            <text:p>#¡VALOR!</text:p>
          </table:table-cell>
          <table:table-cell table:style-name="ce229" table:formula="of:=TIME(0;0;[.AB18])" office:value-type="string" office:string-value="" calcext:value-type="error">
            <text:p>#¡VALOR!</text:p>
          </table:table-cell>
          <table:table-cell table:style-name="ce239" table:formula="of:=NUMFORMA(INDEX([.Z3:.Z7];[.AE23];1)/[.AB18];[.$X$1])" office:value-type="string" office:string-value="" calcext:value-type="error">
            <text:p>#¡VALOR!</text:p>
          </table:table-cell>
          <table:table-cell table:style-name="Default"/>
          <table:table-cell table:style-name="ce105"/>
          <table:table-cell table:number-columns-repeated="32"/>
        </table:table-row>
        <table:table-row table:style-name="ro6">
          <table:table-cell table:style-name="ce45"/>
          <table:table-cell table:style-name="ce143" office:value-type="string" calcext:value-type="string">
            <text:p>Magnitud →</text:p>
          </table:table-cell>
          <table:table-cell table:style-name="ce62">
            <office:annotation draw:style-name="gr4" draw:text-style-name="P7" svg:width="2.899cm" svg:height="0.991cm" svg:x="7.197cm" svg:y="11.254cm" draw:caption-point-x="0cm" draw:caption-point-y="0.001cm">
              <dc:date>2013-09-23T00:00:00</dc:date>
              <text:p text:style-name="P6"><text:span text:style-name="T2">Indique la magnitud</text:span></text:p>
            </office:annotation>
          </table:table-cell>
          <table:table-cell table:style-name="ce45"/>
          <table:table-cell table:style-name="ce62">
            <office:annotation draw:style-name="gr4" draw:text-style-name="P7" svg:width="2.899cm" svg:height="0.991cm" svg:x="10.396cm" svg:y="11.254cm" draw:caption-point-x="0.001cm" draw:caption-point-y="0.001cm">
              <dc:date>2013-09-23T00:00:00</dc:date>
              <text:p text:style-name="P6"><text:span text:style-name="T2">Indique la magnitud</text:span></text:p>
            </office:annotation>
          </table:table-cell>
          <table:table-cell table:style-name="ce45"/>
          <table:table-cell table:style-name="ce62">
            <office:annotation draw:style-name="gr4" draw:text-style-name="P7" svg:width="2.899cm" svg:height="0.991cm" svg:x="14.048cm" svg:y="11.254cm" draw:caption-point-x="0cm" draw:caption-point-y="0.001cm">
              <dc:date>2013-09-23T00:00:00</dc:date>
              <text:p text:style-name="P6"><text:span text:style-name="T2">Indique la magnitud</text:span></text:p>
            </office:annotation>
          </table:table-cell>
          <table:table-cell table:style-name="ce45" table:number-columns-repeated="3"/>
          <table:covered-table-cell table:style-name="ce45"/>
          <table:table-cell table:style-name="ce45" table:number-columns-repeated="6"/>
          <table:table-cell table:style-name="ce105" office:value-type="string" calcext:value-type="string">
            <text:p>Donde sin</text:p>
          </table:table-cell>
          <table:table-cell table:style-name="ce190" table:formula="of:=ISBLANK([.B18])" office:value-type="boolean" office:boolean-value="true" calcext:value-type="boolean">
            <text:p>VERDADERO</text:p>
          </table:table-cell>
          <table:table-cell table:number-columns-repeated="2"/>
          <table:table-cell table:style-name="ce202" table:formula="of:=([.G14]=[.V24])" office:value-type="boolean" office:boolean-value="false" calcext:value-type="boolean">
            <text:p>FALSO</text:p>
          </table:table-cell>
          <table:table-cell table:style-name="ce105"/>
          <table:table-cell table:style-name="ce198"/>
          <table:table-cell table:style-name="ce209"/>
          <table:table-cell/>
          <table:table-cell table:style-name="ce189" office:value-type="string" calcext:value-type="string">
            <text:p>Energ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34"/>
        </table:table-row>
        <table:table-row table:style-name="ro6">
          <table:table-cell table:style-name="ce45"/>
          <table:table-cell table:style-name="ce71" office:value-type="string" calcext:value-type="string">
            <text:p>Ecuación →</text:p>
          </table:table-cell>
          <table:table-cell table:style-name="ce172">
            <office:annotation draw:style-name="gr4" draw:text-style-name="P7" svg:width="2.899cm" svg:height="0.991cm" svg:x="7.197cm" svg:y="11.704cm" draw:caption-point-x="0cm" draw:caption-point-y="0.001cm">
              <dc:date>2013-06-23T00:00:00</dc:date>
              <text:p text:style-name="P6"><text:span text:style-name="T2">Escriba la fórmula</text:span></text:p>
            </office:annotation>
          </table:table-cell>
          <table:table-cell table:style-name="ce45"/>
          <table:table-cell table:style-name="ce172">
            <office:annotation draw:style-name="gr4" draw:text-style-name="P7" svg:width="2.899cm" svg:height="0.991cm" svg:x="10.396cm" svg:y="11.704cm" draw:caption-point-x="0.001cm" draw:caption-point-y="0.001cm">
              <dc:date>2013-06-23T00:00:00</dc:date>
              <text:p text:style-name="P6"><text:span text:style-name="T2">Escriba la fórmula</text:span></text:p>
            </office:annotation>
          </table:table-cell>
          <table:table-cell table:style-name="ce45"/>
          <table:table-cell table:style-name="ce172">
            <office:annotation draw:style-name="gr4" draw:text-style-name="P7" svg:width="2.899cm" svg:height="0.991cm" svg:x="14.048cm" svg:y="11.704cm" draw:caption-point-x="0cm" draw:caption-point-y="0.001cm">
              <dc:date>2013-06-23T00:00:00</dc:date>
              <text:p text:style-name="P6"><text:span text:style-name="T2">Escriba la fórmula</text:span></text:p>
            </office:annotation>
          </table:table-cell>
          <table:table-cell table:style-name="ce45" table:number-columns-repeated="3"/>
          <table:covered-table-cell table:style-name="ce45"/>
          <table:table-cell table:style-name="ce45" table:number-columns-repeated="6"/>
          <table:table-cell table:style-name="ce105" office:value-type="string" calcext:value-type="string">
            <text:p>Ocultar energías</text:p>
          </table:table-cell>
          <table:table-cell table:style-name="ce190" table:formula="of:=OR([.S26];[.S24])" office:value-type="boolean" office:boolean-value="true" calcext:value-type="boolean">
            <text:p>VERDADERO</text:p>
          </table:table-cell>
          <table:table-cell table:number-columns-repeated="2"/>
          <table:table-cell table:style-name="ce201" office:value-type="string" calcext:value-type="string">
            <text:p>Astro</text:p>
          </table:table-cell>
          <table:table-cell table:style-name="ce199" table:formula="of:=IF(LEN([.W31]);[.W31];[.V27])" office:value-type="string" office:string-value="" calcext:value-type="error">
            <text:p>#¡VALOR!</text:p>
          </table:table-cell>
          <table:table-cell table:style-name="ce105"/>
          <table:table-cell table:style-name="ce201"/>
          <table:table-cell/>
          <table:table-cell table:style-name="ce192"/>
          <table:table-cell table:style-name="ce223" table:formula="of:=NUMFORMA([.W18];[.$X$1])" office:value-type="string" office:string-value="" calcext:value-type="error">
            <text:p>#¡VALOR!</text:p>
          </table:table-cell>
          <table:table-cell table:style-name="ce223" table:formula="of:=NUMFORMA([.X18];[.$X$1])" office:value-type="string" office:string-value="" calcext:value-type="error">
            <text:p>#¡VALOR!</text:p>
          </table:table-cell>
          <table:table-cell table:style-name="ce223" table:formula="of:=NUMFORMA([.Y18];[.$X$1])" office:value-type="string" office:string-value="" calcext:value-type="error">
            <text:p>#¡VALOR!</text:p>
          </table:table-cell>
          <table:table-cell table:number-columns-repeated="34"/>
        </table:table-row>
        <table:table-row table:style-name="ro6">
          <table:table-cell table:style-name="ce45"/>
          <table:table-cell table:style-name="ce144"/>
          <table:table-cell table:style-name="ce45" table:number-columns-repeated="8"/>
          <table:covered-table-cell table:style-name="ce45"/>
          <table:table-cell table:style-name="ce45" table:number-columns-repeated="6"/>
          <table:table-cell table:style-name="ce105" office:value-type="string" calcext:value-type="string">
            <text:p>Ocultar en el suelo</text:p>
          </table:table-cell>
          <table:table-cell table:style-name="ce190" table:formula="of:=OR(AND([.$R$12];[.AF5]&lt;&gt;1);ISBLANK([.B21]);ISBLANK([.E21]))" office:value-type="boolean" office:boolean-value="true" calcext:value-type="boolean">
            <text:p>VERDADERO</text:p>
          </table:table-cell>
          <table:table-cell table:number-columns-repeated="2"/>
          <table:table-cell table:style-name="ce105"/>
          <table:table-cell table:style-name="ce199" table:formula="of:=IF([.X28]&lt;0.03;[.B32];&quot;&quot;)" office:value-type="string" office:string-value="" calcext:value-type="error">
            <text:p>#¡VALOR!</text:p>
          </table:table-cell>
          <table:table-cell table:style-name="ce105" table:formula="of:=ABS([.$AB$14]-[.C32])/[.$AB$14]" office:value-type="string" office:string-value="" calcext:value-type="error">
            <text:p>#¡VALOR!</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105" office:value-type="string" calcext:value-type="string">
            <text:p>Velocidad (m/s)</text:p>
          </table:table-cell>
          <table:table-cell table:number-columns-repeated="34"/>
        </table:table-row>
        <table:table-row table:style-name="ro6">
          <table:table-cell table:style-name="ce45"/>
          <table:table-cell table:style-name="ce142" office:value-type="string" calcext:value-type="string" table:number-columns-spanned="7" table:number-rows-spanned="1">
            <text:p>R E F E R E N C I A</text:p>
          </table:table-cell>
          <table:covered-table-cell table:number-columns-repeated="6" table:style-name="ce155"/>
          <table:table-cell table:style-name="ce45" table:number-columns-repeated="2"/>
          <table:covered-table-cell table:style-name="ce45"/>
          <table:table-cell table:style-name="ce45" table:number-columns-repeated="6"/>
          <table:table-cell table:style-name="ce105" office:value-type="string" calcext:value-type="string">
            <text:p>Ocultar en l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 calcext:value-type="error">
            <text:p>#¡VALOR!</text:p>
          </table:table-cell>
          <table:table-cell table:style-name="ce105" table:formula="of:=ABS([.$AB$14]-[.C33])/[.$AB$14]" office:value-type="string" office:string-value="" calcext:value-type="error">
            <text:p>#¡VALOR!</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 calcext:value-type="error">
            <text:p>#¡VALOR!</text:p>
          </table:table-cell>
          <table:table-cell table:style-name="ce223" table:formula="of:=NUMFORMA([.X13];[.$X$1])" office:value-type="string" office:string-value="" calcext:value-type="error">
            <text:p>#¡VALOR!</text:p>
          </table:table-cell>
          <table:table-cell table:number-columns-repeated="34"/>
        </table:table-row>
        <table:table-row table:style-name="ro6">
          <table:table-cell table:style-name="ce45" table:number-columns-repeated="10"/>
          <table:covered-table-cell table:style-name="ce45"/>
          <table:table-cell table:style-name="ce45" table:number-columns-repeated="6"/>
          <table:table-cell table:number-columns-repeated="5"/>
          <table:table-cell table:style-name="ce199" table:formula="of:=IF([.X30]&lt;0.03;[.B34];&quot;&quot;)" office:value-type="string" office:string-value="" calcext:value-type="error">
            <text:p>#¡VALOR!</text:p>
          </table:table-cell>
          <table:table-cell table:style-name="ce105" table:formula="of:=ABS([.$AB$14]-[.C34])/[.$AB$14]" office:value-type="string" office:string-value="" calcext:value-type="error">
            <text:p>#¡VALOR!</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45"/>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156" office:value-type="string" calcext:value-type="string">
            <text:p>Radio astro (m)</text:p>
          </table:table-cell>
          <table:table-cell table:style-name="ce156"/>
          <table:table-cell table:style-name="ce156" office:value-type="string" calcext:value-type="string">
            <text:p>Radio órb. (m)</text:p>
          </table:table-cell>
          <table:table-cell table:style-name="ce156"/>
          <table:table-cell table:style-name="ce45"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 calcext:value-type="error">
            <text:p>#¡VALOR!</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46" table:formula="of:=IF([.R12];&quot;&quot;;NUMFORMA([.AD18];[.$X$1])&amp;&quot; · &quot;&amp;CHOOSE([.$W$10]-2;[.AB21];&quot;&quot;;[.Z4]&amp;&quot; · &quot;;[.Z5]&amp;&quot; · &quot;;[.Z8]&amp;&quot; · &quot;)&amp;IF([.$W$10]&gt;3;[.AD30];&quot;&quot;))">
            <text:p/>
          </table:table-cell>
          <table:table-cell table:number-columns-repeated="34"/>
        </table:table-row>
        <table:table-row table:style-name="ro6">
          <table:table-cell table:style-name="ce45"/>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45"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 calcext:value-type="error">
            <text:p>#¡VALOR!</text:p>
          </table:table-cell>
          <table:table-cell table:style-name="ce198" office:value-type="string" calcext:value-type="string">
            <text:p>Peso (N)</text:p>
          </table:table-cell>
          <table:table-cell table:style-name="ce223" table:formula="of:=NUMFORMA([.AD16];[.$X$1])" office:value-type="string" office:string-value="" calcext:value-type="error">
            <text:p>#¡VALOR!</text:p>
          </table:table-cell>
          <table:table-cell table:number-columns-repeated="34"/>
        </table:table-row>
        <table:table-row table:style-name="ro6">
          <table:table-cell table:style-name="ce45"/>
          <table:table-cell table:style-name="ce146" office:value-type="string" calcext:value-type="string">
            <text:p>Ti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45" table:number-columns-repeated="8"/>
          <table:table-cell table:number-columns-repeated="9"/>
          <table:table-cell table:style-name="ce295"/>
          <table:table-cell table:number-columns-repeated="37"/>
        </table:table-row>
        <table:table-row table:style-name="ro6">
          <table:table-cell table:style-name="ce45"/>
          <table:table-cell table:style-name="ce146" office:value-type="string" calcext:value-type="string">
            <text:p>Lun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45" table:number-columns-repeated="9"/>
          <table:table-cell table:number-columns-repeated="9"/>
          <table:table-cell table:style-name="ce295"/>
          <table:table-cell table:style-name="ce224" table:formula="of:=IF([.$S$28];&quot;&quot;;IF([.S21];NUMFORMA(CONVERT(IF([.B21]=[.AE3];IF([.E21]=[.AF2];[.Y15];[.Y16]);IF([.E21]=[.AF2];[.X15];[.X16]));IF([.B21]=[.AE3];&quot;J&quot;;&quot;m/s&quot;);[.H21]);[.$X$1]);&quot;&quot;))">
            <text:p/>
          </table:table-cell>
          <table:table-cell table:number-columns-repeated="36"/>
        </table:table-row>
        <table:table-row table:style-name="ro6">
          <table:table-cell table:style-name="ce45" table:number-columns-repeated="17"/>
          <table:table-cell table:number-columns-repeated="47"/>
        </table:table-row>
        <table:table-row table:style-name="ro6">
          <table:table-cell table:style-name="Default" table:number-columns-repeated="17"/>
          <table:table-cell table:number-columns-repeated="47"/>
        </table:table-row>
        <table:table-row table:style-name="ro6">
          <table:table-cell table:style-name="Default"/>
          <table:table-cell table:style-name="Default" office:value-type="string" calcext:value-type="string">
            <text:p>Actualizado</text:p>
          </table:table-cell>
          <table:table-cell table:style-name="ce135" office:value-type="date" office:date-value="2020-03-10" calcext:value-type="date">
            <text:p>10/03/20</text:p>
          </table:table-cell>
          <table:table-cell table:style-name="Default" table:number-columns-repeated="14"/>
          <table:table-cell table:number-columns-repeated="47"/>
        </table:table-row>
        <table:table-row table:style-name="ro4">
          <table:table-cell table:number-columns-repeated="64"/>
        </table:table-row>
        <table:table-row table:style-name="ro4" table:number-rows-repeated="3">
          <table:table-cell table:number-columns-repeated="9"/>
          <table:table-cell table:style-name="ce148" table:number-columns-repeated="8"/>
          <table:table-cell table:number-columns-repeated="47"/>
        </table:table-row>
        <table:table-row table:style-name="ro4" table:number-rows-repeated="6">
          <table:table-cell table:number-columns-repeated="64"/>
        </table:table-row>
        <table:table-row table:style-name="ro4">
          <table:table-cell table:number-columns-repeated="10"/>
          <table:table-cell table:style-name="ce105" office:value-type="string" calcext:value-type="string">
            <text:p>Ayuda</text:p>
          </table:table-cell>
          <table:table-cell table:number-columns-repeated="53"/>
        </table:table-row>
        <table:table-row table:style-name="ro4">
          <table:table-cell table:number-columns-repeated="10"/>
          <table:table-cell table:style-name="ce105" office:value-type="string" calcext:value-type="string">
            <text:p>_</text:p>
          </table:table-cell>
          <table:table-cell table:number-columns-repeated="53"/>
        </table:table-row>
        <table:table-row table:style-name="ro4">
          <table:table-cell table:number-columns-repeated="10"/>
          <table:table-cell table:style-name="ce105"/>
          <table:table-cell table:number-columns-repeated="53"/>
        </table:table-row>
        <table:table-row table:style-name="ro7">
          <table:table-cell table:number-columns-repeated="10"/>
          <table:table-cell table:style-name="ce105" office:value-type="string" calcext:value-type="string">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number-columns-repeated="53"/>
        </table:table-row>
        <table:table-row table:style-name="ro4" table:number-rows-repeated="13">
          <table:table-cell table:number-columns-repeated="64"/>
        </table:table-row>
        <table:table-row table:style-name="ro4">
          <table:table-cell table:number-columns-repeated="10"/>
          <table:table-cell table:style-name="Default"/>
          <table:table-cell table:number-columns-repeated="53"/>
        </table:table-row>
        <table:table-row table:style-name="ro4" table:number-rows-repeated="1048510">
          <table:table-cell table:number-columns-repeated="64"/>
        </table:table-row>
        <table:table-row table:style-name="ro4">
          <table:table-cell table:number-columns-repeated="64"/>
        </table:table-row>
      </table:table>
      <table:table table:name="Periodo" table:style-name="ta1" table:protected="true">
        <loext:table-protection loext:select-protected-cells="true" loext:select-unprotected-cells="true"/>
        <office:forms form:automatic-focus="false" form:apply-design-mode="fals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47" table:default-cell-style-name="ce56"/>
        <table:table-column table:style-name="co46" table:default-cell-style-name="ce56"/>
        <table:table-column table:style-name="co12" table:number-columns-repeated="39" table:default-cell-style-name="ce56"/>
        <table:table-row table:style-name="ro6">
          <table:table-cell table:style-name="ce213" office:value-type="string" calcext:value-type="string">
            <text:p>Cálculo del período</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6">
          <table:table-cell table:style-name="ce339" table:number-columns-repeated="2"/>
          <table:table-cell table:style-name="ce251" office:value-type="string" calcext:value-type="string">
            <text:p>Datos</text:p>
          </table:table-cell>
          <table:table-cell table:style-name="ce339"/>
          <table:table-cell table:style-name="ce251"/>
          <table:table-cell table:style-name="ce339" table:number-columns-repeated="7"/>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6">
          <table:table-cell table:style-name="ce339" table:formula="of:=IF([.V13];&quot;Constante de la gravitación universal&quot;;&quot;&quot;)">
            <text:p/>
          </table:table-cell>
          <table:table-cell table:style-name="ce339"/>
          <table:table-cell table:style-name="ce252" table:formula="of:=IF([.V13];&quot;G =&quot;;&quot;&quot;)">
            <text:p/>
          </table:table-cell>
          <table:table-cell table:style-name="ce259" table:formula="of:=IF([.V13];[$Enunciado.$AB$29];&quot;&quot;)">
            <text:p/>
          </table:table-cell>
          <table:table-cell table:style-name="ce339" table:formula="of:=IF([.V13];[$Enunciado.$AA$29];&quot;&quot;)">
            <text:p/>
          </table:table-cell>
          <table:table-cell table:style-name="ce339"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238" office:value-type="string" calcext:value-type="string">
            <text:p>T o f?</text:p>
          </table:table-cell>
          <table:table-cell table:style-name="ce192" office:value-type="string" calcext:value-type="string">
            <text:p>Ver r ó v?</text:p>
          </table:table-cell>
          <table:table-cell table:style-name="ce192"/>
          <table:table-cell table:number-columns-repeated="39"/>
        </table:table-row>
        <table:table-row table:style-name="ro6">
          <table:table-cell table:style-name="ce339" table:formula="of:=IF(NOT([.V8]);&quot;&quot;;IF([.V2];&quot;Masa del planeta&quot;;&quot;Gravedad en el suelo&quot;))">
            <text:p/>
          </table:table-cell>
          <table:table-cell table:style-name="ce339"/>
          <table:table-cell table:style-name="ce252" table:formula="of:=IF(NOT([.V8]);&quot;&quot;;IF([.V2];&quot;M =&quot;;&quot;g₀ =&quot;))">
            <text:p/>
          </table:table-cell>
          <table:table-cell table:style-name="ce258" table:formula="of:=IF(NOT([.V8]);&quot;&quot;;IF([.V2];[$Enunciado.$AB$22];[$Enunciado.$AB$23]))">
            <text:p/>
          </table:table-cell>
          <table:table-cell table:style-name="ce339" table:formula="of:=IF(NOT([.V8]);&quot;&quot;;IF([.V2];&quot;kg&quot;;&quot;m/s²&quot;))">
            <text:p/>
          </table:table-cell>
          <table:table-cell table:style-name="ce339" table:number-columns-repeated="7"/>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formula="of:=OR(AND(NOT([.Y2]);NOT([.W8]);NOT([.U8]);NOT([.X2]);[.U10]);AND([.W2];OR([.V21];[.V22])))" office:value-type="boolean" office:boolean-value="false" calcext:value-type="boolean">
            <text:p>FALSO</text:p>
          </table:table-cell>
          <table:table-cell table:style-name="ce181" table:formula="of:=[$Enunciado.$V$10]" office:value-type="float" office:value="0" calcext:value-type="float">
            <text:p>0</text:p>
          </table:table-cell>
          <table:table-cell table:style-name="ce190" table:formula="of:=NOT(OR([.X2];[.U8];NOT([.U10])))" office:value-type="boolean" office:boolean-value="false" calcext:value-type="boolean">
            <text:p>FALSO</text:p>
          </table:table-cell>
          <table:table-cell table:style-name="ce192"/>
          <table:table-cell table:number-columns-repeated="39"/>
        </table:table-row>
        <table:table-row table:style-name="ro6">
          <table:table-cell table:style-name="ce339" table:formula="of:=IF([.U4];&quot;Radio del planeta&quot;;&quot;&quot;)" office:value-type="string" office:string-value="Radio del planeta" calcext:value-type="string">
            <text:p>Radio del planeta</text:p>
          </table:table-cell>
          <table:table-cell table:style-name="ce339"/>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2,32·10³" calcext:value-type="string">
            <text:p>2,32·10³</text:p>
          </table:table-cell>
          <table:table-cell table:style-name="ce339" table:formula="of:=IF([.U4];&quot;m&quot;;&quot;&quot;)" office:value-type="string" office:string-value="m" calcext:value-type="string">
            <text:p>m</text:p>
          </table:table-cell>
          <table:table-cell table:style-name="ce339" table:number-columns-repeated="7"/>
          <table:table-cell table:style-name="ce45" table:number-columns-repeated="8"/>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92" office:value-type="string" calcext:value-type="string">
            <text:p>Ver <text:span text:style-name="T6">√?</text:span></text:p>
          </table:table-cell>
          <table:table-cell table:style-name="ce105"/>
          <table:table-cell table:style-name="ce295"/>
          <table:table-cell table:number-columns-repeated="38"/>
        </table:table-row>
        <table:table-row table:style-name="ro6">
          <table:table-cell table:style-name="ce339" table:formula="of:=IF([.W10];IF([.V18];&quot;Altura&quot;;&quot;radio&quot;)&amp;&quot; de la órbita&quot;;&quot;&quot;)">
            <text:p/>
          </table:table-cell>
          <table:table-cell table:style-name="ce339"/>
          <table:table-cell table:style-name="ce255" table:formula="of:=IF([.W10];IF([.V18];&quot;h =&quot;;&quot;r =&quot;);&quot;&quot;)">
            <text:p/>
          </table:table-cell>
          <table:table-cell table:style-name="ce259" table:formula="of:=IF([.V21];[.V23];IF([.V22];[.V25];IF([.W10];IF([.W2];[$Enunciado.$AC$21];[$Enunciado.$AD$21]);&quot;&quot;)))">
            <text:p/>
          </table:table-cell>
          <table:table-cell table:style-name="ce282" table:formula="of:=IF([.W10];IF(OR([.V21];[.V22]);&quot;&quot;;&quot;m&quot;);&quot;&quot;)">
            <text:p/>
          </table:table-cell>
          <table:table-cell table:style-name="ce339" table:number-columns-repeated="7"/>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false" calcext:value-type="boolean">
            <text:p>FALSO</text:p>
          </table:table-cell>
          <table:table-cell table:style-name="ce190"/>
          <table:table-cell table:style-name="ce271" table:formula="of:=OR(AND([.X2];[.X4]=2);[.U8];[$Enunciado.AE23]&gt;5;NOT([.U10]))" office:value-type="boolean" office:boolean-value="true" calcext:value-type="boolean">
            <text:p>VERDADERO</text:p>
          </table:table-cell>
          <table:table-cell table:style-name="ce190" table:formula="of:=AND([.Y4];NOT([.Y2]))" office:value-type="boolean" office:boolean-value="false" calcext:value-type="boolean">
            <text:p>FALSO</text:p>
          </table:table-cell>
          <table:table-cell table:style-name="ce105"/>
          <table:table-cell table:number-columns-repeated="39"/>
        </table:table-row>
        <table:table-row table:style-name="ro6">
          <table:table-cell table:style-name="ce339" table:formula="of:=IF([.X2];CHOOSE([.X4];&quot;Período&quot;;&quot;Frecuencia&quot;);IF([.Y2];&quot;Velocidad&quot;;&quot;&quot;)&amp;IF(OR([.X2];[.Y2]);&quot; en la órbita&quot;;&quot;&quot;))">
            <text:p/>
          </table:table-cell>
          <table:table-cell table:style-name="ce339"/>
          <table:table-cell table:style-name="ce252" table:formula="of:=IF([.X2];CHOOSE([.X4];&quot;T =&quot;;&quot;f =&quot;);IF([.Y2];&quot;v =&quot;;&quot;&quot;))">
            <text:p/>
          </table:table-cell>
          <table:table-cell table:style-name="ce297" table:formula="of:=IF([.X2];IF(AND([.X4]=1;[.X8]);TIME(0;0;[$Enunciado.AB18]);NUMFORMA(AVALOR([$Enunciado.$E$7]);[$Enunciado.$X$1]));IF([.Y2];[$Enunciado.$AD$29];&quot;&quot;))">
            <text:p/>
          </table:table-cell>
          <table:table-cell table:style-name="ce339" table:formula="of:=IF([.X2];[$Enunciado.$F$7];IF([.Y2];&quot;m/s&quot;;&quot;&quot;))">
            <text:p/>
          </table:table-cell>
          <table:table-cell table:style-name="ce339" table:number-columns-repeated="7"/>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style-name="ce393" table:formula="of:=[$Enunciado.$AC$25]" office:value-type="string" office:string-value="" calcext:value-type="error">
            <text:p>#¡VALOR!</text:p>
          </table:table-cell>
          <table:table-cell table:number-columns-repeated="40"/>
        </table:table-row>
        <table:table-row table:style-name="ro6">
          <table:table-cell table:style-name="ce339" table:formula="of:=IF([.Z2];&quot;Masa del satélite&quot;;&quot;&quot;)" office:value-type="string" office:string-value="Masa del satélite" calcext:value-type="string">
            <text:p>Masa del satélite</text:p>
          </table:table-cell>
          <table:table-cell table:style-name="ce339"/>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4,5" calcext:value-type="string">
            <text:p>64,5</text:p>
          </table:table-cell>
          <table:table-cell table:style-name="ce339" table:formula="of:=IF([.Z2];&quot;kg&quot;;&quot;&quot;)" office:value-type="string" office:string-value="kg" calcext:value-type="string">
            <text:p>kg</text:p>
          </table:table-cell>
          <table:table-cell table:style-name="ce339"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true" calcext:value-type="boolean">
            <text:p>VERDADERO</text:p>
          </table:table-cell>
          <table:table-cell table:style-name="ce190" table:formula="of:=OR([.V2];[.V6])" office:value-type="boolean" office:boolean-value="false" calcext:value-type="boolean">
            <text:p>FALSO</text:p>
          </table:table-cell>
          <table:table-cell table:style-name="ce292" table:formula="of:=AND([.W2];[Enunciado.$W$10]&lt;3)" office:value-type="boolean" office:boolean-value="false" calcext:value-type="boolean">
            <text:p>FALSO</text:p>
          </table:table-cell>
          <table:table-cell table:style-name="ce290" table:formula="of:=([$Enunciado.$AA$9]=6)" office:value-type="boolean" office:boolean-value="true" calcext:value-type="boolean">
            <text:p>VERDADERO</text:p>
          </table:table-cell>
          <table:table-cell table:style-name="ce181" table:formula="of:=HOUR([.$Y$7])" office:value-type="string" office:string-value="" calcext:value-type="error">
            <text:p>#¡VALOR!</text:p>
          </table:table-cell>
          <table:table-cell table:style-name="ce105" office:value-type="string" calcext:value-type="string">
            <text:p>h</text:p>
          </table:table-cell>
          <table:table-cell table:number-columns-repeated="39"/>
        </table:table-row>
        <table:table-row table:style-name="ro6">
          <table:table-cell table:style-name="ce339" table:number-columns-repeated="2"/>
          <table:table-cell table:style-name="ce251" office:value-type="string" calcext:value-type="string">
            <text:p>Ecuaciones</text:p>
          </table:table-cell>
          <table:table-cell table:style-name="ce339" table:number-columns-repeated="3"/>
          <table:table-cell table:style-name="ce251" office:value-type="string" calcext:value-type="string">
            <text:p>Cálculos</text:p>
          </table:table-cell>
          <table:table-cell table:style-name="ce339" table:number-columns-repeated="5"/>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05" table:formula="of:=MINUTE([.$Y$7])" office:value-type="string" office:string-value="" calcext:value-type="error">
            <text:p>#¡VALOR!</text:p>
          </table:table-cell>
          <table:table-cell table:style-name="ce105" office:value-type="string" calcext:value-type="string">
            <text:p>m</text:p>
          </table:table-cell>
          <table:table-cell table:style-name="ce224"/>
          <table:table-cell table:number-columns-repeated="38"/>
        </table:table-row>
        <table:table-row table:style-name="ro6">
          <table:table-cell table:style-name="ce339" table:number-columns-repeated="6"/>
          <table:table-cell table:style-name="ce252" table:formula="of:=IF([.X13];&quot;h =&quot;;&quot;&quot;)">
            <text:p/>
          </table:table-cell>
          <table:table-cell table:style-name="ce268" table:formula="of:=IF([.X13];[$Enunciado.$AD$31];&quot;&quot;)" table:number-columns-spanned="2" table:number-rows-spanned="1">
            <text:p/>
          </table:table-cell>
          <table:covered-table-cell table:style-name="ce298"/>
          <table:table-cell table:style-name="ce335" table:formula="of:=IF([.X13];&quot;=&quot;;&quot;&quot;)">
            <text:p/>
          </table:table-cell>
          <table:table-cell table:style-name="ce259" table:formula="of:=IF([.X13];[$Enunciado.$AD$21];&quot;&quot;)">
            <text:p/>
          </table:table-cell>
          <table:table-cell table:style-name="ce332" table:formula="of:=IF([.X13];&quot;m&quot;;&quot;&quot;)">
            <text:p/>
          </table:table-cell>
          <table:table-cell table:style-name="ce75" office:value-type="string" calcext:value-type="string">
            <text:p>Ver el documento</text:p>
          </table:table-cell>
          <table:table-cell table:style-name="ce45" table:number-columns-repeated="7"/>
          <table:table-cell table:style-name="ce190" table:formula="of:=NOT([$Enunciado.R12])" office:value-type="boolean" office:boolean-value="false" calcext:value-type="boolean">
            <text:p>FALSO</text:p>
          </table:table-cell>
          <table:table-cell/>
          <table:table-cell table:style-name="ce292" table:formula="of:=NOT(OR(ISBLANK([$Enunciado.C6]);OR(ISBLANK([$Enunciado.E6]);OR(ISBLANK([$Enunciado.F6])))))" office:value-type="boolean" office:boolean-value="false" calcext:value-type="boolean">
            <text:p>FALSO</text:p>
          </table:table-cell>
          <table:table-cell table:style-name="Default"/>
          <table:table-cell table:style-name="ce105" table:formula="of:=SECOND([.$Y$7])" office:value-type="string" office:string-value="" calcext:value-type="error">
            <text:p>#¡VALOR!</text:p>
          </table:table-cell>
          <table:table-cell table:style-name="ce105" office:value-type="string" calcext:value-type="string">
            <text:p>s</text:p>
          </table:table-cell>
          <table:table-cell table:number-columns-repeated="39"/>
        </table:table-row>
        <table:table-row table:style-name="ro6">
          <table:table-cell table:style-name="ce339" table:formula="of:=IF([$Enunciado.$S$9];&quot;Radio de la órbita&quot;;&quot;&quot;)">
            <text:p/>
          </table:table-cell>
          <table:table-cell table:style-name="ce339"/>
          <table:table-cell table:style-name="ce324" table:formula="of:=IF([$Enunciado.$S$9];&quot;r =&quot;;&quot;&quot;)">
            <text:p/>
          </table:table-cell>
          <table:table-cell table:style-name="ce324" table:formula="of:=IF([$Enunciado.$S$9];&quot;R + h&quot;;&quot;&quot;)">
            <text:p/>
          </table:table-cell>
          <table:table-cell table:style-name="ce339" table:number-columns-repeated="2"/>
          <table:table-cell table:style-name="ce255" table:formula="of:=IF([.W4];&quot;r =&quot;;&quot;&quot;)">
            <text:p/>
          </table:table-cell>
          <table:table-cell table:style-name="ce270" table:formula="of:=IF([.W4];IF([.V18];[$Enunciado.$AB$21]&amp;&quot; + &quot;&amp;[$Enunciado.$AD$21];[$Enunciado.$AD$31]);&quot;&quot;)" table:number-columns-spanned="2" table:number-rows-spanned="1">
            <text:p/>
          </table:table-cell>
          <table:covered-table-cell table:style-name="ce150"/>
          <table:table-cell table:style-name="ce313" table:formula="of:=IF([.W4];&quot;=&quot;;&quot;&quot;)">
            <text:p/>
          </table:table-cell>
          <table:table-cell table:style-name="ce310" table:formula="of:=IF([.W4];[Enunciado.AC21];&quot;&quot;)">
            <text:p/>
          </table:table-cell>
          <table:table-cell table:style-name="ce320" table:formula="of:=IF([.W4];&quot;m&quot;;&quot;&quot;)">
            <text:p/>
          </table:table-cell>
          <table:table-cell table:style-name="ce10" office:value-type="string" calcext:value-type="string">
            <text:p><text:a xlink:href="http://www.xente.mundo-r.com/alfonbarba/calculos/SatelitesEjemplosEs.pdf" xlink:type="simple" office:target-frame-name="_blank">Ejemplos</text:a></text:p>
          </table:table-cell>
          <table:table-cell table:style-name="ce45" table:number-columns-repeated="7"/>
          <table:table-cell/>
          <table:table-cell table:style-name="Default"/>
          <table:table-cell table:style-name="ce292"/>
          <table:table-cell table:style-name="Default"/>
          <table:table-cell table:style-name="ce105" table:formula="of:=[.Y8]&amp;&quot; · 3600 + &quot;&amp;[.Y9]&amp;&quot; · 60 + &quot;&amp;[.Y10]" office:value-type="string" office:string-value="" calcext:value-type="error">
            <text:p>#¡VALOR!</text:p>
          </table:table-cell>
          <table:table-cell table:style-name="ce105"/>
          <table:table-cell table:number-columns-repeated="39"/>
        </table:table-row>
        <table:table-row table:style-name="ro8">
          <table:table-cell table:style-name="ce339" table:number-columns-repeated="12"/>
          <table:table-cell table:style-name="ce45" table:number-columns-repeated="8"/>
          <table:table-cell/>
          <table:table-cell table:style-name="Default"/>
          <table:table-cell table:style-name="ce292"/>
          <table:table-cell table:style-name="Default" table:number-columns-repeated="2"/>
          <table:table-cell table:number-columns-repeated="40"/>
        </table:table-row>
        <table:table-row table:style-name="ro6">
          <table:table-cell table:style-name="ce339" table:number-columns-repeated="2"/>
          <table:table-cell table:style-name="ce230" table:formula="of:=IF(OR([.V2];[.X2]);&quot;&quot;;&quot;G · M = g₀ · R²&quot;)" office:value-type="string" office:string-value="G · M = g₀ · R²" calcext:value-type="string" table:number-columns-spanned="2" table:number-rows-spanned="1">
            <text:p>G · M = g₀ · R²</text:p>
          </table:table-cell>
          <table:covered-table-cell table:style-name="ce339"/>
          <table:table-cell table:style-name="ce339" table:number-columns-repeated="2"/>
          <table:table-cell table:style-name="ce252" table:formula="of:=IF(OR([.X2];[.U8]);&quot;&quot;;&quot;G · M =&quot;)">
            <text:p/>
          </table:table-cell>
          <table:table-cell table:style-name="ce274" table:formula="of:=IF(OR([.X2];[.U8]);&quot;&quot;;IF([.V2];[$Enunciado.$AB$29];[$Enunciado.$AB$23])&amp;&quot; · &quot;&amp;IF([.$V2];[$Enunciado.$AB$22];ENTREPARENT([$Enunciado.$AB$21];2)))" table:number-columns-spanned="2" table:number-rows-spanned="1">
            <text:p/>
          </table:table-cell>
          <table:covered-table-cell table:style-name="ce272"/>
          <table:table-cell table:style-name="ce242" table:formula="of:=IF(OR([.X2];[.U8]);&quot;&quot;;&quot;=&quot;)">
            <text:p/>
          </table:table-cell>
          <table:table-cell table:style-name="ce278" table:formula="of:=IF(OR([.X2];[.U8]);&quot;&quot;;[$Enunciado.$AC$29])">
            <text:p/>
          </table:table-cell>
          <table:table-cell table:style-name="ce282" table:formula="of:=IF(OR([.X2];[.U8]);&quot;&quot;;&quot;m³/s²&quot;)">
            <text:p/>
          </table:table-cell>
          <table:table-cell table:style-name="ce45" table:number-columns-repeated="8"/>
          <table:table-cell table:style-name="ce105" office:value-type="string" calcext:value-type="string">
            <text:p>Ver G?</text:p>
          </table:table-cell>
          <table:table-cell table:style-name="ce190" table:formula="of:=OR([.V2];[.V15])" office:value-type="boolean" office:boolean-value="false" calcext:value-type="boolean">
            <text:p>FALSO</text:p>
          </table:table-cell>
          <table:table-cell table:style-name="ce192" office:value-type="string" calcext:value-type="string">
            <text:p>Ver h calc?</text:p>
          </table:table-cell>
          <table:table-cell table:style-name="ce190" table:formula="of:=AND([$Enunciado.$S$9];OR([.V21];[.X15]))" office:value-type="boolean" office:boolean-value="false" calcext:value-type="boolean">
            <text:p>FALSO</text:p>
          </table:table-cell>
          <table:table-cell table:style-name="Default"/>
          <table:table-cell table:number-columns-repeated="40"/>
        </table:table-row>
        <table:table-row table:style-name="ro8">
          <table:table-cell table:style-name="ce339" table:number-columns-repeated="2"/>
          <table:table-cell table:style-name="ce230"/>
          <table:table-cell table:style-name="ce339" table:number-columns-repeated="3"/>
          <table:table-cell table:style-name="ce252"/>
          <table:table-cell table:style-name="ce274"/>
          <table:table-cell table:style-name="ce272"/>
          <table:table-cell table:style-name="ce242"/>
          <table:table-cell table:style-name="ce278"/>
          <table:table-cell table:style-name="ce282"/>
          <table:table-cell table:style-name="ce45" table:number-columns-repeated="8"/>
          <table:table-cell/>
          <table:table-cell table:style-name="ce105"/>
          <table:table-cell table:style-name="Default"/>
          <table:table-cell table:style-name="ce105" table:number-columns-repeated="2"/>
          <table:table-cell table:number-columns-repeated="40"/>
        </table:table-row>
        <table:table-row table:style-name="ro6">
          <table:table-cell table:style-name="ce341" table:formula="of:=IF(OR([.V2];[.X2]);&quot;&quot;;&quot;Masa del astro&quot;)" office:value-type="string" office:string-value="Masa del astro" calcext:value-type="string" table:number-columns-spanned="1" table:number-rows-spanned="2">
            <text:p>Masa del astro</text:p>
          </table:table-cell>
          <table:table-cell table:style-name="ce339"/>
          <table:table-cell table:style-name="ce256" table:formula="of:=IF(OR([.V2];[.X2]);&quot;&quot;;&quot;M =&quot;)" office:value-type="string" office:string-value="M =" calcext:value-type="string" table:number-columns-spanned="1" table:number-rows-spanned="2">
            <text:p>M =</text:p>
          </table:table-cell>
          <table:table-cell table:style-name="ce361" table:formula="of:=IF(OR([.V2];[.X2]);&quot;&quot;;&quot;g₀ · R²&quot;)" office:value-type="string" office:string-value="g₀ · R²" calcext:value-type="string">
            <text:p>g₀ · R²</text:p>
          </table:table-cell>
          <table:table-cell table:style-name="ce339" table:number-columns-repeated="2"/>
          <table:table-cell table:style-name="ce256" table:formula="of:=IF(OR([.V2];[.X2]);&quot;&quot;;&quot;M =&quot;)" office:value-type="string" office:string-value="M =" calcext:value-type="string" table:number-columns-spanned="1" table:number-rows-spanned="2">
            <text:p>M =</text:p>
          </table:table-cell>
          <table:table-cell table:style-name="ce388" table:formula="of:=IF(OR([.V2];[.X2]);&quot;&quot;;[.H13])" table:number-columns-spanned="2" table:number-rows-spanned="1">
            <text:p/>
          </table:table-cell>
          <table:covered-table-cell table:style-name="ce272"/>
          <table:table-cell table:style-name="ce274" table:formula="of:=IF(OR([.V2];[.X2]);&quot;&quot;;&quot;=&quot;)" office:value-type="string" office:string-value="=" calcext:value-type="string" table:number-columns-spanned="1" table:number-rows-spanned="2">
            <text:p>=</text:p>
          </table:table-cell>
          <table:table-cell table:style-name="ce368" table:formula="of:=IF(OR([.V2];[.X2]);&quot;&quot;;[$Enunciado.$AB$22])" office:value-type="string" office:string-value="0" calcext:value-type="string" table:number-columns-spanned="1" table:number-rows-spanned="2">
            <text:p>0</text:p>
          </table:table-cell>
          <table:table-cell table:style-name="ce437" table:formula="of:=IF(OR([.V2];[.X2]);&quot;&quot;;&quot;kg&quot;)" office:value-type="string" office:string-value="kg" calcext:value-type="string" table:number-columns-spanned="1" table:number-rows-spanned="2">
            <text:p>kg</text:p>
          </table:table-cell>
          <table:table-cell table:style-name="ce45" table:number-columns-repeated="8"/>
          <table:table-cell table:style-name="ce105" office:value-type="string" calcext:value-type="string">
            <text:p>Ver cálculo M?</text:p>
          </table:table-cell>
          <table:table-cell table:style-name="ce190" table:formula="of:=[$Enunciado.$R$20]" office:value-type="boolean" office:boolean-value="false" calcext:value-type="boolean">
            <text:p>FALSO</text:p>
          </table:table-cell>
          <table:table-cell table:style-name="ce105" office:value-type="string" calcext:value-type="string">
            <text:p>h es R · n?</text:p>
          </table:table-cell>
          <table:table-cell table:style-name="ce402" table:formula="of:=AND([$Enunciado.$S$9];[$Enunciado.$W$10]=3)" office:value-type="boolean" office:boolean-value="false" calcext:value-type="boolean">
            <text:p>FALSO</text:p>
          </table:table-cell>
          <table:table-cell table:style-name="ce105" office:value-type="string" calcext:value-type="string">
            <text:p>Ver calc T?</text:p>
          </table:table-cell>
          <table:table-cell table:style-name="ce190" table:formula="of:=AND([.X4]&lt;&gt;1;NOT([.U8]);[.U10])" office:value-type="boolean" office:boolean-value="false" calcext:value-type="boolean">
            <text:p>FALSO</text:p>
          </table:table-cell>
          <table:table-cell table:number-columns-repeated="39"/>
        </table:table-row>
        <table:table-row table:style-name="ro6">
          <table:covered-table-cell table:style-name="ce339"/>
          <table:table-cell table:style-name="ce339"/>
          <table:covered-table-cell table:style-name="ce339"/>
          <table:table-cell table:style-name="ce362" table:formula="of:=IF(OR([.V2];[.X2]);&quot;&quot;;&quot;G&quot;)" office:value-type="string" office:string-value="G" calcext:value-type="string">
            <text:p>G</text:p>
          </table:table-cell>
          <table:table-cell table:style-name="ce339" table:number-columns-repeated="2"/>
          <table:covered-table-cell table:style-name="ce339"/>
          <table:table-cell table:style-name="ce296" table:formula="of:=IF(OR([.V2];[.X2]);&quot;&quot;;[$Enunciado.$AB$21])" office:value-type="string" office:string-value="2,32·10³" calcext:value-type="string" table:number-columns-spanned="2" table:number-rows-spanned="1">
            <text:p>2,32·10³</text:p>
          </table:table-cell>
          <table:covered-table-cell table:style-name="ce272"/>
          <table:covered-table-cell table:style-name="ce242"/>
          <table:covered-table-cell table:style-name="ce278"/>
          <table:covered-table-cell table:style-name="ce282"/>
          <table:table-cell table:style-name="ce45" table:number-columns-repeated="8"/>
          <table:table-cell/>
          <table:table-cell table:style-name="ce105"/>
          <table:table-cell table:style-name="ce190"/>
          <table:table-cell table:style-name="ce105" table:number-columns-repeated="2"/>
          <table:table-cell table:number-columns-repeated="40"/>
        </table:table-row>
        <table:table-row table:style-name="ro8">
          <table:table-cell table:style-name="ce339" table:number-columns-repeated="3"/>
          <table:table-cell table:style-name="ce304"/>
          <table:table-cell table:style-name="ce339" table:number-columns-repeated="2"/>
          <table:table-cell table:style-name="ce252"/>
          <table:table-cell table:style-name="ce344" table:number-columns-spanned="2" table:number-rows-spanned="1"/>
          <table:covered-table-cell table:style-name="ce272"/>
          <table:table-cell table:style-name="ce242"/>
          <table:table-cell table:style-name="ce278"/>
          <table:table-cell table:style-name="ce282"/>
          <table:table-cell table:style-name="ce45" table:number-columns-repeated="8"/>
          <table:table-cell/>
          <table:table-cell table:style-name="ce105"/>
          <table:table-cell table:style-name="ce190"/>
          <table:table-cell table:style-name="ce105" table:number-columns-repeated="2"/>
          <table:table-cell table:number-columns-repeated="40"/>
        </table:table-row>
        <table:table-row table:style-name="ro6">
          <table:table-cell table:style-name="ce341" table:formula="of:=IF([.Y4];IF([.Y2];&quot;Radio de &quot;;&quot;Velocidad en&quot;)&amp;&quot; la órbita&quot;;&quot;&quot;)" table:number-columns-spanned="1" table:number-rows-spanned="2">
            <text:p/>
          </table:table-cell>
          <table:table-cell table:style-name="ce256" table:formula="of:=IF([.Y4];IF([.Y2];&quot;r =&quot;;&quot;v =&quot;);&quot;&quot;)" table:number-columns-spanned="1" table:number-rows-spanned="2">
            <text:p/>
          </table:table-cell>
          <table:table-cell table:style-name="ce177" table:formula="of:=IF([.Y6];&quot;√&quot;;&quot;&quot;)" table:number-columns-spanned="1" table:number-rows-spanned="2">
            <text:p/>
          </table:table-cell>
          <table:table-cell table:style-name="ce303" table:formula="of:=IF([.Y4];&quot;G · M&quot;;&quot;&quot;)">
            <text:p/>
          </table:table-cell>
          <table:table-cell table:style-name="ce339"/>
          <table:table-cell table:style-name="ce243" table:formula="of:=IF([.Y4];IF([.Y2];&quot;r =&quot;;&quot;v =&quot;);&quot;&quot;)" table:number-columns-spanned="1" table:number-rows-spanned="2">
            <text:p/>
          </table:table-cell>
          <table:table-cell table:style-name="ce245" table:formula="of:=IF([.Y6];&quot;√&quot;;&quot;&quot;)" table:number-columns-spanned="1" table:number-rows-spanned="2">
            <text:p/>
          </table:table-cell>
          <table:table-cell table:style-name="ce340" table:formula="of:=IF([.Y4];[$Enunciado.$AC$29];&quot;&quot;)" table:number-columns-spanned="2" table:number-rows-spanned="1">
            <text:p/>
          </table:table-cell>
          <table:covered-table-cell table:style-name="ce333"/>
          <table:table-cell table:style-name="ce302" table:formula="of:=IF([.Y4];&quot;=&quot;;&quot;&quot;)" table:number-columns-spanned="1" table:number-rows-spanned="2">
            <text:p/>
          </table:table-cell>
          <table:table-cell table:style-name="ce280" table:formula="of:=IF([.Y4];IF([.Y2];[$Enunciado.$AC$21];[$Enunciado.$AD$29]);&quot;&quot;)" table:number-columns-spanned="1" table:number-rows-spanned="2">
            <text:p/>
          </table:table-cell>
          <table:table-cell table:style-name="ce221" table:formula="of:=IF([.Y4];IF([.Y2];&quot;m&quot;;&quot;m/s&quot;);&quot;&quot;)" table:number-columns-spanned="1" table:number-rows-spanned="2">
            <text:p/>
          </table:table-cell>
          <table:table-cell table:style-name="ce45" table:number-columns-repeated="8"/>
          <table:table-cell table:style-name="ce403" office:value-type="string" calcext:value-type="string">
            <text:p>h es un dato?</text:p>
          </table:table-cell>
          <table:table-cell table:style-name="ce190" table:formula="of:=[$Enunciado.$S$9]" office:value-type="boolean" office:boolean-value="false" calcext:value-type="boolean">
            <text:p>FALSO</text:p>
          </table:table-cell>
          <table:table-cell table:style-name="Default"/>
          <table:table-cell table:style-name="ce410" office:value-type="string" calcext:value-type="string" table:number-columns-spanned="2" table:number-rows-spanned="1">
            <text:p>frecuencia</text:p>
          </table:table-cell>
          <table:covered-table-cell table:style-name="ce105"/>
          <table:table-cell table:number-columns-repeated="40"/>
        </table:table-row>
        <table:table-row table:style-name="ro6">
          <table:covered-table-cell table:number-columns-repeated="3" table:style-name="ce339"/>
          <table:table-cell table:style-name="ce265" table:formula="of:=IF([.Y4];IF([.Y2];&quot;v²&quot;;&quot;r&quot;);&quot;&quot;)">
            <text:p/>
          </table:table-cell>
          <table:table-cell table:style-name="ce339"/>
          <table:covered-table-cell table:number-columns-repeated="2" table:style-name="ce339"/>
          <table:table-cell table:style-name="ce250" table:formula="of:=IF([.Y4];IF([.Y2];ENTREPARENT([$Enunciado.$AD$29];2);[$Enunciado.$AC$21]);&quot;&quot;)" table:number-columns-spanned="2" table:number-rows-spanned="1">
            <text:p/>
          </table:table-cell>
          <table:covered-table-cell table:style-name="ce334"/>
          <table:covered-table-cell table:number-columns-repeated="3" table:style-name="ce339"/>
          <table:table-cell table:style-name="ce45" table:number-columns-repeated="8"/>
          <table:table-cell/>
          <table:table-cell table:style-name="Default" table:number-columns-repeated="2"/>
          <table:table-cell table:style-name="ce105" office:value-type="string" calcext:value-type="string">
            <text:p>numerador</text:p>
          </table:table-cell>
          <table:table-cell table:style-name="ce105" office:value-type="string" calcext:value-type="string">
            <text:p>denominador</text:p>
          </table:table-cell>
          <table:table-cell table:number-columns-repeated="40"/>
        </table:table-row>
        <table:table-row table:style-name="ro8">
          <table:table-cell table:style-name="ce339" table:number-columns-repeated="6"/>
          <table:table-cell table:style-name="ce324" table:formula="of:=IF(AND([.$X$4]=1;[$Enunciado.$AA$10]&lt;&gt;1);&quot;T =&quot;;&quot;&quot;)">
            <text:p/>
          </table:table-cell>
          <table:table-cell table:style-name="ce285" table:formula="of:=IF(AND([.$X$4]=1;[$Enunciado.$AA$10]&lt;&gt;1);IF([.X8];[.Y11];[.D7]&amp;&quot; · &quot;&amp;[$Enunciado.$AA$11]);&quot;&quot;)" table:number-columns-spanned="2" table:number-rows-spanned="1">
            <text:p/>
          </table:table-cell>
          <table:covered-table-cell table:style-name="ce339"/>
          <table:table-cell table:style-name="ce335" table:formula="of:=IF(AND([.$X$4]=1;[$Enunciado.$AA$10]&lt;&gt;1);&quot;=&quot;;&quot;&quot;)">
            <text:p/>
          </table:table-cell>
          <table:table-cell table:style-name="ce314" table:formula="of:=IF(AND([.$X$4]=1;[$Enunciado.$AA$10]&lt;&gt;1);[$Enunciado.$AB$25];&quot;&quot;)">
            <text:p/>
          </table:table-cell>
          <table:table-cell table:style-name="ce316" table:formula="of:=IF(AND([.$X$4]=1;[$Enunciado.$AA$10]&lt;&gt;1);&quot;s&quot;;&quot;&quot;)">
            <text:p/>
          </table:table-cell>
          <table:table-cell table:style-name="ce45" table:number-columns-repeated="8"/>
          <table:table-cell table:number-columns-repeated="2"/>
          <table:table-cell table:style-name="Default" table:number-columns-repeated="3"/>
          <table:table-cell table:number-columns-repeated="40"/>
        </table:table-row>
        <table:table-row table:style-name="ro6">
          <table:table-cell table:style-name="ce341" table:formula="of:=IF([.Z15];&quot;Período&quot;;&quot;&quot;)" table:number-columns-spanned="1" table:number-rows-spanned="2">
            <text:p/>
          </table:table-cell>
          <table:table-cell table:style-name="ce339"/>
          <table:table-cell table:style-name="ce283" table:formula="of:=IF([.Z15];&quot;T =&quot;;&quot;&quot;)" table:number-columns-spanned="1" table:number-rows-spanned="2">
            <text:p/>
          </table:table-cell>
          <table:table-cell table:style-name="ce294" table:formula="of:=IF([.Z15];CHOOSE([.X4]+1;&quot;2 · π · r&quot;;&quot;&quot;;1;&quot;2 · π · r&quot;);&quot;&quot;)">
            <text:p/>
          </table:table-cell>
          <table:table-cell table:style-name="ce339" table:number-columns-repeated="2"/>
          <table:table-cell table:style-name="ce307" table:formula="of:=IF([.Z15];&quot;T =&quot;;&quot;&quot;)" table:number-columns-spanned="1" table:number-rows-spanned="2">
            <text:p/>
          </table:table-cell>
          <table:table-cell table:style-name="ce326" table:formula="of:=IF(AND([.Z15];NOT([.U8]));IF([.X6];[$Enunciado.AA10];&quot;2 · &quot;&amp;NUMFORMA(PI();[$Enunciado.$X$1])&amp;&quot; · &quot;&amp;[$Enunciado.$AC$21]);&quot;&quot;)" table:number-columns-spanned="2" table:number-rows-spanned="1">
            <text:p/>
          </table:table-cell>
          <table:covered-table-cell table:style-name="ce150"/>
          <table:table-cell table:style-name="ce306" table:formula="of:=IF([.Z15];&quot;=&quot;;&quot;&quot;)" table:number-columns-spanned="1" table:number-rows-spanned="2">
            <text:p/>
          </table:table-cell>
          <table:table-cell table:style-name="ce317" table:formula="of:=IF(AND([.Z15];NOT([.U8]));[$Enunciado.$AB$25];&quot;&quot;)" table:number-columns-spanned="1" table:number-rows-spanned="2">
            <text:p/>
          </table:table-cell>
          <table:table-cell table:style-name="ce289" table:formula="of:=IF([.Z15];&quot;s&quot;;&quot;&quot;)" table:number-columns-spanned="1" table:number-rows-spanned="2">
            <text:p/>
          </table:table-cell>
          <table:table-cell table:style-name="ce45" table:number-columns-repeated="8"/>
          <table:table-cell table:style-name="ce105" office:value-type="string" calcext:value-type="string">
            <text:p>u luz?</text:p>
          </table:table-cell>
          <table:table-cell table:style-name="ce190" table:formula="of:=[$Enunciado.$W$10]&gt;3" office:value-type="boolean" office:boolean-value="false" calcext:value-type="boolean">
            <text:p>FALSO</text:p>
          </table:table-cell>
          <table:table-cell table:style-name="Default"/>
          <table:table-cell table:style-name="ce105" table:formula="of:=INDEX([$Enunciado.Z3:$Enunciado.Z7];[$Enunciado.AE23])&amp;&quot; s·&quot;&amp;[$Enunciado.$AD$24]" office:value-type="string" office:string-value="" calcext:value-type="error">
            <text:p>#¡VALOR!</text:p>
          </table:table-cell>
          <table:table-cell table:style-name="ce105" table:formula="of:=[$Enunciado.AB25]&amp;&quot; s&quot;" office:value-type="string" office:string-value="" calcext:value-type="error">
            <text:p>#¡VALOR!</text:p>
          </table:table-cell>
          <table:table-cell table:style-name="ce411" office:value-type="string" calcext:value-type="string" table:number-columns-spanned="2" table:number-rows-spanned="1">
            <text:p>El dato no es T</text:p>
          </table:table-cell>
          <table:covered-table-cell table:style-name="ce413"/>
          <table:table-cell table:number-columns-repeated="38"/>
        </table:table-row>
        <table:table-row table:style-name="ro6">
          <table:covered-table-cell table:style-name="ce339"/>
          <table:table-cell table:style-name="ce339"/>
          <table:covered-table-cell table:style-name="ce339"/>
          <table:table-cell table:style-name="ce265" table:formula="of:=IF([.Z15];CHOOSE([.X4]+1;&quot;v&quot;;&quot;&quot;;&quot;f&quot;;&quot;v&quot;);&quot;&quot;)">
            <text:p/>
          </table:table-cell>
          <table:table-cell table:style-name="ce339" table:number-columns-repeated="2"/>
          <table:covered-table-cell table:style-name="ce339"/>
          <table:table-cell table:style-name="ce296" table:formula="of:=IF(OR([.U8];NOT([.U10]));&quot;&quot;;CHOOSE([.X4]+1;[$Enunciado.$AD$29];&quot;&quot;;[$Enunciado.$AD$25];[$Enunciado.$AD$29]))" table:number-columns-spanned="2" table:number-rows-spanned="1">
            <text:p/>
          </table:table-cell>
          <table:covered-table-cell table:number-columns-repeated="4" table:style-name="ce339"/>
          <table:table-cell table:style-name="ce45" table:number-columns-repeated="8"/>
          <table:table-cell table:style-name="ce105" office:value-type="string" calcext:value-type="string">
            <text:p>n · R?</text:p>
          </table:table-cell>
          <table:table-cell table:style-name="ce190" table:formula="of:=[$Enunciado.$W$10]=3" office:value-type="boolean" office:boolean-value="false" calcext:value-type="boolean">
            <text:p>FALSO</text:p>
          </table:table-cell>
          <table:table-cell table:style-name="Default"/>
          <table:table-cell table:style-name="ce105" table:formula="of:=IF([$Enunciado.$AA$9]=6;[$Enunciado.$Z$6]&amp;&quot; s·&quot;&amp;[$Enunciado.AD24];[$Enunciado.$AE$24]&amp;&quot; &quot;&amp;[$Enunciado.$F$7]&amp;&quot;·&quot;&amp;[$Enunciado.$AD$24])" office:value-type="string" office:string-value="" calcext:value-type="error">
            <text:p>#¡VALOR!</text:p>
          </table:table-cell>
          <table:table-cell table:style-name="ce105" table:formula="of:=IF([$Enunciado.$AA$9]=6;[$Enunciado.AB25]&amp;&quot; s&quot;;NUMFORMA([$Enunciado.$E$7];[$Enunciado.$X$1])&amp;&quot; &quot;&amp;[$Enunciado.F7])" office:value-type="string" office:string-value="" calcext:value-type="error">
            <text:p>#¡VALOR!</text:p>
          </table:table-cell>
          <table:table-cell table:style-name="ce411" office:value-type="string" calcext:value-type="string" table:number-columns-spanned="2" table:number-rows-spanned="1">
            <text:p>El dato es T</text:p>
          </table:table-cell>
          <table:covered-table-cell table:style-name="ce413"/>
          <table:table-cell table:number-columns-repeated="38"/>
        </table:table-row>
        <table:table-row table:style-name="ro8">
          <table:table-cell table:style-name="ce339" table:number-columns-repeated="12"/>
          <table:table-cell table:style-name="ce45" table:number-columns-repeated="8"/>
          <table:table-cell/>
          <table:table-cell table:style-name="ce105" table:formula="of:=IF([.V21];[$Enunciado.$E$6]&amp;&quot; · c&quot;;&quot;&quot;)">
            <text:p/>
          </table:table-cell>
          <table:table-cell table:style-name="Default" table:number-columns-repeated="3"/>
          <table:table-cell table:number-columns-repeated="40"/>
        </table:table-row>
        <table:table-row table:style-name="ro6">
          <table:table-cell table:style-name="ce341" table:formula="of:=IF([.$X$6];&quot;&quot;;&quot;Frecuencia&quot;)" table:number-columns-spanned="1" table:number-rows-spanned="2">
            <text:p/>
          </table:table-cell>
          <table:table-cell table:style-name="ce339"/>
          <table:table-cell table:style-name="ce327" table:formula="of:=IF([.$X$6];&quot;&quot;;&quot;f =&quot;)" table:number-columns-spanned="1" table:number-rows-spanned="2">
            <text:p/>
          </table:table-cell>
          <table:table-cell table:style-name="ce260" table:formula="of:=IF([.$X$6];&quot;&quot;;1)">
            <text:p/>
          </table:table-cell>
          <table:table-cell table:style-name="ce339" table:number-columns-repeated="2"/>
          <table:table-cell table:style-name="ce247" table:formula="of:=IF([.X6];&quot;&quot;;&quot;f =&quot;)" table:number-columns-spanned="1" table:number-rows-spanned="2">
            <text:p/>
          </table:table-cell>
          <table:table-cell table:style-name="ce329" table:formula="of:=IF(OR([.$X$6];[.U8]);&quot;&quot;;IF([.X4]=1;[.X22];[.X21]))" table:number-columns-spanned="2" table:number-rows-spanned="1">
            <text:p/>
          </table:table-cell>
          <table:covered-table-cell table:style-name="ce299"/>
          <table:table-cell table:style-name="ce286" table:formula="of:=IF([.X6];&quot;&quot;;&quot; =&quot;)" table:number-columns-spanned="1" table:number-rows-spanned="2">
            <text:p/>
          </table:table-cell>
          <table:table-cell table:style-name="ce318" table:formula="of:=IF(OR([.$X$6];[.U8]);&quot;&quot;;[$Enunciado.$AD$25])" table:number-columns-spanned="1" table:number-rows-spanned="2">
            <text:p/>
          </table:table-cell>
          <table:table-cell table:style-name="ce384" table:formula="of:=IF(OR([.$X$6];[.U8]);&quot;&quot;;[$Enunciado.$AD$24])" table:number-columns-spanned="1" table:number-rows-spanned="2">
            <text:p/>
          </table:table-cell>
          <table:table-cell table:style-name="ce45" table:number-columns-repeated="8"/>
          <table:table-cell table:number-columns-repeated="2"/>
          <table:table-cell table:style-name="Default" table:number-columns-repeated="3"/>
          <table:table-cell table:number-columns-repeated="40"/>
        </table:table-row>
        <table:table-row table:style-name="ro4">
          <table:covered-table-cell table:style-name="ce339"/>
          <table:table-cell table:style-name="ce339"/>
          <table:covered-table-cell table:style-name="ce339"/>
          <table:table-cell table:style-name="ce257" table:formula="of:=IF([.$X$6];&quot;&quot;;&quot;T&quot;)">
            <text:p/>
          </table:table-cell>
          <table:table-cell table:style-name="ce339" table:number-columns-repeated="2"/>
          <table:covered-table-cell table:style-name="ce339"/>
          <table:table-cell table:style-name="ce250" table:formula="of:=IF(OR([.$X$6];[.U8]);&quot;&quot;;IF([.X4]=1;[.Y22];[.Y21]))" table:number-columns-spanned="2" table:number-rows-spanned="1">
            <text:p/>
          </table:table-cell>
          <table:covered-table-cell table:number-columns-repeated="4" table:style-name="ce339"/>
          <table:table-cell table:style-name="ce45" table:number-columns-repeated="8"/>
          <table:table-cell/>
          <table:table-cell table:style-name="ce105" table:formula="of:=IF([.V22];[$Enunciado.$E$6]&amp;&quot; · R&quot;;&quot;&quot;)">
            <text:p/>
          </table:table-cell>
          <table:table-cell table:style-name="ce448" office:value-type="string" calcext:value-type="string">
            <text:p>ω =</text:p>
          </table:table-cell>
          <table:table-cell table:style-name="Default" table:formula="of:=2*PI()/[$Enunciado.$AB$18]" office:value-type="string" office:string-value="" calcext:value-type="error">
            <text:p>#¡VALOR!</text:p>
          </table:table-cell>
          <table:table-cell table:style-name="Default"/>
          <table:table-cell table:number-columns-repeated="40"/>
        </table:table-row>
        <table:table-row table:style-name="ro8">
          <table:table-cell table:style-name="ce339" table:number-columns-repeated="3"/>
          <table:table-cell table:style-name="ce257"/>
          <table:table-cell table:style-name="ce339" table:number-columns-repeated="3"/>
          <table:table-cell table:style-name="ce355"/>
          <table:table-cell table:style-name="ce339" table:number-columns-repeated="4"/>
          <table:table-cell table:style-name="ce45" table:number-columns-repeated="8"/>
          <table:table-cell/>
          <table:table-cell table:style-name="ce105"/>
          <table:table-cell table:style-name="ce190"/>
          <table:table-cell table:style-name="ce105" table:number-columns-repeated="2"/>
          <table:table-cell table:number-columns-repeated="40"/>
        </table:table-row>
        <table:table-row table:style-name="ro6">
          <table:table-cell table:style-name="ce341" office:value-type="string" calcext:value-type="string" table:number-columns-spanned="1" table:number-rows-spanned="2">
            <text:p>Velocidad angular</text:p>
          </table:table-cell>
          <table:table-cell table:style-name="ce339"/>
          <table:table-cell table:style-name="ce355" office:value-type="string" calcext:value-type="string" table:number-columns-spanned="1" table:number-rows-spanned="2">
            <text:p>ω =</text:p>
          </table:table-cell>
          <table:table-cell table:style-name="ce371" office:value-type="string" calcext:value-type="string">
            <text:p>2 · π</text:p>
          </table:table-cell>
          <table:table-cell table:style-name="ce339" table:number-columns-repeated="2"/>
          <table:table-cell table:style-name="ce286" office:value-type="string" calcext:value-type="string" table:number-columns-spanned="1" table:number-rows-spanned="2">
            <text:p>ω =</text:p>
          </table:table-cell>
          <table:table-cell table:style-name="Numerador" table:formula="of:=&quot;2 · &quot;&amp;NUMFORMA(PI();[$Enunciado.$X$1])" office:value-type="string" office:string-value="2 · 3,14" calcext:value-type="string">
            <text:p>2 · 3,14</text:p>
          </table:table-cell>
          <table:table-cell table:style-name="ce339"/>
          <table:table-cell table:style-name="ce286" table:formula="of:=IF([.X9];&quot;&quot;;&quot; =&quot;)" office:value-type="string" office:string-value=" =" calcext:value-type="string" table:number-columns-spanned="1" table:number-rows-spanned="2">
            <text:p><text:s/>=</text:p>
          </table:table-cell>
          <table:table-cell table:style-name="ce368" table:formula="of:=NUMFORMA([.X25];[$Enunciado.$X$1])" office:value-type="string" office:string-value="" calcext:value-type="error" table:number-columns-spanned="1" table:number-rows-spanned="2">
            <text:p>#¡VALOR!</text:p>
          </table:table-cell>
          <table:table-cell table:style-name="ce341" office:value-type="string" calcext:value-type="string" table:number-columns-spanned="1" table:number-rows-spanned="2">
            <text:p>rad/s</text:p>
          </table:table-cell>
          <table:table-cell table:style-name="ce45" table:number-columns-repeated="8"/>
          <table:table-cell/>
          <table:table-cell table:style-name="ce105"/>
          <table:table-cell table:style-name="ce190"/>
          <table:table-cell table:style-name="ce105" table:number-columns-repeated="2"/>
          <table:table-cell table:number-columns-repeated="40"/>
        </table:table-row>
        <table:table-row table:style-name="ro6">
          <table:covered-table-cell table:style-name="ce339"/>
          <table:table-cell table:style-name="ce339"/>
          <table:covered-table-cell table:style-name="ce339"/>
          <table:table-cell table:style-name="ce257" office:value-type="string" calcext:value-type="string">
            <text:p>T</text:p>
          </table:table-cell>
          <table:table-cell table:style-name="ce339" table:number-columns-repeated="2"/>
          <table:covered-table-cell table:style-name="ce339"/>
          <table:table-cell table:style-name="ce400" table:formula="of:=[$Enunciado.AB25]" office:value-type="string" office:string-value="" calcext:value-type="error">
            <text:p>#¡VALOR!</text:p>
          </table:table-cell>
          <table:table-cell table:style-name="ce339"/>
          <table:covered-table-cell table:number-columns-repeated="3" table:style-name="ce339"/>
          <table:table-cell table:style-name="ce45" table:number-columns-repeated="8"/>
          <table:table-cell/>
          <table:table-cell table:style-name="ce105"/>
          <table:table-cell table:style-name="ce190"/>
          <table:table-cell table:style-name="ce105" table:number-columns-repeated="2"/>
          <table:table-cell table:number-columns-repeated="40"/>
        </table:table-row>
        <table:table-row table:style-name="ro8">
          <table:table-cell table:style-name="ce339" table:number-columns-repeated="3"/>
          <table:table-cell table:style-name="ce257"/>
          <table:table-cell table:style-name="ce339" table:number-columns-repeated="3"/>
          <table:table-cell table:style-name="ce355"/>
          <table:table-cell table:style-name="ce339" table:number-columns-repeated="4"/>
          <table:table-cell table:style-name="ce45" table:number-columns-repeated="8"/>
          <table:table-cell/>
          <table:table-cell table:style-name="ce105"/>
          <table:table-cell table:style-name="ce190"/>
          <table:table-cell table:style-name="ce105" table:number-columns-repeated="2"/>
          <table:table-cell table:number-columns-repeated="40"/>
        </table:table-row>
        <table:table-row table:style-name="ro6">
          <table:table-cell table:style-name="ce339" table:number-columns-repeated="2"/>
          <table:table-cell table:style-name="ce256" table:formula="of:=IF([.$V$15];&quot;M =&quot;;&quot;&quot;)" table:number-columns-spanned="1" table:number-rows-spanned="2">
            <text:p/>
          </table:table-cell>
          <table:table-cell table:style-name="ce319" table:formula="of:=IF([.$V$15];&quot;4 · π² · r³&quot;;&quot;&quot;)">
            <text:p/>
          </table:table-cell>
          <table:table-cell table:style-name="ce339" table:number-columns-repeated="2"/>
          <table:table-cell table:style-name="ce283" table:formula="of:=IF([.$V$15];&quot;M =&quot;;&quot;&quot;)" table:number-columns-spanned="1" table:number-rows-spanned="2">
            <text:p/>
          </table:table-cell>
          <table:table-cell table:style-name="ce351" table:formula="of:=IF([.$V$15];&quot;4 · &quot;&amp;[$Enunciado.$AB$30]&amp;&quot;² · (&quot;&amp;[$Enunciado.$AC$21]&amp;&quot;)³&quot;;&quot;&quot;)" table:number-columns-spanned="2" table:number-rows-spanned="1">
            <text:p/>
          </table:table-cell>
          <table:covered-table-cell table:style-name="ce339"/>
          <table:table-cell table:style-name="ce375" table:formula="of:=IF([.$V$15];&quot;=&quot;;&quot;&quot;)" table:number-columns-spanned="1" table:number-rows-spanned="2">
            <text:p/>
          </table:table-cell>
          <table:table-cell table:style-name="ce434" table:formula="of:=IF([.$V$15];[$Enunciado.$AB$22];&quot;&quot;)" table:number-columns-spanned="1" table:number-rows-spanned="2">
            <text:p/>
          </table:table-cell>
          <table:table-cell table:style-name="ce221" table:formula="of:=IF([.$V$15];&quot;kg&quot;;&quot;&quot;)" table:number-columns-spanned="1" table:number-rows-spanned="2">
            <text:p/>
          </table:table-cell>
          <table:table-cell table:style-name="ce45" table:number-columns-repeated="8"/>
          <table:table-cell table:number-columns-repeated="45"/>
        </table:table-row>
        <table:table-row table:style-name="ro6">
          <table:table-cell table:style-name="ce339" table:number-columns-repeated="2"/>
          <table:covered-table-cell table:style-name="ce339"/>
          <table:table-cell table:style-name="ce257" table:formula="of:=IF([.$V$15];&quot;G · T²&quot;;&quot;&quot;)">
            <text:p/>
          </table:table-cell>
          <table:table-cell table:style-name="ce339" table:number-columns-repeated="2"/>
          <table:covered-table-cell table:style-name="ce339"/>
          <table:table-cell table:style-name="ce268" table:formula="of:=IF([.$V$15];[$Enunciado.$AB$29]&amp;&quot; · (&quot;&amp;[$Enunciado.$AB$25]&amp;&quot;)²&quot;;&quot;&quot;)" table:number-columns-spanned="2" table:number-rows-spanned="1">
            <text:p/>
          </table:table-cell>
          <table:covered-table-cell table:style-name="ce298"/>
          <table:covered-table-cell table:number-columns-repeated="3" table:style-name="ce339"/>
          <table:table-cell table:style-name="ce45" table:number-columns-repeated="8"/>
          <table:table-cell table:number-columns-repeated="45"/>
        </table:table-row>
        <table:table-row table:style-name="ro4">
          <table:table-cell table:style-name="ce339" table:number-columns-repeated="12"/>
          <table:table-cell table:style-name="ce45" table:number-columns-repeated="8"/>
          <table:table-cell table:number-columns-repeated="45"/>
        </table:table-row>
        <table:table-row table:style-name="ro4" table:number-rows-repeated="1048543">
          <table:table-cell table:number-columns-repeated="65"/>
        </table:table-row>
        <table:table-row table:style-name="ro4">
          <table:table-cell table:number-columns-repeated="65"/>
        </table:table-row>
        <calcext:conditional-formats>
          <calcext:conditional-format calcext:target-range-address="Periodo.D24:Periodo.D24 Periodo.H24:Periodo.H24">
            <calcext:condition calcext:apply-style-name="Numerador" calcext:value="formula-is(NOT([.$X$6]))" calcext:base-cell-address="Periodo.D24"/>
          </calcext:conditional-format>
          <calcext:conditional-format calcext:target-range-address="Periodo.D21:Periodo.D21 Periodo.H21:Periodo.H21">
            <calcext:condition calcext:apply-style-name="Numerador" calcext:value="formula-is([.$Z$15])" calcext:base-cell-address="Periodo.D21"/>
          </calcext:conditional-format>
          <calcext:conditional-format calcext:target-range-address="Periodo.D18:Periodo.D18 Periodo.H18:Periodo.H18">
            <calcext:condition calcext:apply-style-name="Numerador" calcext:value="formula-is([.$Y$4])" calcext:base-cell-address="Periodo.D18"/>
          </calcext:conditional-format>
          <calcext:conditional-format calcext:target-range-address="Periodo.D30:Periodo.D30 Periodo.H30:Periodo.H30">
            <calcext:condition calcext:apply-style-name="Numerador" calcext:value="formula-is([.$V$15])" calcext:base-cell-address="Periodo.D30"/>
          </calcext:conditional-format>
          <calcext:conditional-format calcext:target-range-address="Periodo.D17:Periodo.D17 Periodo.H17:Periodo.H17">
            <calcext:condition calcext:apply-style-name="Numerador" calcext:value="formula-is([.$Y$6])" calcext:base-cell-address="Periodo.D17"/>
          </calcext:conditional-format>
        </calcext:conditional-formats>
      </table:table>
      <table:table table:name="Altura" table:style-name="ta1" table:protected="true">
        <loext:table-protection loext:select-protected-cells="true" loext:select-unprotected-cells="true"/>
        <office:forms form:automatic-focus="false" form:apply-design-mode="false"/>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altura</text:p>
          </table:table-cell>
          <table:table-cell table:style-name="ce217" table:number-columns-repeated="10"/>
          <table:table-cell table:style-name="ce45" office:value-type="string" calcext:value-type="string">
            <text:p>Ir a… (Ctrl clic)</text:p>
          </table:table-cell>
          <table:table-cell table:style-name="ce45" table:number-columns-repeated="6"/>
          <table:table-cell table:style-name="ce462"/>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39"/>
          <table:table-cell table:style-name="ce251" office:value-type="string" calcext:value-type="string">
            <text:p>Datos</text:p>
          </table:table-cell>
          <table:table-cell table:style-name="ce339" table:number-columns-repeated="3"/>
          <table:table-cell table:style-name="ce251" office:value-type="string" calcext:value-type="string">
            <text:p>Magnitudes ya calculadas</text:p>
          </table:table-cell>
          <table:table-cell table:style-name="ce339" table:number-columns-repeated="5"/>
          <table:table-cell table:style-name="ce10" office:value-type="string" calcext:value-type="string">
            <text:p><text:a xlink:href="#Introd" xlink:type="simple">Introducción</text:a></text:p>
          </table:table-cell>
          <table:table-cell table:style-name="ce45" table:number-columns-repeated="6"/>
          <table:table-cell table:style-name="ce462"/>
          <table:table-cell table:style-name="ce190" table:formula="of:=[$Enunciado.S6]" office:value-type="boolean" office:boolean-value="true" calcext:value-type="boolean">
            <text:p>VERDADERO</text:p>
          </table:table-cell>
          <table:table-cell table:style-name="ce190" table:formula="of:=OR([$Enunciado.R2];AND([.W2];[.V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39"/>
          <table:table-cell table:style-name="ce252" table:formula="of:=IF([.U2];&quot;G =&quot;;&quot;&quot;)">
            <text:p/>
          </table:table-cell>
          <table:table-cell table:style-name="ce259" table:formula="of:=IF([.U2];[$Enunciado.$AB$29];&quot;&quot;)">
            <text:p/>
          </table:table-cell>
          <table:table-cell table:style-name="ce339" table:formula="of:=IF([.U2];[$Enunciado.$AA$29];&quot;&quot;)">
            <text:p/>
          </table:table-cell>
          <table:table-cell table:style-name="ce339" table:number-columns-repeated="7"/>
          <table:table-cell table:style-name="ce93" office:value-type="string" calcext:value-type="string">
            <text:p><text:a xlink:href="#NotasAyuda" xlink:type="simple">Ayuda</text:a></text:p>
          </table:table-cell>
          <table:table-cell table:style-name="ce45" table:number-columns-repeated="6"/>
          <table:table-cell table:style-name="ce462"/>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number-columns-repeated="2"/>
          <table:table-cell table:number-columns-repeated="39"/>
        </table:table-row>
        <table:table-row table:style-name="ro4">
          <table:table-cell table:style-name="ce339"/>
          <table:table-cell table:style-name="ce252" table:formula="of:=IF([.$U$8];[$Periodo.C4];&quot;&quot;)">
            <text:p/>
          </table:table-cell>
          <table:table-cell table:style-name="ce310" table:formula="of:=IF([.$U$8];[$Periodo.D4];&quot;&quot;)">
            <text:p/>
          </table:table-cell>
          <table:table-cell table:style-name="ce409" table:formula="of:=IF([.$U$8];[$Periodo.E4];&quot;&quot;)">
            <text:p/>
          </table:table-cell>
          <table:table-cell table:style-name="ce339"/>
          <table:table-cell table:style-name="ce252" table:formula="of:=IF([.U10];&quot;G · M =&quot;;&quot;&quot;)">
            <text:p/>
          </table:table-cell>
          <table:table-cell table:style-name="ce259" table:formula="of:=IF([.U10];[$Enunciado.$AC$29];&quot;&quot;)">
            <text:p/>
          </table:table-cell>
          <table:table-cell table:style-name="ce339" table:formula="of:=IF([.U10];&quot;m³/s²&quot;;&quot;&quot;)">
            <text:p/>
          </table:table-cell>
          <table:table-cell table:style-name="ce339"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6"/>
          <table:table-cell table:style-name="ce462"/>
          <table:table-cell table:style-name="ce290" table:formula="of:=[.T2]" office:value-type="boolean" office:boolean-value="true" calcext:value-type="boolean">
            <text:p>VERDADERO</text:p>
          </table:table-cell>
          <table:table-cell table:style-name="ce290" table:formula="of:=AND([.U2];[.W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339"/>
          <table:table-cell table:style-name="ce252" table:formula="of:=IF([.T4];&quot;R =&quot;;&quot;&quot;)" office:value-type="string" office:string-value="R =" calcext:value-type="string">
            <text:p>R =</text:p>
          </table:table-cell>
          <table:table-cell table:style-name="ce258" table:formula="of:=IF([.T4];[$Enunciado.$AB$21];&quot;&quot;)" office:value-type="string" office:string-value="2,32·10³" calcext:value-type="string">
            <text:p>2,32·10³</text:p>
          </table:table-cell>
          <table:table-cell table:style-name="ce339" table:formula="of:=IF([.T4];&quot;m&quot;;&quot;&quot;)" office:value-type="string" office:string-value="m" calcext:value-type="string">
            <text:p>m</text:p>
          </table:table-cell>
          <table:table-cell table:style-name="ce339"/>
          <table:table-cell table:style-name="ce255" table:formula="of:=IF([.V24];&quot;&quot;;&quot;r =&quot;)">
            <text:p/>
          </table:table-cell>
          <table:table-cell table:style-name="ce258" table:formula="of:=IF([.V24];&quot;&quot;;[$Enunciado.$AC$21])">
            <text:p/>
          </table:table-cell>
          <table:table-cell table:style-name="ce339" table:formula="of:=IF([.V24];&quot;&quot;;&quot;m&quot;)">
            <text:p/>
          </table:table-cell>
          <table:table-cell table:style-name="ce339" table:number-columns-repeated="3"/>
          <table:table-cell table:style-name="ce10" office:value-type="string" calcext:value-type="string">
            <text:p><text:a xlink:href="#Periodo" xlink:type="simple">Cálculo del período</text:a></text:p>
          </table:table-cell>
          <table:table-cell table:style-name="ce45" table:number-columns-repeated="6"/>
          <table:table-cell table:style-name="ce462"/>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339"/>
          <table:table-cell table:style-name="ce255" table:formula="of:=IF([.V10];[$Periodo.C6];&quot;&quot;)">
            <text:p/>
          </table:table-cell>
          <table:table-cell table:style-name="ce336" table:formula="of:=IF([.V10];[$Periodo.D6];&quot;&quot;)">
            <text:p/>
          </table:table-cell>
          <table:table-cell table:style-name="ce320" table:formula="of:=IF([.V10];[$Periodo.E6];&quot;&quot;)">
            <text:p/>
          </table:table-cell>
          <table:table-cell table:style-name="ce339"/>
          <table:table-cell table:style-name="ce372" table:formula="of:=IF([.V14];&quot;h =&quot;;&quot;&quot;)">
            <text:p/>
          </table:table-cell>
          <table:table-cell table:style-name="ce314" table:formula="of:=IF([.V14];[$Enunciado.$AD$21];&quot;&quot;)">
            <text:p/>
          </table:table-cell>
          <table:table-cell table:style-name="ce339" table:formula="of:=IF([.V14];&quot;m&quot;;&quot;&quot;)">
            <text:p/>
          </table:table-cell>
          <table:table-cell table:style-name="ce339" table:number-columns-repeated="3"/>
          <table:table-cell table:style-name="ce45" table:number-columns-repeated="7"/>
          <table:table-cell table:style-name="ce462"/>
          <table:table-cell table:style-name="ce105"/>
          <table:table-cell table:style-name="ce190" table:formula="of:=AND(NOT([.U2]);[$Enunciado.$R$9])" office:value-type="boolean" office:boolean-value="false" calcext:value-type="boolean">
            <text:p>FALSO</text:p>
          </table:table-cell>
          <table:table-cell table:style-name="ce190"/>
          <table:table-cell table:style-name="ce271" table:formula="of:=AND([.W2];[.W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339"/>
          <table:table-cell table:style-name="ce252" table:formula="of:=IF([.$W$2];[$Periodo.C7];&quot;&quot;)">
            <text:p/>
          </table:table-cell>
          <table:table-cell table:style-name="ce404" table:formula="of:=IF([.$W$2];[$Periodo.D7];&quot;&quot;)">
            <text:p/>
          </table:table-cell>
          <table:table-cell table:style-name="ce409" table:formula="of:=IF([.$W$2];[$Periodo.E7];&quot;&quot;)">
            <text:p/>
          </table:table-cell>
          <table:table-cell table:style-name="ce339"/>
          <table:table-cell table:style-name="ce252" table:formula="of:=IF([.W6];&quot;T =&quot;;&quot;&quot;)">
            <text:p/>
          </table:table-cell>
          <table:table-cell table:style-name="ce314" table:formula="of:=IF([.W6];[$Enunciado.$AB$25];&quot;&quot;)">
            <text:p/>
          </table:table-cell>
          <table:table-cell table:style-name="ce316" table:formula="of:=IF([.W6];&quot;s&quot;;&quot;&quot;)">
            <text:p/>
          </table:table-cell>
          <table:table-cell table:style-name="ce339" table:number-columns-repeated="3"/>
          <table:table-cell table:style-name="ce10" office:value-type="string" calcext:value-type="string">
            <text:p><text:a xlink:href="#Peso" xlink:type="simple">Cálculo del peso</text:a></text:p>
          </table:table-cell>
          <table:table-cell table:style-name="ce45" table:number-columns-repeated="6"/>
          <table:table-cell table:style-name="ce462"/>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339"/>
          <table:table-cell table:style-name="ce252" table:formula="of:=IF([.Y2];&quot;m =&quot;;&quot;&quot;)" office:value-type="string" office:string-value="m =" calcext:value-type="string">
            <text:p>m =</text:p>
          </table:table-cell>
          <table:table-cell table:style-name="ce259" table:formula="of:=IF([.Y2];[$Enunciado.AC22];&quot;&quot;)" office:value-type="string" office:string-value="64,5" calcext:value-type="string">
            <text:p>64,5</text:p>
          </table:table-cell>
          <table:table-cell table:style-name="ce339" table:formula="of:=IF([.Y2];&quot;kg&quot;;&quot;&quot;)" office:value-type="string" office:string-value="kg" calcext:value-type="string">
            <text:p>kg</text:p>
          </table:table-cell>
          <table:table-cell table:style-name="ce339" table:number-columns-repeated="7"/>
          <table:table-cell table:style-name="ce10" office:value-type="string" calcext:value-type="string">
            <text:p><text:a xlink:href="#Energia" xlink:type="simple">Cálculo de la energía</text:a></text:p>
          </table:table-cell>
          <table:table-cell table:style-name="ce45" table:number-columns-repeated="6"/>
          <table:table-cell table:style-name="ce462"/>
          <table:table-cell table:style-name="ce190" table:formula="of:=[$Enunciado.$T$17]" office:value-type="boolean" office:boolean-value="true" calcext:value-type="boolean">
            <text:p>VERDADERO</text:p>
          </table:table-cell>
          <table:table-cell table:style-name="ce190" table:formula="of:=OR([.U2];[.U6])" office:value-type="boolean" office:boolean-value="false" calcext:value-type="boolean">
            <text:p>FALSO</text:p>
          </table:table-cell>
          <table:table-cell table:style-name="ce292"/>
          <table:table-cell table:style-name="ce223"/>
          <table:table-cell table:number-columns-repeated="41"/>
        </table:table-row>
        <table:table-row table:style-name="ro4">
          <table:table-cell table:style-name="ce339" table:number-columns-repeated="11"/>
          <table:table-cell table:style-name="ce45" table:number-columns-repeated="7"/>
          <table:table-cell table:style-name="ce462"/>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39"/>
          <table:table-cell table:style-name="ce251" office:value-type="string" calcext:value-type="string">
            <text:p>Ecuaciones</text:p>
          </table:table-cell>
          <table:table-cell table:style-name="ce339" table:number-columns-repeated="3"/>
          <table:table-cell table:style-name="ce357" office:value-type="string" calcext:value-type="string">
            <text:p>Cálculos</text:p>
          </table:table-cell>
          <table:table-cell table:style-name="ce339" table:number-columns-repeated="5"/>
          <table:table-cell table:style-name="ce45" office:value-type="string" calcext:value-type="string">
            <text:p>Ver el documento</text:p>
          </table:table-cell>
          <table:table-cell table:style-name="ce45" table:number-columns-repeated="6"/>
          <table:table-cell table:style-name="ce462"/>
          <table:table-cell table:style-name="ce190" table:formula="of:=NOT([$Enunciado.R12])" office:value-type="boolean" office:boolean-value="false" calcext:value-type="boolean">
            <text:p>FALSO</text:p>
          </table:table-cell>
          <table:table-cell table:style-name="ce190" table:formula="of:=AND(NOT([.W2]);NOT([.T8]))" office:value-type="boolean" office:boolean-value="false" calcext:value-type="boolean">
            <text:p>FALSO</text:p>
          </table:table-cell>
          <table:table-cell table:style-name="ce292" table:formula="of:=NOT(OR(ISBLANK([$Enunciado.C6]);OR(ISBLANK([$Enunciado.E6]);OR(ISBLANK([$Enunciado.F6])))))" office:value-type="boolean" office:boolean-value="false" calcext:value-type="boolean">
            <text:p>FALSO</text:p>
          </table:table-cell>
          <table:table-cell table:style-name="Default"/>
          <table:table-cell table:number-columns-repeated="41"/>
        </table:table-row>
        <table:table-row table:style-name="ro4">
          <table:table-cell table:style-name="ce339" table:number-columns-repeated="11"/>
          <table:table-cell table:style-name="ce10" office:value-type="string" calcext:value-type="string">
            <text:p><text:a xlink:href="http://www.xente.mundo-r.com/alfonbarba/calculos/SatelitesEjemplosEs.pdf" xlink:type="simple" office:target-frame-name="_blank">Ejemplos</text:a></text:p>
          </table:table-cell>
          <table:table-cell table:style-name="ce45" table:number-columns-repeated="6"/>
          <table:table-cell table:style-name="ce462"/>
          <table:table-cell/>
          <table:table-cell table:style-name="ce105" office:value-type="string" calcext:value-type="string">
            <text:p>Ver cálculo GM</text:p>
          </table:table-cell>
          <table:table-cell table:style-name="ce292" office:value-type="string" calcext:value-type="string">
            <text:p>r ya calculado?</text:p>
          </table:table-cell>
          <table:table-cell table:number-columns-repeated="42"/>
        </table:table-row>
        <table:table-row table:style-name="ro4">
          <table:table-cell table:style-name="ce339"/>
          <table:table-cell table:style-name="ce230" table:formula="of:=IF([.U12];&quot;G · M = g₀ · R²&quot;;&quot;&quot;)" table:number-columns-spanned="2" table:number-rows-spanned="1">
            <text:p/>
          </table:table-cell>
          <table:covered-table-cell table:style-name="ce339"/>
          <table:table-cell table:style-name="ce339" table:number-columns-repeated="2"/>
          <table:table-cell table:style-name="ce252" table:formula="of:=IF([.U12];&quot;G · M =&quot;;&quot;&quot;)">
            <text:p/>
          </table:table-cell>
          <table:table-cell table:style-name="ce274" table:formula="of:=IF([.U12];IF([.U2];[$Enunciado.$AB$29];[$Enunciado.$AB$23])&amp;&quot; · &quot;&amp;IF([.$U2];[$Enunciado.$AB$22];&quot;(&quot;&amp;[$Enunciado.$AB$21]&amp;&quot;)²&quot;);&quot;&quot;)" table:number-columns-spanned="2" table:number-rows-spanned="1">
            <text:p/>
          </table:table-cell>
          <table:covered-table-cell table:style-name="ce272"/>
          <table:table-cell table:style-name="ce242" table:formula="of:=IF([.U12];&quot;=&quot;;&quot;&quot;)">
            <text:p/>
          </table:table-cell>
          <table:table-cell table:style-name="ce278" table:formula="of:=IF([.U12];[$Enunciado.$AC$29];&quot;&quot;)">
            <text:p/>
          </table:table-cell>
          <table:table-cell table:style-name="ce282" table:formula="of:=IF([.U12];&quot;m³/s²&quot;;&quot;&quot;)">
            <text:p/>
          </table:table-cell>
          <table:table-cell table:style-name="ce45" table:number-columns-repeated="7"/>
          <table:table-cell table:style-name="ce462"/>
          <table:table-cell/>
          <table:table-cell table:style-name="ce190" table:formula="of:=AND(NOT([.T8]);[.W2])" office:value-type="boolean" office:boolean-value="false" calcext:value-type="boolean">
            <text:p>FALSO</text:p>
          </table:table-cell>
          <table:table-cell table:style-name="ce292" table:formula="of:=OR([.V2];IF([.T8];1;NOT([$Enunciado.S3])))" office:value-type="boolean" office:boolean-value="true" calcext:value-type="boolean">
            <text:p>VERDADERO</text:p>
          </table:table-cell>
          <table:table-cell table:number-columns-repeated="42"/>
        </table:table-row>
        <table:table-row table:style-name="ro4">
          <table:table-cell table:style-name="ce339" table:number-columns-repeated="2"/>
          <table:table-cell table:style-name="ce365"/>
          <table:table-cell table:style-name="ce339" table:number-columns-repeated="2"/>
          <table:table-cell table:style-name="ce252"/>
          <table:table-cell table:style-name="ce378" table:number-columns-spanned="2" table:number-rows-spanned="1"/>
          <table:covered-table-cell table:style-name="ce272"/>
          <table:table-cell table:style-name="ce242"/>
          <table:table-cell table:style-name="ce278"/>
          <table:table-cell table:style-name="ce282"/>
          <table:table-cell table:style-name="ce45" table:number-columns-repeated="7"/>
          <table:table-cell table:style-name="ce462"/>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327" table:formula="of:=IF(NOT([.$V$12]);&quot;r =&quot;;&quot;&quot;)" table:number-columns-spanned="1" table:number-rows-spanned="2">
            <text:p/>
          </table:table-cell>
          <table:table-cell table:style-name="ce343" table:formula="of:=IF(NOT([.$V$12]);&quot;∛&quot;;&quot;&quot;)" table:number-columns-spanned="1" table:number-rows-spanned="2">
            <text:p/>
          </table:table-cell>
          <table:table-cell table:style-name="ce234" table:formula="of:=IF([.V12];&quot;&quot;;&quot;G · M&quot;&amp;IF([.W2];&quot; · T²&quot;;&quot;&quot;))">
            <text:p/>
          </table:table-cell>
          <table:table-cell table:style-name="ce339"/>
          <table:table-cell table:style-name="ce327" table:formula="of:=IF(NOT([.$V$12]);&quot;r =&quot;;&quot;&quot;)" table:number-columns-spanned="1" table:number-rows-spanned="2">
            <text:p/>
          </table:table-cell>
          <table:table-cell table:style-name="ce343" table:formula="of:=IF(NOT([.$V$12]);&quot;∛&quot;;&quot;&quot;)" table:number-columns-spanned="1" table:number-rows-spanned="2">
            <text:p/>
          </table:table-cell>
          <table:table-cell table:style-name="ce427" table:formula="of:=IF(NOT([.V12]);[$Enunciado.$AC$29]&amp;IF([.W2];&quot; · &quot;&amp;ENTREPARENT([$Enunciado.$AB$25];2);&quot;&quot;);&quot;&quot;)" table:number-columns-spanned="2" table:number-rows-spanned="1">
            <text:p/>
          </table:table-cell>
          <table:covered-table-cell table:style-name="ce333"/>
          <table:table-cell table:style-name="ce269" table:formula="of:=IF([.V12];&quot;&quot;;&quot;=&quot;)" table:number-columns-spanned="1" table:number-rows-spanned="2">
            <text:p/>
          </table:table-cell>
          <table:table-cell table:style-name="ce280" table:formula="of:=IF([.V12];&quot;&quot;;[$Enunciado.$AC$21])" table:number-columns-spanned="1" table:number-rows-spanned="2">
            <text:p/>
          </table:table-cell>
          <table:table-cell table:style-name="ce221" table:formula="of:=IF([.V12];&quot;&quot;;&quot;m&quot;)" table:number-columns-spanned="1" table:number-rows-spanned="2">
            <text:p/>
          </table:table-cell>
          <table:table-cell table:style-name="ce45" table:number-columns-repeated="7"/>
          <table:table-cell table:style-name="ce462"/>
          <table:table-cell table:number-columns-repeated="2"/>
          <table:table-cell table:style-name="ce190" table:formula="of:=AND([$Enunciado.$S$9];OR([.V20];[.V16]);NOT([.T2]))" office:value-type="boolean" office:boolean-value="false" calcext:value-type="boolean">
            <text:p>FALSO</text:p>
          </table:table-cell>
          <table:table-cell table:number-columns-repeated="42"/>
        </table:table-row>
        <table:table-row table:style-name="ro4">
          <table:covered-table-cell table:number-columns-repeated="2" table:style-name="ce339"/>
          <table:table-cell table:style-name="ce362" table:formula="of:=IF([.V12];&quot;&quot;;IF([.W2];&quot;4 π²&quot;;&quot;r&quot;))">
            <text:p/>
          </table:table-cell>
          <table:table-cell table:style-name="ce339"/>
          <table:covered-table-cell table:number-columns-repeated="2" table:style-name="ce339"/>
          <table:table-cell table:style-name="ce355" table:formula="of:=IF(NOT([.V12]);IF([.X2];ENTREPARENT([$Enunciado.$AD$29];2);&quot;4 · &quot;&amp;ENTREPARENT(NUMFORMA(PI();[$Enunciado.$X$1]);2));&quot;&quot;)" table:number-columns-spanned="2" table:number-rows-spanned="1">
            <text:p/>
          </table:table-cell>
          <table:covered-table-cell table:style-name="ce334"/>
          <table:covered-table-cell table:number-columns-repeated="3" table:style-name="ce339"/>
          <table:table-cell table:style-name="ce45" table:number-columns-repeated="7"/>
          <table:table-cell table:style-name="ce462"/>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339" table:number-columns-repeated="5"/>
          <table:table-cell table:style-name="ce251"/>
          <table:table-cell table:style-name="ce339" table:number-columns-repeated="5"/>
          <table:table-cell table:style-name="ce45" table:number-columns-repeated="7"/>
          <table:table-cell table:style-name="ce462"/>
          <table:table-cell table:number-columns-repeated="2"/>
          <table:table-cell table:style-name="ce402" table:formula="of:=AND([$Enunciado.$S$9];[$Enunciado.$W$10]=3)" office:value-type="boolean" office:boolean-value="false" calcext:value-type="boolean">
            <text:p>FALSO</text:p>
          </table:table-cell>
          <table:table-cell table:number-columns-repeated="42"/>
        </table:table-row>
        <table:table-row table:style-name="ro4">
          <table:table-cell table:style-name="ce339"/>
          <table:table-cell table:style-name="ce283" table:formula="of:=IF([.V18];&quot;&quot;;&quot;r =&quot;)">
            <text:p/>
          </table:table-cell>
          <table:table-cell table:style-name="ce284" table:formula="of:=IF([.V18];&quot;&quot;;&quot;R + h&quot;)">
            <text:p/>
          </table:table-cell>
          <table:table-cell table:style-name="ce339" table:number-columns-repeated="2"/>
          <table:table-cell table:style-name="ce255" table:formula="of:=IF(OR([.V18];NOT([.T2]));&quot;&quot;;&quot;h =&quot;)">
            <text:p/>
          </table:table-cell>
          <table:table-cell table:style-name="ce274" table:formula="of:=IF(OR([.V18];NOT([.T2]));&quot;&quot;;[$Enunciado.$AC$21]&amp;&quot; – &quot;&amp;[$Enunciado.$AB$21])" table:number-columns-spanned="2" table:number-rows-spanned="1">
            <text:p/>
          </table:table-cell>
          <table:covered-table-cell table:style-name="ce150"/>
          <table:table-cell table:style-name="ce171" table:formula="of:=IF(OR([.V18];NOT([.T2]));&quot;&quot;;&quot;=&quot;)">
            <text:p/>
          </table:table-cell>
          <table:table-cell table:style-name="ce336" table:formula="of:=IF(OR([.V18];NOT([.T2]));&quot;&quot;;[$Enunciado.$AD$21])">
            <text:p/>
          </table:table-cell>
          <table:table-cell table:style-name="ce316" table:formula="of:=IF(OR([.V18];NOT([.T2]));&quot;&quot;;&quot;m&quot;)">
            <text:p/>
          </table:table-cell>
          <table:table-cell table:style-name="ce45" table:number-columns-repeated="7"/>
          <table:table-cell table:style-name="ce462"/>
          <table:table-cell table:number-columns-repeated="2"/>
          <table:table-cell table:style-name="ce403" office:value-type="string" calcext:value-type="string">
            <text:p>h es un dat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90" table:formula="of:=OR([$Enunciado.$S$9];NOT([.T10]))" office:value-type="boolean" office:boolean-value="true" calcext:value-type="boolean">
            <text:p>VERDADER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05" office:value-type="string" calcext:value-type="string">
            <text:p>u luz?</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05" office:value-type="string" calcext:value-type="string">
            <text:p>n · R?</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table-cell table:style-name="ce105" table:formula="of:=IF([.V22];[$Enunciado.$E$6]&amp;&quot; · R&quot;;&quot;&quot;)">
            <text:p/>
          </table:table-cell>
          <table:table-cell table:style-name="ce190" table:formula="of:=[$Enunciado.$W$10]=3" office:value-type="boolean" office:boolean-value="false" calcext:value-type="boolean">
            <text:p>FALS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90" table:formula="of:=OR([.T8];AND([.V2];NOT([.V22]));NOT([.V12]);NOT([.T10]))" office:value-type="boolean" office:boolean-value="true" calcext:value-type="boolean">
            <text:p>VERDADERO</text:p>
          </table:table-cell>
          <table:table-cell table:number-columns-repeated="42"/>
        </table:table-row>
        <table:table-row table:style-name="ro4" table:number-rows-repeated="2">
          <table:table-cell table:style-name="ce339" table:number-columns-repeated="11"/>
          <table:table-cell table:style-name="ce45" table:number-columns-repeated="7"/>
          <table:table-cell table:style-name="ce462"/>
          <table:table-cell table:number-columns-repeated="45"/>
        </table:table-row>
        <table:table-row table:style-name="ro4" table:number-rows-repeated="1048549">
          <table:table-cell table:number-columns-repeated="64"/>
        </table:table-row>
        <table:table-row table:style-name="ro4">
          <table:table-cell table:number-columns-repeated="64"/>
        </table:table-row>
        <calcext:conditional-formats>
          <calcext:conditional-format calcext:target-range-address="Altura.C13:Altura.C14 Altura.G13:Altura.G14">
            <calcext:condition calcext:apply-style-name="Numerador" calcext:value="formula-is(NOT([.$V$12]))" calcext:base-cell-address="Altura.C13"/>
          </calcext:conditional-format>
        </calcext:conditional-formats>
      </table:table>
      <table:table table:name="Peso" table:style-name="ta1" table:protected="true">
        <loext:table-protection loext:select-protected-cells="true" loext:select-unprotected-cells="true"/>
        <office:forms form:automatic-focus="false" form:apply-design-mode="false"/>
        <table:table-column table:style-name="co48" table:default-cell-style-name="ce56"/>
        <table:table-column table:style-name="co21" table:default-cell-style-name="ce56"/>
        <table:table-column table:style-name="co12" table:default-cell-style-name="ce56"/>
        <table:table-column table:style-name="co42" table:default-cell-style-name="ce56"/>
        <table:table-column table:style-name="co21" table:default-cell-style-name="ce56"/>
        <table:table-column table:style-name="co49"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431" office:value-type="string" calcext:value-type="string">
            <text:p>Cálculo del peso</text:p>
          </table:table-cell>
          <table:table-cell table:style-name="ce213"/>
          <table:table-cell table:style-name="ce217" table:number-columns-repeated="9"/>
          <table:table-cell table:style-name="ce45" office:value-type="string" calcext:value-type="string">
            <text:p>Ir a… (Ctrl clic)</text:p>
          </table:table-cell>
          <table:table-cell table:style-name="ce45" table:number-columns-repeated="6"/>
          <table:table-cell table:style-name="ce462"/>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39"/>
          <table:table-cell table:style-name="ce251" office:value-type="string" calcext:value-type="string">
            <text:p>Datos</text:p>
          </table:table-cell>
          <table:table-cell table:style-name="ce339" table:number-columns-repeated="3"/>
          <table:table-cell table:style-name="ce432" office:value-type="string" calcext:value-type="string">
            <text:p>Magnitudes ya calculadas</text:p>
          </table:table-cell>
          <table:table-cell table:style-name="ce432"/>
          <table:table-cell table:style-name="ce339" table:number-columns-repeated="4"/>
          <table:table-cell table:style-name="ce10" office:value-type="string" calcext:value-type="string">
            <text:p><text:a xlink:href="#Introd" xlink:type="simple">Introducción</text:a></text:p>
          </table:table-cell>
          <table:table-cell table:style-name="ce45" table:number-columns-repeated="6"/>
          <table:table-cell table:style-name="ce462"/>
          <table:table-cell table:style-name="ce190" table:formula="of:=[$Enunciado.S6]" office:value-type="boolean" office:boolean-value="true" calcext:value-type="boolean">
            <text:p>VERDADERO</text:p>
          </table:table-cell>
          <table:table-cell table:style-name="ce190" table:formula="of:=OR([$Enunciado.R2];AND([.W2];[.V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39" table:formula="of:=IF([.U2];&quot;Constante de la gravitación universal&quot;;&quot;&quot;)">
            <text:p/>
          </table:table-cell>
          <table:table-cell table:style-name="ce252" table:formula="of:=IF([.U2];&quot;G =&quot;;&quot;&quot;)">
            <text:p/>
          </table:table-cell>
          <table:table-cell table:style-name="ce259" table:formula="of:=IF([.U2];[$Enunciado.$AB$29];&quot;&quot;)">
            <text:p/>
          </table:table-cell>
          <table:table-cell table:style-name="ce339" table:formula="of:=IF([.U2];[$Enunciado.$AA$29];&quot;&quot;)">
            <text:p/>
          </table:table-cell>
          <table:table-cell table:style-name="ce339"/>
          <table:table-cell table:style-name="ce252" table:formula="of:=IF([.W6];&quot;T =&quot;;&quot;&quot;)">
            <text:p/>
          </table:table-cell>
          <table:table-cell table:style-name="ce314" table:formula="of:=IF([.W6];[$Enunciado.$AB$25];&quot;&quot;)">
            <text:p/>
          </table:table-cell>
          <table:table-cell table:style-name="ce316" table:formula="of:=IF([.W6];&quot;s&quot;;&quot;&quot;)">
            <text:p/>
          </table:table-cell>
          <table:table-cell table:style-name="ce339" table:number-columns-repeated="3"/>
          <table:table-cell table:style-name="ce93" office:value-type="string" calcext:value-type="string">
            <text:p><text:a xlink:href="#NotasAyuda" xlink:type="simple">Ayuda</text:a></text:p>
          </table:table-cell>
          <table:table-cell table:style-name="ce45" table:number-columns-repeated="6"/>
          <table:table-cell table:style-name="ce462"/>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09" table:formula="of:=IF([.$U$8];[$Periodo.A4];&quot;&quot;)">
            <text:p/>
          </table:table-cell>
          <table:table-cell table:style-name="ce252" table:formula="of:=IF([.$U$8];[$Periodo.C4];&quot;&quot;)">
            <text:p/>
          </table:table-cell>
          <table:table-cell table:style-name="ce310" table:formula="of:=IF([.$U$8];[$Periodo.D4];&quot;&quot;)">
            <text:p/>
          </table:table-cell>
          <table:table-cell table:style-name="ce409" table:formula="of:=IF([.$U$8];[$Periodo.E4];&quot;&quot;)">
            <text:p/>
          </table:table-cell>
          <table:table-cell table:style-name="ce339"/>
          <table:table-cell table:style-name="ce252" table:formula="of:=IF([.T8];&quot;&quot;;&quot;G · M =&quot;)">
            <text:p/>
          </table:table-cell>
          <table:table-cell table:style-name="ce259" table:formula="of:=IF([.T8];&quot;&quot;;[$Enunciado.$AC$29])">
            <text:p/>
          </table:table-cell>
          <table:table-cell table:style-name="ce339" table:formula="of:=IF([.T8];&quot;&quot;;&quot;m³/s²&quot;)">
            <text:p/>
          </table:table-cell>
          <table:table-cell table:style-name="ce339"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6"/>
          <table:table-cell table:style-name="ce462"/>
          <table:table-cell table:style-name="ce290" table:formula="of:=[.T2]" office:value-type="boolean" office:boolean-value="true" calcext:value-type="boolean">
            <text:p>VERDADERO</text:p>
          </table:table-cell>
          <table:table-cell table:style-name="ce290" table:formula="of:=AND([.U2];[.W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290" table:formula="of:=AND([.Y2];[.T10])" office:value-type="boolean" office:boolean-value="false" calcext:value-type="boolean">
            <text:p>FALSO</text:p>
          </table:table-cell>
          <table:table-cell table:number-columns-repeated="39"/>
        </table:table-row>
        <table:table-row table:style-name="ro4">
          <table:table-cell table:style-name="ce339" table:formula="of:=IF([.T4];&quot;Radio del planeta&quot;;&quot;&quot;)" office:value-type="string" office:string-value="Radio del planeta" calcext:value-type="string">
            <text:p>Radio del planeta</text:p>
          </table:table-cell>
          <table:table-cell table:style-name="ce252" table:formula="of:=IF([.T4];&quot;R =&quot;;&quot;&quot;)" office:value-type="string" office:string-value="R =" calcext:value-type="string">
            <text:p>R =</text:p>
          </table:table-cell>
          <table:table-cell table:style-name="ce258" table:formula="of:=IF([.T4];[$Enunciado.$AB$21];&quot;&quot;)" office:value-type="string" office:string-value="2,32·10³" calcext:value-type="string">
            <text:p>2,32·10³</text:p>
          </table:table-cell>
          <table:table-cell table:style-name="ce339" table:formula="of:=IF([.T4];&quot;m&quot;;&quot;&quot;)" office:value-type="string" office:string-value="m" calcext:value-type="string">
            <text:p>m</text:p>
          </table:table-cell>
          <table:table-cell table:style-name="ce339" table:number-columns-repeated="7"/>
          <table:table-cell table:style-name="ce10" office:value-type="string" calcext:value-type="string">
            <text:p><text:a xlink:href="#Periodo" xlink:type="simple">Cálculo del período</text:a></text:p>
          </table:table-cell>
          <table:table-cell table:style-name="ce45" table:number-columns-repeated="6"/>
          <table:table-cell table:style-name="ce462"/>
          <table:table-cell table:style-name="Default"/>
          <table:table-cell table:style-name="ce192" office:value-type="string" calcext:value-type="string">
            <text:p>Oculta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77" table:formula="of:=IF([.V10];[$Periodo.A6];&quot;&quot;)">
            <text:p/>
          </table:table-cell>
          <table:table-cell table:style-name="ce255" table:formula="of:=IF([.V10];[$Periodo.C6];&quot;&quot;)">
            <text:p/>
          </table:table-cell>
          <table:table-cell table:style-name="ce336" table:formula="of:=IF([.V10];[$Periodo.D6];&quot;&quot;)">
            <text:p/>
          </table:table-cell>
          <table:table-cell table:style-name="ce320" table:formula="of:=IF([.V10];[$Periodo.E6];&quot;&quot;)">
            <text:p/>
          </table:table-cell>
          <table:table-cell table:style-name="ce339"/>
          <table:table-cell table:style-name="ce252" table:formula="of:=IF([.V25];&quot;&quot;;&quot;r =&quot;)">
            <text:p/>
          </table:table-cell>
          <table:table-cell table:style-name="ce278" table:formula="of:=IF([.V25];&quot;&quot;;[$Enunciado.$AC$21])">
            <text:p/>
          </table:table-cell>
          <table:table-cell table:style-name="ce282" table:formula="of:=IF([.V25];&quot;&quot;;&quot;m&quot;)">
            <text:p/>
          </table:table-cell>
          <table:table-cell table:style-name="ce339" table:number-columns-repeated="3"/>
          <table:table-cell table:style-name="ce10" office:value-type="string" calcext:value-type="string">
            <text:p><text:a xlink:href="#Altura" xlink:type="simple">Cálculo de la altura</text:a></text:p>
          </table:table-cell>
          <table:table-cell table:style-name="ce45" table:number-columns-repeated="6"/>
          <table:table-cell table:style-name="ce462"/>
          <table:table-cell table:style-name="Default"/>
          <table:table-cell table:style-name="ce190" table:formula="of:=OR(AND(NOT([.U2]);[$Enunciado.$R$9]);NOT([.T16]))" office:value-type="boolean" office:boolean-value="false" calcext:value-type="boolean">
            <text:p>FALSO</text:p>
          </table:table-cell>
          <table:table-cell table:style-name="ce190"/>
          <table:table-cell table:style-name="ce271" table:formula="of:=AND([.W2];[.W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252" table:formula="of:=IF([.$W$2];[$Periodo.A7];&quot;&quot;)">
            <text:p/>
          </table:table-cell>
          <table:table-cell table:style-name="ce252" table:formula="of:=IF([.$W$2];[$Periodo.C7];&quot;&quot;)">
            <text:p/>
          </table:table-cell>
          <table:table-cell table:style-name="ce404" table:formula="of:=IF([.$W$2];[$Periodo.D7];&quot;&quot;)">
            <text:p/>
          </table:table-cell>
          <table:table-cell table:style-name="ce409" table:formula="of:=IF([.$W$2];[$Periodo.E7];&quot;&quot;)">
            <text:p/>
          </table:table-cell>
          <table:table-cell table:style-name="ce339" table:number-columns-repeated="6"/>
          <table:table-cell table:style-name="ce284"/>
          <table:table-cell table:style-name="ce45" table:number-columns-repeated="7"/>
          <table:table-cell table:style-name="ce462"/>
          <table:table-cell table:style-name="ce105" office:value-type="string" calcext:value-type="string">
            <text:p>Datos insuficientes</text:p>
          </table:table-cell>
          <table:table-cell table:style-name="ce105" office:value-type="string" calcext:value-type="string">
            <text:p>Ver g ó M?</text:p>
          </table:table-cell>
          <table:table-cell table:style-name="ce105"/>
          <table:table-cell table:style-name="ce192"/>
          <table:table-cell table:number-columns-repeated="41"/>
        </table:table-row>
        <table:table-row table:style-name="ro4">
          <table:table-cell table:style-name="ce339" table:formula="of:=IF([.Y2];&quot;Masa del satélite&quot;;&quot;&quot;)" office:value-type="string" office:string-value="Masa del satélite" calcext:value-type="string">
            <text:p>Masa del satélite</text:p>
          </table:table-cell>
          <table:table-cell table:style-name="ce252" table:formula="of:=IF([.Y2];&quot;m =&quot;;&quot;&quot;)" office:value-type="string" office:string-value="m =" calcext:value-type="string">
            <text:p>m =</text:p>
          </table:table-cell>
          <table:table-cell table:style-name="ce259" table:formula="of:=IF([.Y2];[$Enunciado.AC22];&quot;&quot;)" office:value-type="string" office:string-value="64,5" calcext:value-type="string">
            <text:p>64,5</text:p>
          </table:table-cell>
          <table:table-cell table:style-name="ce339" table:formula="of:=IF([.Y2];&quot;kg&quot;;&quot;&quot;)" office:value-type="string" office:string-value="kg" calcext:value-type="string">
            <text:p>kg</text:p>
          </table:table-cell>
          <table:table-cell table:style-name="ce339" table:number-columns-repeated="7"/>
          <table:table-cell table:style-name="ce10" office:value-type="string" calcext:value-type="string">
            <text:p><text:a xlink:href="#Energia" xlink:type="simple">Cálculo de la energía</text:a></text:p>
          </table:table-cell>
          <table:table-cell table:style-name="ce45" table:number-columns-repeated="6"/>
          <table:table-cell table:style-name="ce462"/>
          <table:table-cell table:style-name="ce190" table:formula="of:=[$Enunciado.$T$17]" office:value-type="boolean" office:boolean-value="true" calcext:value-type="boolean">
            <text:p>VERDADERO</text:p>
          </table:table-cell>
          <table:table-cell table:style-name="ce190" table:formula="of:=OR([.U2];[.U6])" office:value-type="boolean" office:boolean-value="false" calcext:value-type="boolean">
            <text:p>FALSO</text:p>
          </table:table-cell>
          <table:table-cell table:style-name="ce292"/>
          <table:table-cell table:style-name="ce223"/>
          <table:table-cell table:number-columns-repeated="41"/>
        </table:table-row>
        <table:table-row table:style-name="ro4">
          <table:table-cell table:style-name="ce339" table:number-columns-repeated="11"/>
          <table:table-cell table:style-name="ce45" table:number-columns-repeated="7"/>
          <table:table-cell table:style-name="ce462"/>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39" table:number-columns-repeated="11"/>
          <table:table-cell table:style-name="ce45" office:value-type="string" calcext:value-type="string">
            <text:p>Ver el documento</text:p>
          </table:table-cell>
          <table:table-cell table:style-name="ce45" table:number-columns-repeated="6"/>
          <table:table-cell table:style-name="ce462"/>
          <table:table-cell table:style-name="ce190" table:formula="of:=NOT([$Enunciado.R12])" office:value-type="boolean" office:boolean-value="false" calcext:value-type="boolean">
            <text:p>FALSO</text:p>
          </table:table-cell>
          <table:table-cell/>
          <table:table-cell table:style-name="ce292" table:formula="of:=NOT(OR(ISBLANK([$Enunciado.C6]);OR(ISBLANK([$Enunciado.E6]);OR(ISBLANK([$Enunciado.F6])))))" office:value-type="boolean" office:boolean-value="false" calcext:value-type="boolean">
            <text:p>FALSO</text:p>
          </table:table-cell>
          <table:table-cell table:style-name="Default"/>
          <table:table-cell table:number-columns-repeated="41"/>
        </table:table-row>
        <table:table-row table:style-name="ro4">
          <table:table-cell table:style-name="ce339"/>
          <table:table-cell table:style-name="ce432" office:value-type="string" calcext:value-type="string">
            <text:p>Ecuaciones</text:p>
          </table:table-cell>
          <table:table-cell table:style-name="ce339" table:number-columns-repeated="3"/>
          <table:table-cell table:style-name="ce251" office:value-type="string" calcext:value-type="string">
            <text:p>Cálculos</text:p>
          </table:table-cell>
          <table:table-cell table:style-name="ce339" table:number-columns-repeated="5"/>
          <table:table-cell table:style-name="ce10" office:value-type="string" calcext:value-type="string">
            <text:p><text:a xlink:href="http://www.xente.mundo-r.com/alfonbarba/calculos/SatelitesEjemplosEs.pdf" xlink:type="simple" office:target-frame-name="_blank">Ejemplos</text:a></text:p>
          </table:table-cell>
          <table:table-cell table:style-name="ce45" table:number-columns-repeated="6"/>
          <table:table-cell table:style-name="ce462"/>
          <table:table-cell table:style-name="ce105" office:value-type="string" calcext:value-type="string">
            <text:p>Ocultar casi todo?</text:p>
          </table:table-cell>
          <table:table-cell/>
          <table:table-cell table:style-name="ce292"/>
          <table:table-cell table:number-columns-repeated="42"/>
        </table:table-row>
        <table:table-row table:style-name="ro4">
          <table:table-cell table:style-name="ce339" table:number-columns-repeated="11"/>
          <table:table-cell table:style-name="ce45" table:number-columns-repeated="7"/>
          <table:table-cell table:style-name="ce462"/>
          <table:table-cell table:style-name="ce190" table:formula="of:=OR([.T8];NOT([.T10]))" office:value-type="boolean" office:boolean-value="true" calcext:value-type="boolean">
            <text:p>VERDADERO</text:p>
          </table:table-cell>
          <table:table-cell/>
          <table:table-cell table:style-name="ce292"/>
          <table:table-cell table:number-columns-repeated="42"/>
        </table:table-row>
        <table:table-row table:style-name="ro4">
          <table:table-cell table:style-name="ce339" table:formula="of:=IF([.U6];&quot;&quot;;[$Periodo.A4])">
            <text:p/>
          </table:table-cell>
          <table:table-cell table:style-name="ce256" table:formula="of:=IF([.U6];&quot;&quot;;&quot;g₀ =&quot;)" office:value-type="string" office:string-value="g₀ =" calcext:value-type="string" table:number-columns-spanned="1" table:number-rows-spanned="2">
            <text:p>g₀ =</text:p>
          </table:table-cell>
          <table:table-cell table:style-name="ce479" table:formula="of:=IF([.U6];&quot;&quot;;&quot;G · M&quot;)" office:value-type="string" office:string-value="G · M" calcext:value-type="string">
            <text:p>G · M</text:p>
          </table:table-cell>
          <table:table-cell table:style-name="ce339" table:number-columns-repeated="2"/>
          <table:table-cell table:style-name="ce256" table:formula="of:=IF(OR([.T8];[.U6]);&quot;&quot;;&quot;g₀ =&quot;)" table:number-columns-spanned="1" table:number-rows-spanned="2">
            <text:p/>
          </table:table-cell>
          <table:table-cell table:style-name="ce482" table:formula="of:=IF(OR([.T8];[.U6]);&quot;&quot;;[$Enunciado.$AC$29])" table:number-columns-spanned="2" table:number-rows-spanned="1">
            <text:p/>
          </table:table-cell>
          <table:covered-table-cell table:style-name="ce333"/>
          <table:table-cell table:style-name="ce296" table:formula="of:=IF([.U6];&quot;&quot;;&quot;=&quot;)" office:value-type="string" office:string-value="=" calcext:value-type="string" table:number-columns-spanned="1" table:number-rows-spanned="2">
            <text:p>=</text:p>
          </table:table-cell>
          <table:table-cell table:style-name="ce368" table:formula="of:=IF(OR([.T8];[.U6]);&quot;&quot;;[$Enunciado.AB23])" table:number-columns-spanned="1" table:number-rows-spanned="2">
            <text:p/>
          </table:table-cell>
          <table:table-cell table:style-name="ce221" table:formula="of:=IF(OR([.T8];[.U6]);&quot;&quot;;&quot;m/s²&quot;)" table:number-columns-spanned="1" table:number-rows-spanned="2">
            <text:p/>
          </table:table-cell>
          <table:table-cell table:style-name="ce45" table:number-columns-repeated="7"/>
          <table:table-cell table:style-name="ce462"/>
          <table:table-cell table:number-columns-repeated="2"/>
          <table:table-cell table:style-name="ce292"/>
          <table:table-cell table:number-columns-repeated="42"/>
        </table:table-row>
        <table:table-row table:style-name="ro4">
          <table:table-cell table:style-name="ce339"/>
          <table:covered-table-cell table:style-name="ce339"/>
          <table:table-cell table:style-name="ce362" table:formula="of:=IF([.U6];&quot;&quot;;&quot;R²&quot;)" office:value-type="string" office:string-value="R²" calcext:value-type="string">
            <text:p>R²</text:p>
          </table:table-cell>
          <table:table-cell table:style-name="ce339" table:number-columns-repeated="2"/>
          <table:covered-table-cell table:style-name="ce339"/>
          <table:table-cell table:style-name="ce355" table:formula="of:=IF(OR([.T8];[.U6]);&quot;&quot;;ENTREPARENT([$Enunciado.$AB$21];2))" table:number-columns-spanned="2" table:number-rows-spanned="1">
            <text:p/>
          </table:table-cell>
          <table:covered-table-cell table:style-name="ce334"/>
          <table:covered-table-cell table:number-columns-repeated="3" table:style-name="ce339"/>
          <table:table-cell table:style-name="ce45" table:number-columns-repeated="7"/>
          <table:table-cell table:style-name="ce462"/>
          <table:table-cell table:number-columns-repeated="2"/>
          <table:table-cell table:style-name="ce292"/>
          <table:table-cell table:number-columns-repeated="42"/>
        </table:table-row>
        <table:table-row table:style-name="ro4">
          <table:table-cell table:style-name="ce339" table:number-columns-repeated="11"/>
          <table:table-cell table:style-name="ce45" table:number-columns-repeated="7"/>
          <table:table-cell table:style-name="ce462"/>
          <table:table-cell table:style-name="ce105" office:value-type="string" calcext:value-type="string">
            <text:p>Se sabe R?</text:p>
          </table:table-cell>
          <table:table-cell/>
          <table:table-cell table:style-name="ce292"/>
          <table:table-cell table:number-columns-repeated="42"/>
        </table:table-row>
        <table:table-row table:style-name="ro4">
          <table:table-cell table:style-name="ce341" office:value-type="string" calcext:value-type="string" table:number-columns-spanned="1" table:number-rows-spanned="2">
            <text:p>Gravedad en la órbita</text:p>
          </table:table-cell>
          <table:table-cell table:style-name="ce256" office:value-type="string" calcext:value-type="string" table:number-columns-spanned="1" table:number-rows-spanned="2">
            <text:p>g =</text:p>
          </table:table-cell>
          <table:table-cell table:style-name="ce264" office:value-type="string" calcext:value-type="string">
            <text:p>G · M</text:p>
          </table:table-cell>
          <table:table-cell table:style-name="ce339" table:number-columns-repeated="2"/>
          <table:table-cell table:style-name="ce256" table:formula="of:=IF([.T12];&quot;&quot;;&quot;g =&quot;)" table:number-columns-spanned="1" table:number-rows-spanned="2">
            <text:p/>
          </table:table-cell>
          <table:table-cell table:style-name="ce451" table:formula="of:=IF([.T12];&quot;&quot;;[$Enunciado.$AC$29])" table:number-columns-spanned="2" table:number-rows-spanned="1">
            <text:p/>
          </table:table-cell>
          <table:covered-table-cell table:style-name="ce333"/>
          <table:table-cell table:style-name="ce296" table:formula="of:=IF([.T12];&quot;&quot;;&quot;=&quot;)" table:number-columns-spanned="1" table:number-rows-spanned="2">
            <text:p/>
          </table:table-cell>
          <table:table-cell table:style-name="ce368" table:formula="of:=IF([.T12];&quot;&quot;;[$Enunciado.AC23])" table:number-columns-spanned="1" table:number-rows-spanned="2">
            <text:p/>
          </table:table-cell>
          <table:table-cell table:style-name="ce221" table:formula="of:=IF([.T12];&quot;&quot;;&quot;m/s²&quot;)" table:number-columns-spanned="1" table:number-rows-spanned="2">
            <text:p/>
          </table:table-cell>
          <table:table-cell table:style-name="ce45" table:number-columns-repeated="7"/>
          <table:table-cell table:style-name="ce462"/>
          <table:table-cell table:style-name="ce190" table:formula="of:=[$Enunciado.S21]" office:value-type="boolean" office:boolean-value="true" calcext:value-type="boolean">
            <text:p>VERDADERO</text:p>
          </table:table-cell>
          <table:table-cell table:style-name="ce397"/>
          <table:table-cell table:style-name="ce403"/>
          <table:table-cell table:number-columns-repeated="42"/>
        </table:table-row>
        <table:table-row table:style-name="ro4">
          <table:covered-table-cell table:number-columns-repeated="2" table:style-name="ce339"/>
          <table:table-cell table:style-name="ce362" office:value-type="string" calcext:value-type="string">
            <text:p>r²</text:p>
          </table:table-cell>
          <table:table-cell table:style-name="ce339" table:number-columns-repeated="2"/>
          <table:covered-table-cell table:style-name="ce339"/>
          <table:table-cell table:style-name="ce355" table:formula="of:=IF([.T12];&quot;&quot;;ENTREPARENT([$Enunciado.$AC$21];2))" table:number-columns-spanned="2" table:number-rows-spanned="1">
            <text:p/>
          </table:table-cell>
          <table:covered-table-cell table:style-name="ce334"/>
          <table:covered-table-cell table:number-columns-repeated="3" table:style-name="ce339"/>
          <table:table-cell table:style-name="ce45" table:number-columns-repeated="7"/>
          <table:table-cell table:style-name="ce462"/>
          <table:table-cell table:number-columns-repeated="2"/>
          <table:table-cell table:style-name="ce403"/>
          <table:table-cell table:number-columns-repeated="42"/>
        </table:table-row>
        <table:table-row table:style-name="ro4">
          <table:table-cell table:style-name="ce339" table:number-columns-repeated="5"/>
          <table:table-cell table:style-name="ce251"/>
          <table:table-cell table:style-name="ce339" table:number-columns-repeated="5"/>
          <table:table-cell table:style-name="ce45" table:number-columns-repeated="7"/>
          <table:table-cell table:style-name="ce462"/>
          <table:table-cell table:number-columns-repeated="2"/>
          <table:table-cell table:style-name="ce403"/>
          <table:table-cell table:number-columns-repeated="42"/>
        </table:table-row>
        <table:table-row table:style-name="ro4">
          <table:table-cell table:style-name="ce339" table:number-columns-repeated="5"/>
          <table:table-cell table:style-name="ce481" table:formula="of:=IF(OR([.$T$12];[.$U$6]);&quot;&quot;;&quot;g&quot;)">
            <text:p/>
          </table:table-cell>
          <table:table-cell table:style-name="ce438" table:formula="of:=IF(OR([.$T$12];[.$U$6]);&quot;&quot;;&quot;=&quot;)" table:number-columns-spanned="1" table:number-rows-spanned="2">
            <text:p/>
          </table:table-cell>
          <table:table-cell table:style-name="ce449" table:formula="of:=IF(OR([.$T$12];[.$U$6]);&quot;&quot;;[$Enunciado.AC23])">
            <text:p/>
          </table:table-cell>
          <table:table-cell table:style-name="ce438" table:formula="of:=IF(OR([.$T$12];[.$U$6]);&quot;&quot;;&quot;=&quot;)" table:number-columns-spanned="1" table:number-rows-spanned="2">
            <text:p/>
          </table:table-cell>
          <table:table-cell table:style-name="ce441" table:formula="of:=IF(OR([.$T$12];[.$U$6]);&quot;&quot;;[$Enunciado.AD23])" table:number-columns-spanned="1" table:number-rows-spanned="2">
            <text:p/>
          </table:table-cell>
          <table:table-cell table:style-name="ce339"/>
          <table:table-cell table:style-name="ce45" table:number-columns-repeated="7"/>
          <table:table-cell table:style-name="ce462"/>
          <table:table-cell table:number-columns-repeated="45"/>
        </table:table-row>
        <table:table-row table:style-name="ro4">
          <table:table-cell table:style-name="ce339" table:number-columns-repeated="5"/>
          <table:table-cell table:style-name="ce257" table:formula="of:=IF(OR([.$T$12];[.$U$6]);&quot;&quot;;&quot;g₀&quot;)">
            <text:p/>
          </table:table-cell>
          <table:covered-table-cell table:style-name="ce298"/>
          <table:table-cell table:style-name="ce298" table:formula="of:=IF(OR([.$T$12];[.$U$6]);&quot;&quot;;[$Enunciado.AB23])">
            <text:p/>
          </table:table-cell>
          <table:covered-table-cell table:number-columns-repeated="2" table:style-name="ce339"/>
          <table:table-cell table:style-name="ce339"/>
          <table:table-cell table:style-name="ce45" table:number-columns-repeated="7"/>
          <table:table-cell table:style-name="ce462"/>
          <table:table-cell table:number-columns-repeated="2"/>
          <table:table-cell table:style-name="ce105"/>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90"/>
          <table:table-cell table:number-columns-repeated="42"/>
        </table:table-row>
        <table:table-row table:style-name="ro4">
          <table:table-cell table:style-name="ce341" office:value-type="string" calcext:value-type="string">
            <text:p>Peso en la órbita</text:p>
          </table:table-cell>
          <table:table-cell table:style-name="ce252" office:value-type="string" calcext:value-type="string">
            <text:p>P =</text:p>
          </table:table-cell>
          <table:table-cell table:style-name="ce284" office:value-type="string" calcext:value-type="string">
            <text:p>m · g</text:p>
          </table:table-cell>
          <table:table-cell table:style-name="ce339" table:number-columns-repeated="2"/>
          <table:table-cell table:style-name="ce252" table:formula="of:=IF([.Y4];&quot;P =&quot;;&quot;&quot;)">
            <text:p/>
          </table:table-cell>
          <table:table-cell table:style-name="ce274" table:formula="of:=IF([.Y4];[$Enunciado.$AC$22]&amp;&quot; · &quot;&amp;[$Enunciado.$AC$23];&quot;&quot;)" table:number-columns-spanned="2" table:number-rows-spanned="1">
            <text:p/>
          </table:table-cell>
          <table:covered-table-cell table:style-name="ce150"/>
          <table:table-cell table:style-name="ce298" table:formula="of:=IF([.Y4];&quot;=&quot;;&quot;&quot;)">
            <text:p/>
          </table:table-cell>
          <table:table-cell table:style-name="ce278" table:formula="of:=IF([.Y4];NUMFORMA([$Enunciado.AD16];[$Enunciado.X1]);&quot;&quot;)">
            <text:p/>
          </table:table-cell>
          <table:table-cell table:style-name="ce339" table:formula="of:=IF([.Y4];&quot;N&quot;;&quot;&quot;)">
            <text:p/>
          </table:table-cell>
          <table:table-cell table:style-name="ce45" table:number-columns-repeated="7"/>
          <table:table-cell table:style-name="ce462"/>
          <table:table-cell table:number-columns-repeated="2"/>
          <table:table-cell table:style-name="ce105" office:value-type="string" calcext:value-type="string">
            <text:p>n · R?</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90" table:formula="of:=[$Enunciado.$W$10]=3" office:value-type="boolean" office:boolean-value="false" calcext:value-type="boolean">
            <text:p>FALS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39" table:number-columns-repeated="11"/>
          <table:table-cell table:style-name="ce45" table:number-columns-repeated="7"/>
          <table:table-cell table:style-name="ce462"/>
          <table:table-cell table:number-columns-repeated="2"/>
          <table:table-cell table:style-name="ce190" table:formula="of:=OR([.T12];AND([.V2];NOT([.V23])))" office:value-type="boolean" office:boolean-value="true" calcext:value-type="boolean">
            <text:p>VERDADERO</text:p>
          </table:table-cell>
          <table:table-cell table:number-columns-repeated="42"/>
        </table:table-row>
        <table:table-row table:style-name="ro4" table:number-rows-repeated="2">
          <table:table-cell table:style-name="ce339" table:number-columns-repeated="11"/>
          <table:table-cell table:style-name="ce45" table:number-columns-repeated="7"/>
          <table:table-cell table:style-name="ce462"/>
          <table:table-cell table:number-columns-repeated="45"/>
        </table:table-row>
        <table:table-row table:style-name="ro4">
          <table:table-cell table:number-columns-repeated="18"/>
          <table:table-cell table:style-name="ce462"/>
          <table:table-cell table:number-columns-repeated="45"/>
        </table:table-row>
        <table:table-row table:style-name="ro4" table:number-rows-repeated="1048547">
          <table:table-cell table:number-columns-repeated="64"/>
        </table:table-row>
        <table:table-row table:style-name="ro4">
          <table:table-cell table:number-columns-repeated="64"/>
        </table:table-row>
        <calcext:conditional-formats>
          <calcext:conditional-format calcext:target-range-address="Peso.G13:Peso.G13">
            <calcext:condition calcext:apply-style-name="Numerador" calcext:value="formula-is(NOT(OR([.$T$8];[.$U$6])))" calcext:base-cell-address="Peso.G13"/>
          </calcext:conditional-format>
          <calcext:conditional-format calcext:target-range-address="Peso.C13:Peso.C13">
            <calcext:condition calcext:apply-style-name="Numerador" calcext:value="formula-is(NOT([.$U$6]))" calcext:base-cell-address="Peso.C13"/>
          </calcext:conditional-format>
          <calcext:conditional-format calcext:target-range-address="Peso.G16:Peso.G16">
            <calcext:condition calcext:apply-style-name="Numerador" calcext:value="formula-is(NOT([.$T$12]))" calcext:base-cell-address="Peso.G16"/>
          </calcext:conditional-format>
          <calcext:conditional-format calcext:target-range-address="Peso.H19:Peso.H19 Peso.F19:Peso.F19">
            <calcext:condition calcext:apply-style-name="Numerador" calcext:value="formula-is(NOT(OR([.$T$12];[.$U$6])))" calcext:base-cell-address="Peso.F19"/>
          </calcext:conditional-format>
        </calcext:conditional-formats>
      </table:table>
      <table:table table:name="Energia" table:style-name="ta1" table:protected="true">
        <loext:table-protection loext:select-protected-cells="true" loext:select-unprotected-cells="true"/>
        <office:forms form:automatic-focus="false" form:apply-design-mode="false"/>
        <table:table-column table:style-name="co50" table:default-cell-style-name="Default"/>
        <table:table-column table:style-name="co40" table:default-cell-style-name="Default"/>
        <table:table-column table:style-name="co51" table:default-cell-style-name="ce56"/>
        <table:table-column table:style-name="co12" table:default-cell-style-name="ce56"/>
        <table:table-column table:style-name="co42" table:default-cell-style-name="ce56"/>
        <table:table-column table:style-name="co21" table:default-cell-style-name="ce56"/>
        <table:table-column table:style-name="co51" table:default-cell-style-name="ce56"/>
        <table:table-column table:style-name="co20"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52"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6">
          <table:table-cell table:style-name="ce213" office:value-type="string" calcext:value-type="string">
            <text:p>Cálculo de la energía</text:p>
          </table:table-cell>
          <table:table-cell table:style-name="ce217" table:number-columns-repeated="11"/>
          <table:table-cell table:style-name="ce45" office:value-type="string" calcext:value-type="string">
            <text:p>Ir a… (Ctrl clic)</text:p>
          </table:table-cell>
          <table:table-cell table:style-name="ce45" table:number-columns-repeated="6"/>
          <table:table-cell table:style-name="ce462"/>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6">
          <table:table-cell table:style-name="ce339" table:number-columns-repeated="2"/>
          <table:table-cell table:style-name="ce251" office:value-type="string" calcext:value-type="string">
            <text:p>Datos</text:p>
          </table:table-cell>
          <table:table-cell table:style-name="ce339" table:number-columns-repeated="3"/>
          <table:table-cell table:style-name="ce251" office:value-type="string" calcext:value-type="string">
            <text:p>Magnitudes ya calculadas</text:p>
          </table:table-cell>
          <table:table-cell table:style-name="ce339" table:number-columns-repeated="5"/>
          <table:table-cell table:style-name="ce10" office:value-type="string" calcext:value-type="string">
            <text:p><text:a xlink:href="#Introd" xlink:type="simple">Introducción</text:a></text:p>
          </table:table-cell>
          <table:table-cell table:style-name="ce45" table:number-columns-repeated="6"/>
          <table:table-cell table:style-name="ce462"/>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6">
          <table:table-cell table:style-name="ce339" table:formula="of:=IF([.V13];&quot;Constante de la gravitación universal&quot;;&quot;&quot;)">
            <text:p/>
          </table:table-cell>
          <table:table-cell table:style-name="ce339"/>
          <table:table-cell table:style-name="ce252" table:formula="of:=IF([.V2];&quot;G =&quot;;&quot;&quot;)">
            <text:p/>
          </table:table-cell>
          <table:table-cell table:style-name="ce259" table:formula="of:=IF([.V2];[$Enunciado.$AB$29];&quot;&quot;)">
            <text:p/>
          </table:table-cell>
          <table:table-cell table:style-name="ce339" table:formula="of:=IF([.V2];[$Enunciado.$AA$29];&quot;&quot;)">
            <text:p/>
          </table:table-cell>
          <table:table-cell table:style-name="ce339" table:number-columns-repeated="7"/>
          <table:table-cell table:style-name="ce93" office:value-type="string" calcext:value-type="string">
            <text:p><text:a xlink:href="#NotasAyuda" xlink:type="simple">Ayuda</text:a></text:p>
          </table:table-cell>
          <table:table-cell table:style-name="ce45" table:number-columns-repeated="6"/>
          <table:table-cell table:style-name="ce462"/>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table:table-cell table:style-name="ce192"/>
          <table:table-cell table:style-name="ce192" office:value-type="string" calcext:value-type="string">
            <text:p>Ver resultados?</text:p>
          </table:table-cell>
          <table:table-cell table:number-columns-repeated="39"/>
        </table:table-row>
        <table:table-row table:style-name="ro6">
          <table:table-cell table:style-name="ce409" table:formula="of:=IF([.$V$8];[$Periodo.A4];&quot;&quot;)">
            <text:p/>
          </table:table-cell>
          <table:table-cell table:style-name="ce339"/>
          <table:table-cell table:style-name="ce252" table:formula="of:=IF([.$V$8];[$Periodo.C4];&quot;&quot;)">
            <text:p/>
          </table:table-cell>
          <table:table-cell table:style-name="ce310" table:formula="of:=IF([.$V$8];[$Periodo.D4];&quot;&quot;)">
            <text:p/>
          </table:table-cell>
          <table:table-cell table:style-name="ce409" table:formula="of:=IF([.$V$8];[$Periodo.E4];&quot;&quot;)">
            <text:p/>
          </table:table-cell>
          <table:table-cell table:style-name="ce339"/>
          <table:table-cell table:style-name="ce252" table:formula="of:=IF([.V15];&quot;G · M =&quot;;&quot;&quot;)" office:value-type="string" office:string-value="G · M =" calcext:value-type="string">
            <text:p>G · M =</text:p>
          </table:table-cell>
          <table:table-cell table:style-name="ce259" table:formula="of:=IF([.V15];[$Enunciado.$AC$29];&quot;&quot;)" office:value-type="string" office:string-value="" calcext:value-type="error">
            <text:p>#¡VALOR!</text:p>
          </table:table-cell>
          <table:table-cell table:style-name="ce339" table:formula="of:=IF([.V15];&quot;m³/s²&quot;;&quot;&quot;)" office:value-type="string" office:string-value="m³/s²" calcext:value-type="string">
            <text:p>m³/s²</text:p>
          </table:table-cell>
          <table:table-cell table:style-name="ce339"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6"/>
          <table:table-cell table:style-name="ce462"/>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table-cell table:style-name="ce199"/>
          <table:table-cell table:style-name="ce190" table:formula="of:=AND([.Z2];[.U12])" office:value-type="boolean" office:boolean-value="false" calcext:value-type="boolean">
            <text:p>FALSO</text:p>
          </table:table-cell>
          <table:table-cell table:number-columns-repeated="39"/>
        </table:table-row>
        <table:table-row table:style-name="ro6">
          <table:table-cell table:style-name="ce339" table:formula="of:=IF([.U4];&quot;Radio del planeta&quot;;&quot;&quot;)" office:value-type="string" office:string-value="Radio del planeta" calcext:value-type="string">
            <text:p>Radio del planeta</text:p>
          </table:table-cell>
          <table:table-cell table:style-name="ce339"/>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2,32·10³" calcext:value-type="string">
            <text:p>2,32·10³</text:p>
          </table:table-cell>
          <table:table-cell table:style-name="ce339" table:formula="of:=IF([.U4];&quot;m&quot;;&quot;&quot;)" office:value-type="string" office:string-value="m" calcext:value-type="string">
            <text:p>m</text:p>
          </table:table-cell>
          <table:table-cell table:style-name="ce339"/>
          <table:table-cell table:style-name="ce356"/>
          <table:table-cell table:style-name="ce339" table:number-columns-repeated="5"/>
          <table:table-cell table:style-name="ce10" office:value-type="string" calcext:value-type="string">
            <text:p><text:a xlink:href="#Periodo" xlink:type="simple">Cálculo del período</text:a></text:p>
          </table:table-cell>
          <table:table-cell table:style-name="ce45" table:number-columns-repeated="6"/>
          <table:table-cell table:style-name="ce462"/>
          <table:table-cell table:style-name="ce105"/>
          <table:table-cell table:style-name="ce192" office:value-type="string" calcext:value-type="string">
            <text:p>Ver g₀?</text:p>
          </table:table-cell>
          <table:table-cell table:style-name="ce105"/>
          <table:table-cell table:style-name="ce238"/>
          <table:table-cell table:style-name="ce105"/>
          <table:table-cell table:style-name="ce105" office:value-type="string" calcext:value-type="string">
            <text:p>Ver Eₚ suelo?</text:p>
          </table:table-cell>
          <table:table-cell table:number-columns-repeated="39"/>
        </table:table-row>
        <table:table-row table:style-name="ro6">
          <table:table-cell table:style-name="ce477" table:formula="of:=IF([.W12];[$Periodo.A6];&quot;&quot;)">
            <text:p/>
          </table:table-cell>
          <table:table-cell table:style-name="ce339"/>
          <table:table-cell table:style-name="ce255" table:formula="of:=IF([.W12];[$Periodo.C6];&quot;&quot;)">
            <text:p/>
          </table:table-cell>
          <table:table-cell table:style-name="ce336" table:formula="of:=IF([.W12];[$Periodo.D6];&quot;&quot;)">
            <text:p/>
          </table:table-cell>
          <table:table-cell table:style-name="ce320" table:formula="of:=IF([.W12];[$Periodo.E6];&quot;&quot;)">
            <text:p/>
          </table:table-cell>
          <table:table-cell table:style-name="ce339"/>
          <table:table-cell table:style-name="ce255" table:formula="of:=IF([.Y15];&quot;&quot;;&quot;r =&quot;)">
            <text:p/>
          </table:table-cell>
          <table:table-cell table:style-name="ce258" table:formula="of:=IF([.Y15];&quot;&quot;;[$Enunciado.$AC$21])">
            <text:p/>
          </table:table-cell>
          <table:table-cell table:style-name="ce339" table:formula="of:=IF([.Y15];&quot;&quot;;&quot;m&quot;)">
            <text:p/>
          </table:table-cell>
          <table:table-cell table:style-name="ce339" table:number-columns-repeated="3"/>
          <table:table-cell table:style-name="ce10" office:value-type="string" calcext:value-type="string">
            <text:p><text:a xlink:href="#Altura" xlink:type="simple">Cálculo de la altura</text:a></text:p>
          </table:table-cell>
          <table:table-cell table:style-name="ce45" table:number-columns-repeated="6"/>
          <table:table-cell table:style-name="ce462"/>
          <table:table-cell table:style-name="ce105"/>
          <table:table-cell table:style-name="ce190" table:formula="of:=AND(NOT([.V2]);[$Enunciado.$R$9])" office:value-type="boolean" office:boolean-value="false" calcext:value-type="boolean">
            <text:p>FALSO</text:p>
          </table:table-cell>
          <table:table-cell table:style-name="ce190"/>
          <table:table-cell table:style-name="ce271"/>
          <table:table-cell table:style-name="ce105"/>
          <table:table-cell table:style-name="ce190" table:formula="of:=AND([.Z2];[$Enunciado.S21])" office:value-type="boolean" office:boolean-value="true" calcext:value-type="boolean">
            <text:p>VERDADERO</text:p>
          </table:table-cell>
          <table:table-cell table:number-columns-repeated="39"/>
        </table:table-row>
        <table:table-row table:style-name="ro6">
          <table:table-cell table:style-name="ce409" table:formula="of:=IF([.$X$2];[$Periodo.A7];&quot;&quot;)">
            <text:p/>
          </table:table-cell>
          <table:table-cell table:style-name="ce339"/>
          <table:table-cell table:style-name="ce252" table:formula="of:=IF([.$X$2];[$Periodo.C7];&quot;&quot;)">
            <text:p/>
          </table:table-cell>
          <table:table-cell table:style-name="ce404" table:formula="of:=IF([.$X$2];[$Periodo.D7];&quot;&quot;)">
            <text:p/>
          </table:table-cell>
          <table:table-cell table:style-name="ce409" table:formula="of:=IF([.$X$2];[$Periodo.E7];&quot;&quot;)">
            <text:p/>
          </table:table-cell>
          <table:table-cell table:style-name="ce339"/>
          <table:table-cell table:style-name="ce252" table:formula="of:=IF([.U15];&quot;&quot;;IF([.X2];&quot;T =&quot;;&quot;v =&quot;))">
            <text:p/>
          </table:table-cell>
          <table:table-cell table:style-name="ce314" table:formula="of:=IF([.U15];&quot;&quot;;IF([.X2];[$Enunciado.$AB$25];[$Enunciado.$AD$29]))">
            <text:p/>
          </table:table-cell>
          <table:table-cell table:style-name="ce316" table:formula="of:=IF([.U15];&quot;&quot;;IF([.X2];&quot;s&quot;;&quot;m/s&quot;))">
            <text:p/>
          </table:table-cell>
          <table:table-cell table:style-name="ce339" table:number-columns-repeated="2"/>
          <table:table-cell table:style-name="ce284"/>
          <table:table-cell table:style-name="ce10" office:value-type="string" calcext:value-type="string">
            <text:p><text:a xlink:href="#Peso" xlink:type="simple">Cálculo del peso</text:a></text:p>
          </table:table-cell>
          <table:table-cell table:style-name="ce45" table:number-columns-repeated="6"/>
          <table:table-cell table:style-name="ce462"/>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6">
          <table:table-cell table:style-name="ce339" table:formula="of:=IF([.Z2];&quot;Masa del satélite&quot;;&quot;&quot;)" office:value-type="string" office:string-value="Masa del satélite" calcext:value-type="string">
            <text:p>Masa del satélite</text:p>
          </table:table-cell>
          <table:table-cell table:style-name="ce339"/>
          <table:table-cell table:style-name="ce252" table:formula="of:=IF([.Z2];&quot;m =&quot;;&quot;&quot;)" office:value-type="string" office:string-value="m =" calcext:value-type="string">
            <text:p>m =</text:p>
          </table:table-cell>
          <table:table-cell table:style-name="ce259" table:formula="of:=IF([.Z4];[$Enunciado.AC22];&quot;&quot;)">
            <text:p/>
          </table:table-cell>
          <table:table-cell table:style-name="ce339" table:formula="of:=IF([.Z4];&quot;kg&quot;;&quot;&quot;)">
            <text:p/>
          </table:table-cell>
          <table:table-cell table:style-name="ce339" table:number-columns-repeated="7"/>
          <table:table-cell table:style-name="ce45" table:number-columns-repeated="7"/>
          <table:table-cell table:style-name="ce462"/>
          <table:table-cell table:style-name="ce190" table:formula="of:=[$Enunciado.$T$17]" office:value-type="boolean" office:boolean-value="true" calcext:value-type="boolean">
            <text:p>VERDADERO</text:p>
          </table:table-cell>
          <table:table-cell table:style-name="ce190" table:formula="of:=OR([.V2];[.V6])" office:value-type="boolean" office:boolean-value="false" calcext:value-type="boolean">
            <text:p>FALSO</text:p>
          </table:table-cell>
          <table:table-cell table:style-name="ce292"/>
          <table:table-cell table:style-name="ce223"/>
          <table:table-cell table:number-columns-repeated="41"/>
        </table:table-row>
        <table:table-row table:style-name="ro6">
          <table:table-cell table:style-name="ce339" table:number-columns-repeated="2"/>
          <table:table-cell table:style-name="ce251" office:value-type="string" calcext:value-type="string">
            <text:p>Ecuaciones</text:p>
          </table:table-cell>
          <table:table-cell table:style-name="ce339" table:number-columns-repeated="3"/>
          <table:table-cell table:style-name="ce357" office:value-type="string" calcext:value-type="string">
            <text:p>Cálculos</text:p>
          </table:table-cell>
          <table:table-cell table:style-name="ce339" table:number-columns-repeated="5"/>
          <table:table-cell table:style-name="ce45" table:number-columns-repeated="7"/>
          <table:table-cell table:style-name="ce462"/>
          <table:table-cell table:style-name="ce190" table:number-columns-repeated="2"/>
          <table:table-cell table:style-name="ce292"/>
          <table:table-cell table:style-name="ce223"/>
          <table:table-cell table:number-columns-repeated="41"/>
        </table:table-row>
        <table:table-row table:style-name="ro6">
          <table:table-cell table:style-name="ce251" office:value-type="string" calcext:value-type="string">
            <text:p>En el suelo</text:p>
          </table:table-cell>
          <table:table-cell table:style-name="ce339" table:number-columns-repeated="9"/>
          <table:table-cell table:style-name="ce259" office:value-type="string" calcext:value-type="string">
            <text:p>Suelo</text:p>
          </table:table-cell>
          <table:table-cell table:style-name="ce339"/>
          <table:table-cell table:style-name="ce45" office:value-type="string" calcext:value-type="string">
            <text:p>Ver el documento</text:p>
          </table:table-cell>
          <table:table-cell table:style-name="ce45" table:number-columns-repeated="6"/>
          <table:table-cell table:style-name="ce462"/>
          <table:table-cell table:style-name="Default" table:number-columns-repeated="6"/>
          <table:table-cell table:number-columns-repeated="39"/>
        </table:table-row>
        <table:table-row table:style-name="ro6">
          <table:table-cell table:style-name="ce341" office:value-type="string" calcext:value-type="string" table:number-columns-spanned="1" table:number-rows-spanned="2">
            <text:p>Energía potencial en el suelo</text:p>
          </table:table-cell>
          <table:table-cell table:style-name="ce339"/>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39" table:number-columns-repeated="2"/>
          <table:table-cell table:style-name="ce283" table:formula="of:=IF([.$Z$6];&quot;Eₚ =&quot;;&quot;&quot;)" office:value-type="string" office:string-value="Eₚ =" calcext:value-type="string" table:number-columns-spanned="1" table:number-rows-spanned="2">
            <text:p>Eₚ =</text:p>
          </table:table-cell>
          <table:table-cell table:style-name="ce496" table:formula="of:=IF([.$Z$6];&quot;– &quot;&amp;[$Enunciado.$AC$29]&amp;&quot; · &quot;&amp;[$Enunciado.$AC$22];&quot;&quot;)" office:value-type="string" office:string-value="" calcext:value-type="error" table:number-columns-spanned="2" table:number-rows-spanned="1">
            <text:p>#¡VALOR!</text:p>
          </table:table-cell>
          <table:covered-table-cell table:style-name="ce426"/>
          <table:table-cell table:style-name="ce375" table:formula="of:=IF([.$Z$6];&quot;=&quot;;&quot;&quot;)" office:value-type="string" office:string-value="=" calcext:value-type="string" table:number-columns-spanned="1" table:number-rows-spanned="2">
            <text:p>=</text:p>
          </table:table-cell>
          <table:table-cell table:style-name="ce376" table:formula="of:=IF([.$Z$6];NUMFORMA([$Enunciado.$X$19];[$Enunciado.$X$1]);&quot;&quot;)" office:value-type="string" office:string-value="" calcext:value-type="error" table:number-columns-spanned="1" table:number-rows-spanned="2">
            <text:p>#¡VALOR!</text:p>
          </table:table-cell>
          <table:table-cell table:style-name="ce221" table:formula="of:=IF([.$Z$6];&quot;J&quot;;&quot;&quot;)" office:value-type="string" office:string-value="J" calcext:value-type="string" table:number-columns-spanned="1" table:number-rows-spanned="2">
            <text:p>J</text:p>
          </table:table-cell>
          <table:table-cell table:style-name="ce10" office:value-type="string" calcext:value-type="string">
            <text:p><text:a xlink:href="../SatelitesEjemplosEs.pdf" xlink:type="simple" office:target-frame-name="_blank">Ejemplos</text:a></text:p>
          </table:table-cell>
          <table:table-cell table:style-name="ce45" table:number-columns-repeated="6"/>
          <table:table-cell table:style-name="ce462"/>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05" office:value-type="string" calcext:value-type="string">
            <text:p>n · R?</text:p>
          </table:table-cell>
          <table:table-cell table:number-columns-repeated="40"/>
        </table:table-row>
        <table:table-row table:style-name="ro6">
          <table:covered-table-cell table:style-name="ce339"/>
          <table:table-cell table:style-name="ce339"/>
          <table:covered-table-cell table:style-name="ce339"/>
          <table:table-cell table:style-name="ce362" office:value-type="string" calcext:value-type="string">
            <text:p>R</text:p>
          </table:table-cell>
          <table:table-cell table:style-name="ce339" table:number-columns-repeated="2"/>
          <table:covered-table-cell table:style-name="ce339"/>
          <table:table-cell table:style-name="ce398" table:formula="of:=IF([.$Z$6];[$Enunciado.AB21];&quot;&quot;)" office:value-type="string" office:string-value="2,32·10³" calcext:value-type="string" table:number-columns-spanned="2" table:number-rows-spanned="1">
            <text:p>2,32·10³</text:p>
          </table:table-cell>
          <table:covered-table-cell table:style-name="ce339"/>
          <table:covered-table-cell table:style-name="ce339" table:formula="of:=IF(#REF!;#REF!;&quot;&quot;)" office:value-type="string" office:string-value="" calcext:value-type="error">
            <text:p>#¡REF!</text:p>
          </table:covered-table-cell>
          <table:covered-table-cell table:number-columns-repeated="2" table:style-name="ce339"/>
          <table:table-cell table:style-name="ce45" table:number-columns-repeated="7"/>
          <table:table-cell table:style-name="ce462"/>
          <table:table-cell table:style-name="ce190" table:formula="of:=NOT([$Enunciado.R12])" office:value-type="boolean" office:boolean-value="false" calcext:value-type="boolean">
            <text:p>FALSO</text:p>
          </table:table-cell>
          <table:table-cell/>
          <table:table-cell table:style-name="ce292" table:formula="of:=NOT(OR(ISBLANK([$Enunciado.C6]);OR(ISBLANK([$Enunciado.E6]);OR(ISBLANK([$Enunciado.F6])))))" office:value-type="boolean" office:boolean-value="false" calcext:value-type="boolean">
            <text:p>FALSO</text:p>
          </table:table-cell>
          <table:table-cell/>
          <table:table-cell table:style-name="ce190" table:formula="of:=[$Enunciado.$W$10]=3" office:value-type="boolean" office:boolean-value="false" calcext:value-type="boolean">
            <text:p>FALSO</text:p>
          </table:table-cell>
          <table:table-cell table:number-columns-repeated="40"/>
        </table:table-row>
        <table:table-row table:style-name="ro8">
          <table:table-cell table:style-name="ce355"/>
          <table:table-cell table:style-name="ce339" table:number-columns-repeated="2"/>
          <table:table-cell table:style-name="ce362"/>
          <table:table-cell table:style-name="ce339" table:number-columns-repeated="3"/>
          <table:table-cell table:style-name="ce398"/>
          <table:table-cell table:style-name="ce339" table:number-columns-repeated="4"/>
          <table:table-cell table:style-name="ce45" table:number-columns-repeated="7"/>
          <table:table-cell table:style-name="ce462"/>
          <table:table-cell table:style-name="ce190"/>
          <table:table-cell/>
          <table:table-cell table:style-name="ce292"/>
          <table:table-cell/>
          <table:table-cell table:style-name="ce190"/>
          <table:table-cell table:number-columns-repeated="40"/>
        </table:table-row>
        <table:table-row table:style-name="ro6">
          <table:table-cell table:style-name="ce341" office:value-type="string" calcext:value-type="string" table:number-columns-spanned="1" table:number-rows-spanned="2">
            <text:p>Velocidad de escape desde el suelo</text:p>
          </table:table-cell>
          <table:table-cell table:style-name="ce307" office:value-type="string" calcext:value-type="string" table:number-columns-spanned="1" table:number-rows-spanned="2">
            <text:p>vₑ =</text:p>
          </table:table-cell>
          <table:table-cell table:style-name="ce488" office:value-type="string" calcext:value-type="string" table:number-columns-spanned="1" table:number-rows-spanned="2">
            <text:p>√</text:p>
          </table:table-cell>
          <table:table-cell table:style-name="ce490" office:value-type="string" calcext:value-type="string">
            <text:p>2 G · M</text:p>
          </table:table-cell>
          <table:table-cell table:style-name="ce494"/>
          <table:table-cell table:style-name="ce307" office:value-type="string" calcext:value-type="string" table:number-columns-spanned="1" table:number-rows-spanned="2">
            <text:p>vₑ =</text:p>
          </table:table-cell>
          <table:table-cell table:style-name="ce488" office:value-type="string" calcext:value-type="string" table:number-columns-spanned="1" table:number-rows-spanned="2">
            <text:p>√</text:p>
          </table:table-cell>
          <table:table-cell table:style-name="ce498" table:formula="of:=&quot;2  · &quot;&amp;[$Enunciado.$AC$29]" office:value-type="string" office:string-value="" calcext:value-type="error">
            <text:p>#¡VALOR!</text:p>
          </table:table-cell>
          <table:table-cell table:style-name="ce339"/>
          <table:table-cell table:style-name="ce375" table:formula="of:=IF([.$Z$4];&quot;=&quot;;&quot;&quot;)" table:number-columns-spanned="1" table:number-rows-spanned="2">
            <text:p/>
          </table:table-cell>
          <table:table-cell table:style-name="ce376" table:formula="of:=[$Enunciado.$X$22]&amp;&quot;·10³&quot;" office:value-type="string" office:string-value="" calcext:value-type="error" table:number-columns-spanned="1" table:number-rows-spanned="2">
            <text:p>#¡VALOR!</text:p>
          </table:table-cell>
          <table:table-cell table:style-name="ce221" office:value-type="string" calcext:value-type="string" table:number-columns-spanned="1" table:number-rows-spanned="2">
            <text:p>m/s</text:p>
          </table:table-cell>
          <table:table-cell table:style-name="ce45" table:number-columns-repeated="7"/>
          <table:table-cell table:style-name="ce462"/>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292"/>
          <table:table-cell/>
          <table:table-cell table:style-name="ce105" office:value-type="string" calcext:value-type="string">
            <text:p>ocultar r calculado?</text:p>
          </table:table-cell>
          <table:table-cell table:number-columns-repeated="40"/>
        </table:table-row>
        <table:table-row table:style-name="ro6">
          <table:covered-table-cell table:number-columns-repeated="3" table:style-name="ce339"/>
          <table:table-cell table:style-name="ce362" office:value-type="string" calcext:value-type="string">
            <text:p>R</text:p>
          </table:table-cell>
          <table:table-cell table:style-name="ce339"/>
          <table:covered-table-cell table:number-columns-repeated="2" table:style-name="ce339"/>
          <table:table-cell table:style-name="ce293" table:formula="of:=[$Enunciado.AB5]" office:value-type="string" office:string-value="h⁻¹" calcext:value-type="string">
            <text:p>h⁻¹</text:p>
          </table:table-cell>
          <table:table-cell table:style-name="ce339"/>
          <table:covered-table-cell table:style-name="ce339" table:formula="of:=IF(#REF!;[.AA2];&quot;&quot;)" office:value-type="string" office:string-value="" calcext:value-type="error">
            <text:p>#¡REF!</text:p>
          </table:covered-table-cell>
          <table:covered-table-cell table:number-columns-repeated="2" table:style-name="ce339"/>
          <table:table-cell table:style-name="ce45" table:number-columns-repeated="7"/>
          <table:table-cell table:style-name="ce462"/>
          <table:table-cell table:style-name="ce190" table:formula="of:=OR([.U8];NOT([.U12]))" office:value-type="boolean" office:boolean-value="true" calcext:value-type="boolean">
            <text:p>VERDADERO</text:p>
          </table:table-cell>
          <table:table-cell table:style-name="ce190" table:formula="of:=OR([.Z6];NOT([.U15]))" office:value-type="boolean" office:boolean-value="true" calcext:value-type="boolean">
            <text:p>VERDADERO</text:p>
          </table:table-cell>
          <table:table-cell table:style-name="ce292"/>
          <table:table-cell/>
          <table:table-cell table:style-name="ce190" table:formula="of:=OR([.U15];AND([.W2];NOT([.Y12])))" office:value-type="boolean" office:boolean-value="true" calcext:value-type="boolean">
            <text:p>VERDADERO</text:p>
          </table:table-cell>
          <table:table-cell table:number-columns-repeated="40"/>
        </table:table-row>
        <table:table-row table:style-name="ro6">
          <table:table-cell table:style-name="ce251" office:value-type="string" calcext:value-type="string">
            <text:p>En la órbita</text:p>
          </table:table-cell>
          <table:table-cell table:style-name="ce339" table:number-columns-repeated="9"/>
          <table:table-cell table:style-name="ce259" office:value-type="string" calcext:value-type="string">
            <text:p>Órbita</text:p>
          </table:table-cell>
          <table:table-cell table:style-name="ce339"/>
          <table:table-cell table:style-name="ce45" table:number-columns-repeated="7"/>
          <table:table-cell table:style-name="ce462"/>
          <table:table-cell table:number-columns-repeated="2"/>
          <table:table-cell table:style-name="ce190"/>
          <table:table-cell table:number-columns-repeated="42"/>
        </table:table-row>
        <table:table-row table:style-name="ro6">
          <table:table-cell table:style-name="ce355" table:formula="of:=IF(LEN([.G17])&gt;0;&quot;Velocidad&quot;;&quot;&quot;)" table:number-columns-spanned="1" table:number-rows-spanned="2">
            <text:p/>
          </table:table-cell>
          <table:table-cell table:style-name="ce339"/>
          <table:table-cell table:style-name="ce283" table:formula="of:=IF([.$Y$2];&quot;&quot;;&quot;v =&quot;)" office:value-type="string" office:string-value="v =" calcext:value-type="string" table:number-columns-spanned="1" table:number-rows-spanned="2">
            <text:p>v =</text:p>
          </table:table-cell>
          <table:table-cell table:style-name="ce491" table:formula="of:=IF([.$Y$2];&quot;&quot;;&quot;2 · π · r&quot;)" office:value-type="string" office:string-value="2 · π · r" calcext:value-type="string">
            <text:p>2 · π · r</text:p>
          </table:table-cell>
          <table:table-cell table:style-name="ce339" table:number-columns-repeated="2"/>
          <table:table-cell table:style-name="ce283" table:formula="of:=IF(OR([.$Y$2];NOT([.$X$2]));&quot;&quot;;&quot;v =&quot;)" table:number-columns-spanned="1" table:number-rows-spanned="2">
            <text:p/>
          </table:table-cell>
          <table:table-cell table:style-name="ce460" table:formula="of:=IF(OR([.$Y$2];NOT([.$X$2]));&quot;&quot;;&quot;2 · &quot;&amp;[$Enunciado.$AB$30]&amp;&quot; · &quot;&amp;[$Enunciado.$AC$21])" table:number-columns-spanned="2" table:number-rows-spanned="1">
            <text:p/>
          </table:table-cell>
          <table:covered-table-cell table:style-name="ce339"/>
          <table:table-cell table:style-name="ce375" table:formula="of:=IF(OR([.$Y$2];NOT([.$X$2]));&quot;&quot;;&quot;=&quot;)" table:number-columns-spanned="1" table:number-rows-spanned="2">
            <text:p/>
          </table:table-cell>
          <table:table-cell table:style-name="ce376" table:formula="of:=IF(OR([.$Y$2];NOT([.$X$2]));&quot;&quot;;[$Enunciado.$AD$29])" table:number-columns-spanned="1" table:number-rows-spanned="2">
            <text:p/>
          </table:table-cell>
          <table:table-cell table:style-name="ce221" table:formula="of:=IF(OR([.$Y$2];NOT([.$X$2]));&quot;&quot;;&quot;m/s&quot;)" table:number-columns-spanned="1" table:number-rows-spanned="2">
            <text:p/>
          </table:table-cell>
          <table:table-cell table:style-name="ce45" table:number-columns-repeated="7"/>
          <table:table-cell table:style-name="ce462"/>
          <table:table-cell table:number-columns-repeated="2"/>
          <table:table-cell table:style-name="ce192"/>
          <table:table-cell table:number-columns-repeated="42"/>
        </table:table-row>
        <table:table-row table:style-name="ro6">
          <table:covered-table-cell table:style-name="ce339"/>
          <table:table-cell table:style-name="ce339"/>
          <table:covered-table-cell table:style-name="ce339"/>
          <table:table-cell table:style-name="ce396" table:formula="of:=IF([.Y2];&quot;&quot;;&quot;T&quot;)" office:value-type="string" office:string-value="T" calcext:value-type="string">
            <text:p>T</text:p>
          </table:table-cell>
          <table:table-cell table:style-name="ce339" table:number-columns-repeated="2"/>
          <table:covered-table-cell table:style-name="ce339"/>
          <table:table-cell table:style-name="ce398" table:formula="of:=IF(OR([.$Y$2];NOT([.$X$2]));&quot;&quot;;[$Enunciado.$AB$25])" table:number-columns-spanned="2" table:number-rows-spanned="1">
            <text:p/>
          </table:table-cell>
          <table:covered-table-cell table:number-columns-repeated="4" table:style-name="ce339"/>
          <table:table-cell table:style-name="ce45" table:number-columns-repeated="7"/>
          <table:table-cell table:style-name="ce462"/>
          <table:table-cell table:number-columns-repeated="2"/>
          <table:table-cell table:style-name="ce402"/>
          <table:table-cell table:number-columns-repeated="42"/>
        </table:table-row>
        <table:table-row table:style-name="ro8">
          <table:table-cell table:style-name="ce339" table:number-columns-repeated="9"/>
          <table:table-cell table:style-name="ce242"/>
          <table:table-cell table:style-name="ce278"/>
          <table:table-cell table:style-name="ce282"/>
          <table:table-cell table:style-name="ce45" table:number-columns-repeated="7"/>
          <table:table-cell table:style-name="ce462"/>
          <table:table-cell table:number-columns-repeated="2"/>
          <table:table-cell table:style-name="ce403"/>
          <table:table-cell table:number-columns-repeated="42"/>
        </table:table-row>
        <table:table-row table:style-name="ro6">
          <table:table-cell table:style-name="ce339" office:value-type="string" calcext:value-type="string">
            <text:p>Energía cinética</text:p>
          </table:table-cell>
          <table:table-cell table:style-name="ce339"/>
          <table:table-cell table:style-name="ce412" office:value-type="string" calcext:value-type="string" table:number-columns-spanned="2" table:number-rows-spanned="1">
            <text:p>E<text:span text:style-name="T6"></text:span><text:span text:style-name="T8"> = ½ m · v²</text:span></text:p>
          </table:table-cell>
          <table:covered-table-cell table:style-name="ce457"/>
          <table:table-cell table:style-name="ce339" table:number-columns-repeated="2"/>
          <table:table-cell table:style-name="ce284" table:formula="of:=IF([.$Z$4];&quot;E =&quot;;&quot;&quot;)">
            <text:p/>
          </table:table-cell>
          <table:table-cell table:style-name="ce453" table:formula="of:=IF([.$Z$4];[$Enunciado.$AC$22]&amp;&quot; · &quot;&amp;ENTREPARENT([$Enunciado.$AD$29];2)&amp;&quot; / 2&quot;;&quot;&quot;)" table:number-columns-spanned="2" table:number-rows-spanned="1">
            <text:p/>
          </table:table-cell>
          <table:covered-table-cell table:style-name="ce339"/>
          <table:table-cell table:style-name="ce293" table:formula="of:=IF([.$Z$4];&quot;=&quot;;&quot;&quot;)">
            <text:p/>
          </table:table-cell>
          <table:table-cell table:style-name="ce377" table:formula="of:=IF([.$Z$4];[$Enunciado.$AB$27];&quot;&quot;)">
            <text:p/>
          </table:table-cell>
          <table:table-cell table:style-name="ce289" table:formula="of:=IF([.$Z$4];&quot;J&quot;;&quot;&quot;)">
            <text:p/>
          </table:table-cell>
          <table:table-cell table:style-name="ce45" table:number-columns-repeated="7"/>
          <table:table-cell table:style-name="ce462"/>
          <table:table-cell table:number-columns-repeated="2"/>
          <table:table-cell table:style-name="ce397"/>
          <table:table-cell table:number-columns-repeated="42"/>
        </table:table-row>
        <table:table-row table:style-name="ro8">
          <table:table-cell table:style-name="ce339" table:number-columns-repeated="9"/>
          <table:table-cell table:style-name="ce242"/>
          <table:table-cell table:style-name="ce278"/>
          <table:table-cell table:style-name="ce282"/>
          <table:table-cell table:style-name="ce45" table:number-columns-repeated="7"/>
          <table:table-cell table:style-name="ce462"/>
          <table:table-cell table:number-columns-repeated="2"/>
          <table:table-cell table:style-name="ce105"/>
          <table:table-cell table:number-columns-repeated="42"/>
        </table:table-row>
        <table:table-row table:style-name="ro6">
          <table:table-cell table:style-name="ce341" office:value-type="string" calcext:value-type="string" table:number-columns-spanned="1" table:number-rows-spanned="2">
            <text:p>Energía potencial en el suelo</text:p>
          </table:table-cell>
          <table:table-cell table:style-name="ce339"/>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39" table:number-columns-repeated="2"/>
          <table:table-cell table:style-name="ce283" table:formula="of:=IF([.$Z$4];&quot;Eₚ =&quot;;&quot;&quot;)" table:number-columns-spanned="1" table:number-rows-spanned="2">
            <text:p/>
          </table:table-cell>
          <table:table-cell table:style-name="ce502" table:formula="of:=IF([.$Z$4];&quot;– &quot;&amp;[$Enunciado.$AC$29]&amp;&quot; · &quot;&amp;[$Enunciado.$AC$22];&quot;&quot;)" table:number-columns-spanned="2" table:number-rows-spanned="1">
            <text:p/>
          </table:table-cell>
          <table:covered-table-cell table:style-name="ce426"/>
          <table:table-cell table:style-name="ce375" table:formula="of:=IF([.$Z$4];&quot;=&quot;;&quot;&quot;)" table:number-columns-spanned="1" table:number-rows-spanned="2">
            <text:p/>
          </table:table-cell>
          <table:table-cell table:style-name="ce376" table:formula="of:=IF([.$Z$4];[$Enunciado.$AC$27];&quot;&quot;)" table:number-columns-spanned="1" table:number-rows-spanned="2">
            <text:p/>
          </table:table-cell>
          <table:table-cell table:style-name="ce221" table:formula="of:=IF([.$Z$4];&quot;J&quot;;&quot;&quot;)" table:number-columns-spanned="1" table:number-rows-spanned="2">
            <text:p/>
          </table:table-cell>
          <table:table-cell table:style-name="ce45" table:number-columns-repeated="7"/>
          <table:table-cell table:style-name="ce462"/>
          <table:table-cell table:number-columns-repeated="2"/>
          <table:table-cell table:style-name="ce190"/>
          <table:table-cell table:number-columns-repeated="42"/>
        </table:table-row>
        <table:table-row table:style-name="ro6">
          <table:covered-table-cell table:style-name="ce339"/>
          <table:table-cell table:style-name="ce339"/>
          <table:covered-table-cell table:style-name="ce339"/>
          <table:table-cell table:style-name="ce362" office:value-type="string" calcext:value-type="string">
            <text:p>r</text:p>
          </table:table-cell>
          <table:table-cell table:style-name="ce339" table:number-columns-repeated="2"/>
          <table:covered-table-cell table:style-name="ce339"/>
          <table:table-cell table:style-name="ce398" table:formula="of:=IF([.$Z$4];[$Enunciado.$AC$21];&quot;&quot;)" table:number-columns-spanned="2" table:number-rows-spanned="1">
            <text:p/>
          </table:table-cell>
          <table:covered-table-cell table:style-name="ce339"/>
          <table:covered-table-cell table:style-name="ce339" table:formula="of:=IF(#REF!;[.AA8];&quot;&quot;)" office:value-type="string" office:string-value="" calcext:value-type="error">
            <text:p>#¡REF!</text:p>
          </table:covered-table-cell>
          <table:covered-table-cell table:number-columns-repeated="2" table:style-name="ce339"/>
          <table:table-cell table:style-name="ce45" table:number-columns-repeated="7"/>
          <table:table-cell table:style-name="ce462"/>
          <table:table-cell table:number-columns-repeated="2"/>
          <table:table-cell table:style-name="Default"/>
          <table:table-cell table:number-columns-repeated="42"/>
        </table:table-row>
        <table:table-row table:style-name="ro8">
          <table:table-cell table:style-name="ce339" table:number-columns-repeated="12"/>
          <table:table-cell table:style-name="ce45" table:number-columns-repeated="7"/>
          <table:table-cell table:style-name="ce462"/>
          <table:table-cell table:number-columns-repeated="2"/>
          <table:table-cell table:style-name="Default"/>
          <table:table-cell table:number-columns-repeated="42"/>
        </table:table-row>
        <table:table-row table:style-name="ro6">
          <table:table-cell table:style-name="ce339" office:value-type="string" calcext:value-type="string">
            <text:p>Energía mecánica</text:p>
          </table:table-cell>
          <table:table-cell table:style-name="ce339"/>
          <table:table-cell table:style-name="ce412" office:value-type="string" calcext:value-type="string" table:number-columns-spanned="2" table:number-rows-spanned="1">
            <text:p>E = E+ Eₚ</text:p>
          </table:table-cell>
          <table:covered-table-cell table:style-name="ce339"/>
          <table:table-cell table:style-name="ce339" table:number-columns-repeated="2"/>
          <table:table-cell table:style-name="ce284" table:formula="of:=IF([.$Z$4];&quot;E =&quot;;&quot;&quot;)">
            <text:p/>
          </table:table-cell>
          <table:table-cell table:style-name="ce463" table:formula="of:=IF([.$Z$4];[.K22]&amp;&quot; + &quot;&amp;[.K20];&quot;&quot;)" table:number-columns-spanned="2" table:number-rows-spanned="1">
            <text:p/>
          </table:table-cell>
          <table:covered-table-cell table:style-name="ce339"/>
          <table:table-cell table:style-name="ce293" table:formula="of:=IF([.$Z$4];&quot;=&quot;;&quot;&quot;)">
            <text:p/>
          </table:table-cell>
          <table:table-cell table:style-name="ce377" table:formula="of:=IF([.$Z$4];[$Enunciado.$AD$27];&quot;&quot;)">
            <text:p/>
          </table:table-cell>
          <table:table-cell table:style-name="ce289" table:formula="of:=IF([.$Z$4];&quot;J&quot;;&quot;&quot;)">
            <text:p/>
          </table:table-cell>
          <table:table-cell table:style-name="ce45" table:number-columns-repeated="7"/>
          <table:table-cell table:style-name="ce462"/>
          <table:table-cell table:number-columns-repeated="2"/>
          <table:table-cell table:style-name="Default"/>
          <table:table-cell table:number-columns-repeated="42"/>
        </table:table-row>
        <table:table-row table:style-name="ro8">
          <table:table-cell table:style-name="ce339" table:number-columns-repeated="12"/>
          <table:table-cell table:style-name="ce45" table:number-columns-repeated="7"/>
          <table:table-cell table:style-name="ce462"/>
          <table:table-cell table:number-columns-repeated="45"/>
        </table:table-row>
        <table:table-row table:style-name="ro6">
          <table:table-cell table:style-name="ce355" office:value-type="string" calcext:value-type="string" table:number-columns-spanned="1" table:number-rows-spanned="2">
            <text:p>Velocidad de escape desde la órbita</text:p>
          </table:table-cell>
          <table:table-cell table:style-name="ce307" office:value-type="string" calcext:value-type="string" table:number-columns-spanned="1" table:number-rows-spanned="2">
            <text:p>vₑ =</text:p>
          </table:table-cell>
          <table:table-cell table:style-name="ce488" office:value-type="string" calcext:value-type="string" table:number-columns-spanned="1" table:number-rows-spanned="2">
            <text:p>√</text:p>
          </table:table-cell>
          <table:table-cell table:style-name="ce490" office:value-type="string" calcext:value-type="string">
            <text:p>G · M</text:p>
          </table:table-cell>
          <table:table-cell table:style-name="ce494"/>
          <table:table-cell table:style-name="ce307" office:value-type="string" calcext:value-type="string" table:number-columns-spanned="1" table:number-rows-spanned="2">
            <text:p>vₑ =</text:p>
          </table:table-cell>
          <table:table-cell table:style-name="ce488" office:value-type="string" calcext:value-type="string" table:number-columns-spanned="1" table:number-rows-spanned="2">
            <text:p>√</text:p>
          </table:table-cell>
          <table:table-cell table:style-name="ce498" table:formula="of:=[$Enunciado.$AC$29]" office:value-type="string" office:string-value="" calcext:value-type="error">
            <text:p>#¡VALOR!</text:p>
          </table:table-cell>
          <table:table-cell table:style-name="ce339"/>
          <table:table-cell table:style-name="ce375" table:formula="of:=IF([.$Z$4];&quot;=&quot;;&quot;&quot;)" table:number-columns-spanned="1" table:number-rows-spanned="2">
            <text:p/>
          </table:table-cell>
          <table:table-cell table:style-name="ce376" table:formula="of:=[.H7]" table:number-columns-spanned="1" table:number-rows-spanned="2">
            <text:p/>
          </table:table-cell>
          <table:table-cell table:style-name="ce221" office:value-type="string" calcext:value-type="string" table:number-columns-spanned="1" table:number-rows-spanned="2">
            <text:p>m/s</text:p>
          </table:table-cell>
          <table:table-cell table:style-name="ce45" table:number-columns-repeated="7"/>
          <table:table-cell table:style-name="ce462"/>
          <table:table-cell table:number-columns-repeated="45"/>
        </table:table-row>
        <table:table-row table:style-name="ro6">
          <table:covered-table-cell table:number-columns-repeated="3" table:style-name="ce339"/>
          <table:table-cell table:style-name="ce362" office:value-type="string" calcext:value-type="string">
            <text:p>R</text:p>
          </table:table-cell>
          <table:table-cell table:style-name="ce339"/>
          <table:covered-table-cell table:number-columns-repeated="2" table:style-name="ce339"/>
          <table:table-cell table:style-name="ce293" table:formula="of:=[$Enunciado.AB21]" office:value-type="string" office:string-value="2,32·10³" calcext:value-type="string">
            <text:p>2,32·10³</text:p>
          </table:table-cell>
          <table:table-cell table:style-name="ce339"/>
          <table:covered-table-cell table:style-name="ce339" table:formula="of:=IF(#REF!;[.AA17];&quot;&quot;)" office:value-type="string" office:string-value="" calcext:value-type="error">
            <text:p>#¡REF!</text:p>
          </table:covered-table-cell>
          <table:covered-table-cell table:number-columns-repeated="2" table:style-name="ce339"/>
          <table:table-cell table:style-name="ce45" table:number-columns-repeated="7"/>
          <table:table-cell table:number-columns-repeated="46"/>
        </table:table-row>
        <table:table-row table:style-name="ro4">
          <table:table-cell table:style-name="ce339" table:number-columns-repeated="12"/>
          <table:table-cell table:style-name="ce45" table:number-columns-repeated="7"/>
          <table:table-cell table:number-columns-repeated="46"/>
        </table:table-row>
        <table:table-row table:style-name="ro4">
          <table:table-cell table:style-name="ce339" office:value-type="string" calcext:value-type="string">
            <text:p>Momento cinético</text:p>
          </table:table-cell>
          <table:table-cell table:style-name="ce339"/>
          <table:table-cell table:style-name="ce412" table:formula="of:=IF([.Z4];&quot;Lₒ =  r · m · v&quot;;&quot;&quot;)" table:number-columns-spanned="2" table:number-rows-spanned="1">
            <text:p/>
          </table:table-cell>
          <table:covered-table-cell table:style-name="ce324"/>
          <table:table-cell table:style-name="ce339" table:number-columns-repeated="2"/>
          <table:table-cell table:style-name="ce324" table:formula="of:=IF([.$Z$4];&quot;Lₒ =&quot;;&quot;&quot;)">
            <text:p/>
          </table:table-cell>
          <table:table-cell table:style-name="ce268" table:formula="of:=IF([.$Z$4];[$Enunciado.$AC$21]&amp;&quot; · &quot;&amp;[$Enunciado.AC22]&amp;&quot; · &quot;&amp;[$Enunciado.$AD$29];&quot;&quot;)" table:number-columns-spanned="2" table:number-rows-spanned="1">
            <text:p/>
          </table:table-cell>
          <table:covered-table-cell table:style-name="ce298"/>
          <table:table-cell table:style-name="ce335" table:formula="of:=IF([.$Z$4];&quot;=&quot;;&quot;&quot;)">
            <text:p/>
          </table:table-cell>
          <table:table-cell table:style-name="ce314" table:formula="of:=IF([.$Z$4];[$Enunciado.$AB$32];&quot;&quot;)">
            <text:p/>
          </table:table-cell>
          <table:table-cell table:style-name="ce316" table:formula="of:=IF([.$Z$4];&quot;kg·m²/s&quot;;&quot;&quot;)">
            <text:p/>
          </table:table-cell>
          <table:table-cell table:style-name="ce45" table:number-columns-repeated="7"/>
          <table:table-cell table:number-columns-repeated="46"/>
        </table:table-row>
        <table:table-row table:style-name="ro4">
          <table:table-cell table:style-name="ce339" table:number-columns-repeated="12"/>
          <table:table-cell table:style-name="ce45" table:number-columns-repeated="7"/>
          <table:table-cell table:number-columns-repeated="46"/>
        </table:table-row>
        <table:table-row table:style-name="ro4" table:number-rows-repeated="1048544">
          <table:table-cell table:number-columns-repeated="65"/>
        </table:table-row>
        <table:table-row table:style-name="ro9">
          <table:table-cell table:number-columns-repeated="65"/>
        </table:table-row>
        <calcext:conditional-formats>
          <calcext:conditional-format calcext:target-range-address="Energia.D20:Energia.D20 Energia.D17:Energia.D17">
            <calcext:condition calcext:apply-style-name="Numerador" calcext:value="formula-is(NOT([.$Y$2]))" calcext:base-cell-address="Energia.D17"/>
          </calcext:conditional-format>
          <calcext:conditional-format calcext:target-range-address="Energia.H22:Energia.H22">
            <calcext:condition calcext:apply-style-name="Numerador" calcext:value="formula-is([.$Z$4])" calcext:base-cell-address="Energia.H22"/>
          </calcext:conditional-format>
          <calcext:conditional-format calcext:target-range-address="Energia.H17:Energia.H17">
            <calcext:condition calcext:apply-style-name="Numerador" calcext:value="formula-is(NOT(OR([.$Y$2];NOT([.$X$2]))))" calcext:base-cell-address="Energia.H17"/>
          </calcext:conditional-format>
          <calcext:conditional-format calcext:target-range-address="Energia.D27:Energia.D27 Energia.H27:Energia.H27 Energia.D14:Energia.D14 Energia.H14:Energia.H14">
            <calcext:condition calcext:apply-style-name="Numerador" calcext:value="formula-is([.$Y$4])" calcext:base-cell-address="Energia.D14"/>
          </calcext:conditional-format>
          <calcext:conditional-format calcext:target-range-address="Energia.H11:Energia.H11">
            <calcext:condition calcext:apply-style-name="Numerador" calcext:value="formula-is([.$Z$6])" calcext:base-cell-address="Energia.H11"/>
          </calcext:conditional-format>
        </calcext:conditional-formats>
      </table:table>
      <table:named-expressions>
        <table:named-range table:name="BorrarTodo" table:base-cell-address="$Introd.$A$98" table:cell-range-address="$Ayuda.$A$104"/>
        <table:named-range table:name="CifrasSign" table:base-cell-address="$Introd.$A$26" table:cell-range-address="$Ayuda.$A$32"/>
        <table:named-range table:name="CopiarResultado" table:base-cell-address="$Introd.$A$68" table:cell-range-address="$Ayuda.$A$74"/>
        <table:named-range table:name="DescrFunc" table:base-cell-address="$Enunciado.$A$34" table:cell-range-address="$Introd.$A$39:.$K$64"/>
        <table:named-range table:name="EjemploEnlace" table:base-cell-address="$Ayuda.$A$108" table:cell-range-address="$Ayuda.$A$112"/>
        <table:named-range table:name="ElegirOEscribir" table:base-cell-address="$Introd.$A$15" table:cell-range-address="$Ayuda.$A$22"/>
        <table:named-expression table:name="Elv_may_04" table:base-cell-address="$Enunciado.$F$161" table:expression="#REF!"/>
        <table:named-expression table:name="Elv_may_04Mag" table:base-cell-address="$Enunciado.$E$84" table:expression="#REF!"/>
        <table:named-expression table:name="Elv_may_04Nucl" table:base-cell-address="$Enunciado.$F$9" table:expression="#REF!"/>
        <table:named-expression table:name="Elv_may_04Opt" table:base-cell-address="$Enunciado.$F$9" table:expression="#REF!"/>
        <table:named-expression table:name="Elv_set_02" table:base-cell-address="$Enunciado.$F$15" table:expression="#REF!"/>
        <table:named-range table:name="ErrorResult" table:base-cell-address="$Introd.$A$93" table:cell-range-address="$Ayuda.$A$99"/>
        <table:named-range table:name="Formatos" table:base-cell-address="$Introd.$A$50" table:cell-range-address="$Ayuda.$A$56"/>
        <table:named-expression table:name="Masa" table:base-cell-address="$Enunciado.$D$4" table:expression="#REF!"/>
        <table:named-range table:name="NoSePueden" table:base-cell-address="$Introd.$A$78" table:cell-range-address="$Ayuda.$A$84"/>
        <table:named-range table:name="NotasAyuda" table:base-cell-address="$Introd.$A$1" table:cell-range-address="$Ayuda.$A$1"/>
        <table:named-range table:name="OtrosCalc" table:base-cell-address="$Introd.$A$31" table:cell-range-address="$Ayuda.$A$37"/>
        <table:named-expression table:name="PAU_jun_00" table:base-cell-address="$Enunciado.$F$75" table:expression="#REF!"/>
        <table:named-expression table:name="PAU_jun_01_1" table:base-cell-address="$Enunciado.$F$90" table:expression="#REF!"/>
        <table:named-expression table:name="PAU_jun_01_2" table:base-cell-address="$Enunciado.$F$98" table:expression="#REF!"/>
        <table:named-expression table:name="PAU_jun_02" table:base-cell-address="$Enunciado.$F$114" table:expression="#REF!"/>
        <table:named-expression table:name="PAU_jun_04" table:base-cell-address="$Enunciado.$F$175" table:expression="#REF!"/>
        <table:named-expression table:name="PAU_jun_96" table:base-cell-address="$Enunciado.$F$30" table:expression="#REF!"/>
        <table:named-expression table:name="PAU_jun_98" table:base-cell-address="$Enunciado.$F$60" table:expression="#REF!"/>
        <table:named-expression table:name="PAU_set_00" table:base-cell-address="$Enunciado.$E$37" table:expression="#REF!"/>
        <table:named-expression table:name="PAU_set_97" table:base-cell-address="$Enunciado.$F$45" table:expression="#REF!"/>
        <table:named-expression table:name="Velocidad" table:base-cell-address="$Enunciado.$C$6" table:expression="#REF!"/>
      </table:named-expressions>
      <table:database-ranges>
        <table:database-range table:name="__Anonymous_DB__1" table:target-range-address="Enunciado.B15:Enunciado.E19" table:contains-header="false"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face style:name="Linux Biolinum G1" svg:font-family="'Linux Biolinum G'" style:font-pitch="variable"/>
    <style:font-face style:name="Linux Biolinum G2" svg:font-family="'Linux Biolinum G'" style:font-adornments="Normal" style:font-pitch="variable"/>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Segoe UI2" svg:font-family="'Segoe UI'" style:font-pitch="variable"/>
    <style:font-face style:name="Tahoma" svg:font-family="Tahoma" style:font-family-generic="swiss" style:font-pitch="variable"/>
    <style:font-face style:name="Tahoma1" svg:font-family="Tahoma" style:font-pitch="variable"/>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ES" style:letter-kerning="true" style:font-name-asian="Segoe UI" style:font-size-asian="12pt" style:language-asian="zxx" style:country-asian="none" style:font-family-complex="Tahoma" style:font-family-generic-complex="system" style:font-pitch-complex="variable" style:font-size-complex="12pt" style:language-complex="zxx" style:country-complex="none"/>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06">
      <number:number number:decimal-places="4" number:min-decimal-places="4" number:min-integer-digits="1"/>
    </number:number-style>
    <number:number-style style:name="N107">
      <number:number number:decimal-places="1" number:min-decimal-places="1" number:min-integer-digits="1"/>
    </number:number-style>
    <number:number-style style:name="N110P0" style:volatile="true">
      <number:number number:decimal-places="0" number:min-decimal-places="0" number:min-integer-digits="1" number:grouping="true"/>
      <number:text> DM </number:text>
    </number:number-style>
    <number:number-style style:name="N110P1" style:volatile="true">
      <number:text>-</number:text>
      <number:number number:decimal-places="0" number:min-decimal-places="0" number:min-integer-digits="1" number:grouping="true"/>
      <number:text> DM </number:text>
    </number:number-style>
    <number:number-style style:name="N110">
      <number:text> - DM </number:text>
      <style:map style:condition="value()&gt;0" style:apply-style-name="N110P0"/>
      <style:map style:condition="value()&lt;0" style:apply-style-name="N110P1"/>
    </number:number-style>
    <number:date-style style:name="N111">
      <number:day number:style="long"/>
    </number:date-style>
    <number:currency-style style:name="N113P0" style:volatile="true">
      <number:number number:decimal-places="2" number:min-decimal-places="2" number:min-integer-digits="1" number:grouping="true"/>
      <number:text> </number:text>
      <number:currency-symbol>€</number:currency-symbol>
    </number:currency-style>
    <number:currency-style style:name="N113">
      <style:text-properties fo:color="#ff0000"/>
      <number:text>-</number:text>
      <number:number number:decimal-places="2" number:min-decimal-places="2" number:min-integer-digits="1" number:grouping="true"/>
      <number:text> </number:text>
      <number:currency-symbol>€</number:currency-symbol>
      <style:map style:condition="value()&gt;=0" style:apply-style-name="N113P0"/>
    </number:currency-style>
    <number:number-style style:name="N115P0" style:volatile="true">
      <number:text>$</number:text>
      <number:number number:decimal-places="0" number:min-decimal-places="0" number:min-integer-digits="1" number:grouping="true"/>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6">
      <number:number number:decimal-places="3" number:min-decimal-places="3" number:min-integer-digits="1"/>
    </number:number-style>
    <number:number-style style:name="N119P0" style:volatile="true">
      <number:number number:decimal-places="2" number:min-decimal-places="2" number:min-integer-digits="1" number:grouping="true"/>
      <number:text> DM </number:text>
    </number:number-style>
    <number:number-style style:name="N119P1" style:volatile="true">
      <number:text>-</number:text>
      <number:number number:decimal-places="2" number:min-decimal-places="2" number:min-integer-digits="1" number:grouping="true"/>
      <number:text> DM </number:text>
    </number:number-style>
    <number:number-style style:name="N119">
      <number:text>-</number:text>
      <number:number number:decimal-places="0" number:min-decimal-places="0" number:min-integer-digits="0"/>
      <number:text> DM </number:text>
      <style:map style:condition="value()&gt;0" style:apply-style-name="N119P0"/>
      <style:map style:condition="value()&lt;0" style:apply-style-name="N119P1"/>
    </number:number-style>
    <number:number-style style:name="N120P0" style:volatile="true">
      <number:text>$</number:text>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0" number:min-decimal-places="0" number:min-integer-digits="1" number:grouping="true"/>
      <number:text> Pts</number:text>
    </number:number-style>
    <number:number-style style:name="N122">
      <number:text>-</number:text>
      <number:number number:decimal-places="0" number:min-decimal-places="0" number:min-integer-digits="1" number:grouping="true"/>
      <number:text> Pts</number:text>
      <style:map style:condition="value()&gt;=0" style:apply-style-name="N122P0"/>
    </number:number-style>
    <number:number-style style:name="N124P0" style:volatile="true">
      <number:text>$</number:text>
      <number:number number:decimal-places="2" number:min-decimal-places="2" number:min-integer-digits="1" number:grouping="true"/>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month number:style="long" number:textual="true"/>
      <number:text> </number:text>
      <number:year/>
    </number:date-style>
    <number:number-style style:name="N127P0" style:volatile="true">
      <number:number number:decimal-places="2" number:min-decimal-places="2" number:min-integer-digits="1" number:grouping="true"/>
      <number:text> Pts</number:text>
    </number:number-style>
    <number:number-style style:name="N127">
      <number:text>-</number:text>
      <number:number number:decimal-places="2" number:min-decimal-places="2" number:min-integer-digits="1" number:grouping="true"/>
      <number:text> Pts</number:text>
      <style:map style:condition="value()&gt;=0" style:apply-style-name="N127P0"/>
    </number:number-style>
    <number:number-style style:name="N128P0" style:volatile="true">
      <number:text>$</number:text>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number number:decimal-places="2" number:min-decimal-places="2" number:min-integer-digits="1" number:grouping="true"/>
      <number:text> Pts</number:text>
    </number:number-style>
    <number:number-style style:name="N129">
      <style:text-properties fo:color="#ff0000"/>
      <number:text>-</number:text>
      <number:number number:decimal-places="2" number:min-decimal-places="2" number:min-integer-digits="1" number:grouping="true"/>
      <number:text> Pts</number:text>
      <style:map style:condition="value()&gt;=0" style:apply-style-name="N129P0"/>
    </number:number-style>
    <number:date-style style:name="N130">
      <number:month number:textual="true"/>
      <number:text> </number:text>
      <number:year/>
    </number:date-style>
    <number:date-style style:name="N131">
      <number:month/>
      <number:text>/</number:text>
      <number:day/>
      <number:text>/</number:text>
      <number:year/>
    </number:date-style>
    <number:number-style style:name="N132">
      <number:scientific-number number:decimal-places="3" number:min-decimal-places="3" number:min-integer-digits="1" number:min-exponent-digits="3" number:exponent-interval="1" number:forced-exponent-sign="true"/>
    </number:number-style>
    <number:number-style style:name="N135P0" style:volatile="true">
      <number:number number:decimal-places="0" number:min-decimal-places="0" number:min-integer-digits="1" number:grouping="true"/>
      <number:text> Pts </number:text>
    </number:number-style>
    <number:number-style style:name="N135P1" style:volatile="true">
      <number:text>-</number:text>
      <number:number number:decimal-places="0" number:min-decimal-places="0" number:min-integer-digits="1" number:grouping="true"/>
      <number:text> Pts </number:text>
    </number:number-style>
    <number:number-style style:name="N135">
      <number:text> - Pts </number:text>
      <style:map style:condition="value()&gt;0" style:apply-style-name="N135P0"/>
      <style:map style:condition="value()&lt;0" style:apply-style-name="N135P1"/>
    </number:number-style>
    <number:date-style style:name="N136">
      <number:day/>
      <number:text>-</number:text>
      <number:month number:textual="true"/>
      <number:text>-</number:text>
      <number:year/>
    </number:date-style>
    <number:number-style style:name="N137">
      <number:number number:decimal-places="5" number:min-decimal-places="5" number:min-integer-digits="1"/>
    </number:number-style>
    <number:date-style style:name="N138">
      <number:day/>
      <number:text>-</number:text>
      <number:month number:textual="true"/>
    </number:date-style>
    <number:number-style style:name="N141P0" style:volatile="true">
      <number:number number:decimal-places="2" number:min-decimal-places="2" number:min-integer-digits="1" number:grouping="true"/>
      <number:text> Pts </number:text>
    </number:number-style>
    <number:number-style style:name="N141P1" style:volatile="true">
      <number:text>-</number:text>
      <number:number number:decimal-places="2" number:min-decimal-places="2" number:min-integer-digits="1" number:grouping="true"/>
      <number:text> Pts </number:text>
    </number:number-style>
    <number:number-style style:name="N141">
      <number:text>-</number:text>
      <number:number number:decimal-places="0" number:min-decimal-places="0" number:min-integer-digits="0"/>
      <number:text> Pts </number:text>
      <style:map style:condition="value()&gt;0" style:apply-style-name="N141P0"/>
      <style:map style:condition="value()&lt;0" style:apply-style-name="N141P1"/>
    </number:number-style>
    <number:number-style style:name="N142">
      <number:number number:decimal-places="6" number:min-decimal-places="6" number:min-integer-digits="1"/>
    </number:number-style>
    <number:date-style style:name="N143">
      <number:day/>
      <number:text>/</number:text>
      <number:month number:style="long"/>
    </number:date-style>
    <number:date-style style:name="N144">
      <number:month number:textual="true"/>
      <number:text>-</number:text>
      <number:year/>
    </number:date-style>
    <number:number-style style:name="N145" number:title="Definido por el usuario">
      <number:scientific-number number:decimal-places="4" number:min-decimal-places="4" number:min-integer-digits="1" number:min-exponent-digits="3" number:exponent-interval="1" number:forced-exponent-sign="true"/>
    </number:number-style>
    <number:number-style style:name="N147P0" style:volatile="true">
      <number:text>+</number:text>
      <number:number number:decimal-places="2" number:min-decimal-places="2" number:min-integer-digits="1"/>
    </number:number-style>
    <number:number-style style:name="N147">
      <number:text>-</number:text>
      <number:number number:decimal-places="2" number:min-decimal-places="2" number:min-integer-digits="1"/>
      <style:map style:condition="value()&gt;=0" style:apply-style-name="N147P0"/>
    </number:number-style>
    <number:time-style style:name="N148">
      <number:hours/>
      <number:text>:</number:text>
      <number:minutes number:style="long"/>
    </number:time-style>
    <number:number-style style:name="N149">
      <number:number number:decimal-places="7" number:min-decimal-places="7" number:min-integer-digits="1"/>
    </number:number-style>
    <number:time-style style:name="N150">
      <number:hours/>
      <number:text>:</number:text>
      <number:minutes number:style="long"/>
      <number:text>:</number:text>
      <number:seconds number:style="long"/>
    </number:time-style>
    <number:currency-style style:name="N151P0" style:volatile="true">
      <number:number number:decimal-places="2" number:min-decimal-places="2" number:min-integer-digits="1" number:grouping="true"/>
      <number:text> </number:text>
      <number:currency-symbol number:language="es" number:country="ES">€</number:currency-symbol>
    </number:currency-style>
    <number:currency-style style:name="N151">
      <number:text>-</number:text>
      <number:number number:decimal-places="2" number:min-decimal-places="2" number:min-integer-digits="1" number:grouping="true"/>
      <number:text> </number:text>
      <number:currency-symbol number:language="es" number:country="ES">€</number:currency-symbol>
      <style:map style:condition="value()&gt;=0" style:apply-style-name="N151P0"/>
    </number:currency-style>
    <number:date-style style:name="N152">
      <number:month/>
      <number:text>/</number:text>
      <number:day/>
      <number:text>/</number:text>
      <number:year/>
      <number:text> </number:text>
      <number:hours/>
      <number:text>:</number:text>
      <number:minutes number:style="long"/>
    </number:date-style>
    <number:percentage-style style:name="N153">
      <number:number number:decimal-places="1" number:min-decimal-places="1" number:min-integer-digits="1"/>
      <number:text>%</number:text>
    </number:percentage-style>
    <number:percentage-style style:name="N154">
      <number:number number:decimal-places="3" number:min-decimal-places="3" number:min-integer-digits="1"/>
      <number:text>%</number:text>
    </number:percentage-style>
    <number:date-style style:name="N155">
      <number:day number:style="long"/>
      <number:text>/</number:text>
      <number:month number:style="long"/>
    </number:date-style>
    <number:number-style style:name="N156P0" style:volatile="true">
      <number:number number:decimal-places="0" number:min-decimal-places="0" number:min-integer-digits="1" number:grouping="true"/>
      <number:text> Pts</number:text>
    </number:number-style>
    <number:number-style style:name="N156">
      <style:text-properties fo:color="#ff0000"/>
      <number:text>-</number:text>
      <number:number number:decimal-places="0" number:min-decimal-places="0" number:min-integer-digits="1" number:grouping="true"/>
      <number:text> Pts</number:text>
      <style:map style:condition="value()&gt;=0" style:apply-style-name="N156P0"/>
    </number:number-style>
    <number:currency-style style:name="N158P0" style:volatile="true">
      <number:number number:decimal-places="0" number:min-decimal-places="0" number:min-integer-digits="1" number:grouping="true"/>
      <number:text> </number:text>
      <number:currency-symbol number:language="es" number:country="ES">Pts</number:currency-symbol>
    </number:currency-style>
    <number:currency-style style:name="N158">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58P0"/>
    </number:currency-style>
    <number:currency-style style:name="N160P0" style:volatile="true">
      <number:number number:decimal-places="2" number:min-decimal-places="2" number:min-integer-digits="1" number:grouping="true"/>
      <number:text> </number:text>
      <number:currency-symbol number:language="gl" number:country="ES">€</number:currency-symbol>
    </number:currency-style>
    <number:currency-style style:name="N16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60P0"/>
    </number:currency-style>
    <number:number-style style:name="N161P0" style:volatile="true">
      <number:number number:decimal-places="0" number:min-decimal-places="0" number:min-integer-digits="1" number:grouping="true"/>
    </number:number-style>
    <number:number-style style:name="N161">
      <number:text>-</number:text>
      <number:number number:decimal-places="0" number:min-decimal-places="0" number:min-integer-digits="1" number:grouping="true"/>
      <style:map style:condition="value()&gt;=0" style:apply-style-name="N161P0"/>
    </number:number-style>
    <number:date-style style:name="N162">
      <number:day number:style="long"/>
      <number:text>.</number:text>
      <number:month number:style="long"/>
      <number:text>.</number:text>
      <number:year/>
    </number:date-style>
    <number:number-style style:name="N163P0" style:volatile="true">
      <number:number number:decimal-places="0" number:min-decimal-places="0" number:min-integer-digits="1" number:grouping="true"/>
    </number:number-style>
    <number:number-style style:name="N163">
      <style:text-properties fo:color="#ff0000"/>
      <number:text>-</number:text>
      <number:number number:decimal-places="0" number:min-decimal-places="0" number:min-integer-digits="1" number:grouping="true"/>
      <style:map style:condition="value()&gt;=0" style:apply-style-name="N163P0"/>
    </number:number-style>
    <number:date-style style:name="N164">
      <number:day number:style="long"/>
      <number:text>. </number:text>
      <number:month number:textual="true"/>
      <number:text> </number:text>
      <number:year/>
    </number:date-style>
    <number:number-style style:name="N165P0" style:volatile="true">
      <number:number number:decimal-places="2" number:min-decimal-places="2" number:min-integer-digits="1" number:grouping="true"/>
    </number:number-style>
    <number:number-style style:name="N165">
      <number:text>-</number:text>
      <number:number number:decimal-places="2" number:min-decimal-places="2" number:min-integer-digits="1" number:grouping="true"/>
      <style:map style:condition="value()&gt;=0" style:apply-style-name="N165P0"/>
    </number:number-style>
    <number:date-style style:name="N166">
      <number:day number:style="long"/>
      <number:text>. </number:text>
      <number:month number:textual="true"/>
    </number:date-style>
    <number:number-style style:name="N167P0" style:volatile="true">
      <number:number number:decimal-places="2" number:min-decimal-places="2" number:min-integer-digits="1" number:grouping="true"/>
    </number:number-style>
    <number:number-style style:name="N167">
      <style:text-properties fo:color="#ff0000"/>
      <number:text>-</number:text>
      <number:number number:decimal-places="2" number:min-decimal-places="2" number:min-integer-digits="1" number:grouping="true"/>
      <style:map style:condition="value()&gt;=0" style:apply-style-name="N167P0"/>
    </number:number-style>
    <number:time-style style:name="N168">
      <number:hours/>
      <number:text>:</number:text>
      <number:minutes number:style="long"/>
      <number:text> </number:text>
      <number:am-pm/>
    </number:time-style>
    <number:time-style style:name="N169">
      <number:hours/>
      <number:text>:</number:text>
      <number:minutes number:style="long"/>
      <number:text>:</number:text>
      <number:seconds number:style="long"/>
      <number:text> </number:text>
      <number:am-pm/>
    </number:time-style>
    <number:date-style style:name="N170">
      <number:day number:style="long"/>
      <number:text>.</number:text>
      <number:month number:style="long"/>
      <number:text>.</number:text>
      <number:year number:style="long"/>
      <number:text> </number:text>
      <number:hours number:style="long"/>
      <number:text>:</number:text>
      <number:minutes number:style="long"/>
    </number:date-style>
    <number:number-style style:name="N172P0" style:volatile="true">
      <number:number number:decimal-places="0" number:min-decimal-places="0" number:min-integer-digits="1" number:grouping="true"/>
      <number:text>   </number:text>
    </number:number-style>
    <number:number-style style:name="N172">
      <number:text>-</number:text>
      <number:number number:decimal-places="0" number:min-decimal-places="0" number:min-integer-digits="1" number:grouping="true"/>
      <number:text>   </number:text>
      <style:map style:condition="value()&gt;=0" style:apply-style-name="N172P0"/>
    </number:number-style>
    <number:number-style style:name="N173P0" style:volatile="true">
      <number:number number:decimal-places="0" number:min-decimal-places="0" number:min-integer-digits="1" number:grouping="true"/>
      <number:text>   </number:text>
    </number:number-style>
    <number:number-style style:name="N173">
      <style:text-properties fo:color="#ff0000"/>
      <number:text>-</number:text>
      <number:number number:decimal-places="0" number:min-decimal-places="0" number:min-integer-digits="1" number:grouping="true"/>
      <number:text>   </number:text>
      <style:map style:condition="value()&gt;=0" style:apply-style-name="N173P0"/>
    </number:number-style>
    <number:number-style style:name="N175P0" style:volatile="true">
      <number:number number:decimal-places="2" number:min-decimal-places="2" number:min-integer-digits="1" number:grouping="true"/>
      <number:text>   </number:text>
    </number:number-style>
    <number:number-style style:name="N175">
      <number:text>-</number:text>
      <number:number number:decimal-places="2" number:min-decimal-places="2" number:min-integer-digits="1" number:grouping="true"/>
      <number:text>   </number:text>
      <style:map style:condition="value()&gt;=0" style:apply-style-name="N175P0"/>
    </number:number-style>
    <number:number-style style:name="N176P0" style:volatile="true">
      <number:number number:decimal-places="2" number:min-decimal-places="2" number:min-integer-digits="1" number:grouping="true"/>
      <number:text>   </number:text>
    </number:number-style>
    <number:number-style style:name="N176">
      <style:text-properties fo:color="#ff0000"/>
      <number:text>-</number:text>
      <number:number number:decimal-places="2" number:min-decimal-places="2" number:min-integer-digits="1" number:grouping="true"/>
      <number:text>   </number:text>
      <style:map style:condition="value()&gt;=0" style:apply-style-name="N176P0"/>
    </number:number-style>
    <number:time-style style:name="N177">
      <number:minutes number:style="long"/>
      <number:text>:</number:text>
      <number:seconds number:style="long"/>
    </number:time-style>
    <number:time-style style:name="N178" number:truncate-on-overflow="false">
      <number:hours/>
      <number:text>:</number:text>
      <number:minutes number:style="long"/>
      <number:text>:</number:text>
      <number:seconds number:style="long"/>
    </number:time-style>
    <number:time-style style:name="N179">
      <number:minutes number:style="long"/>
      <number:text>:</number:text>
      <number:seconds number:style="long"/>
      <number:text>,</number:text>
    </number:time-style>
    <number:number-style style:name="N180">
      <number:scientific-number number:decimal-places="1" number:min-decimal-places="1" number:min-integer-digits="1" number:min-exponent-digits="1" number:exponent-interval="1" number:forced-exponent-sign="true"/>
    </number:number-style>
    <number:number-style style:name="N182P0" style:volatile="true">
      <number:number number:decimal-places="0" number:min-decimal-places="0" number:min-integer-digits="1" number:grouping="true"/>
      <number:text> DM</number:text>
    </number:number-style>
    <number:number-style style:name="N182">
      <number:text>-</number:text>
      <number:number number:decimal-places="0" number:min-decimal-places="0" number:min-integer-digits="1" number:grouping="true"/>
      <number:text> DM</number:text>
      <style:map style:condition="value()&gt;=0" style:apply-style-name="N182P0"/>
    </number:number-style>
    <number:number-style style:name="N183P0" style:volatile="true">
      <number:number number:decimal-places="0" number:min-decimal-places="0" number:min-integer-digits="1" number:grouping="true"/>
      <number:text> DM</number:text>
    </number:number-style>
    <number:number-style style:name="N183">
      <style:text-properties fo:color="#ff0000"/>
      <number:text>-</number:text>
      <number:number number:decimal-places="0" number:min-decimal-places="0" number:min-integer-digits="1" number:grouping="true"/>
      <number:text> DM</number:text>
      <style:map style:condition="value()&gt;=0" style:apply-style-name="N183P0"/>
    </number:number-style>
    <number:number-style style:name="N185P0" style:volatile="true">
      <number:number number:decimal-places="2" number:min-decimal-places="2" number:min-integer-digits="1" number:grouping="true"/>
      <number:text> DM</number:text>
    </number:number-style>
    <number:number-style style:name="N185">
      <number:text>-</number:text>
      <number:number number:decimal-places="2" number:min-decimal-places="2" number:min-integer-digits="1" number:grouping="true"/>
      <number:text> DM</number:text>
      <style:map style:condition="value()&gt;=0" style:apply-style-name="N185P0"/>
    </number:number-style>
    <number:number-style style:name="N186P0" style:volatile="true">
      <number:number number:decimal-places="2" number:min-decimal-places="2" number:min-integer-digits="1" number:grouping="true"/>
      <number:text> DM</number:text>
    </number:number-style>
    <number:number-style style:name="N186">
      <style:text-properties fo:color="#ff0000"/>
      <number:text>-</number:text>
      <number:number number:decimal-places="2" number:min-decimal-places="2" number:min-integer-digits="1" number:grouping="true"/>
      <number:text> DM</number:text>
      <style:map style:condition="value()&gt;=0" style:apply-style-name="N186P0"/>
    </number:number-style>
    <number:number-style style:name="N189P0" style:volatile="true">
      <number:number number:decimal-places="0" number:min-decimal-places="0" number:min-integer-digits="1" number:grouping="true"/>
      <number:text>       </number:text>
    </number:number-style>
    <number:number-style style:name="N189P1" style:volatile="true">
      <number:text>-</number:text>
      <number:number number:decimal-places="0" number:min-decimal-places="0" number:min-integer-digits="1" number:grouping="true"/>
      <number:text>       </number:text>
    </number:number-style>
    <number:number-style style:name="N189">
      <number:text> -       </number:text>
      <style:map style:condition="value()&gt;0" style:apply-style-name="N189P0"/>
      <style:map style:condition="value()&lt;0" style:apply-style-name="N189P1"/>
    </number:number-style>
    <number:number-style style:name="N192P0" style:volatile="true">
      <number:number number:decimal-places="2" number:min-decimal-places="2" number:min-integer-digits="1" number:grouping="true"/>
      <number:text>       </number:text>
    </number:number-style>
    <number:number-style style:name="N192P1" style:volatile="true">
      <number:text>-</number:text>
      <number:number number:decimal-places="2" number:min-decimal-places="2" number:min-integer-digits="1" number:grouping="true"/>
      <number:text>       </number:text>
    </number:number-style>
    <number:number-style style:name="N192">
      <number:text>-</number:text>
      <number:number number:decimal-places="0" number:min-decimal-places="0" number:min-integer-digits="0"/>
      <number:text>       </number:text>
      <style:map style:condition="value()&gt;0" style:apply-style-name="N192P0"/>
      <style:map style:condition="value()&lt;0" style:apply-style-name="N192P1"/>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9">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20104" number:language="es" number:country="ES">
      <number:number number:decimal-places="1" number:min-decimal-places="1" number:min-integer-digits="1"/>
    </number:number-style>
    <number:number-style style:name="N20105" number:language="es" number:country="ES">
      <number:number number:decimal-places="3" number:min-decimal-places="3" number:min-integer-digits="1"/>
    </number:number-style>
    <number:number-style style:name="N20106" number:language="es" number:country="ES">
      <number:number number:decimal-places="4" number:min-decimal-places="4" number:min-integer-digits="1"/>
    </number:number-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number-style style:name="N20109" number:language="es" number:country="ES">
      <number:number number:decimal-places="5" number:min-decimal-places="5" number:min-integer-digits="1"/>
    </number:number-style>
    <number:number-style style:name="N20110" number:language="es" number:country="ES">
      <number:number number:decimal-places="6" number:min-decimal-places="6" number:min-integer-digits="1"/>
    </number:number-style>
    <number:currency-style style:name="N2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1P0"/>
    </number:currency-style>
    <number:date-style style:name="N20112" number:language="es" number:country="ES">
      <number:month number:textual="true"/>
      <number:text> - </number:text>
      <number:year/>
    </number:date-style>
    <number:date-style style:name="N20113" number:language="es" number:country="ES">
      <number:month number:textual="true"/>
      <number:text> </number:text>
      <number:year/>
    </number:date-style>
    <number:number-style style:name="N20114" number:language="es" number:country="ES">
      <number:number number:decimal-places="11" number:min-decimal-places="11" number:min-integer-digits="1"/>
    </number:number-style>
    <number:number-style style:name="N20115" number:language="es" number:country="ES">
      <number:number number:decimal-places="7" number:min-decimal-places="7" number:min-integer-digits="1"/>
    </number:number-style>
    <number:number-style style:name="N20116" number:language="es" number:country="ES">
      <number:number number:decimal-places="8" number:min-decimal-places="8" number:min-integer-digits="1"/>
    </number:number-style>
    <number:number-style style:name="N20117" number:language="es" number:country="ES">
      <number:number number:decimal-places="9" number:min-decimal-places="9" number:min-integer-digits="1"/>
    </number:number-style>
    <number:number-style style:name="N20118" number:language="es" number:country="ES">
      <number:number number:decimal-places="10" number:min-decimal-places="10" number:min-integer-digits="1"/>
    </number:number-style>
    <number:number-style style:name="N20119" number:language="es" number:country="ES">
      <number:number number:decimal-places="12" number:min-decimal-places="12" number:min-integer-digits="1"/>
    </number:number-style>
    <number:number-style style:name="N20120" number:language="es" number:country="ES">
      <number:number number:decimal-places="13" number:min-decimal-places="13" number:min-integer-digits="1"/>
    </number:number-style>
    <number:number-style style:name="N20121" number:language="es" number:country="ES">
      <number:scientific-number number:decimal-places="3" number:min-decimal-places="3" number:min-integer-digits="1" number:min-exponent-digits="3" number:exponent-interval="1" number:forced-exponent-sign="true"/>
    </number:number-style>
    <number:percentage-style style:name="N20122" number:language="es" number:country="ES">
      <number:number number:decimal-places="2" number:min-decimal-places="2" number:min-integer-digits="1"/>
      <number:text>%</number:text>
    </number:percentage-style>
    <number:number-style style:name="N20123" number:language="es" number:country="ES">
      <number:number number:decimal-places="0" number:min-decimal-places="0" number:min-integer-digits="0" number:grouping="true"/>
    </number:number-style>
    <number:number-style style:name="N20124" number:language="es" number:country="ES">
      <number:scientific-number number:decimal-places="3" number:min-decimal-places="3" number:min-integer-digits="1" number:min-exponent-digits="2" number:exponent-interval="1" number:forced-exponent-sign="true"/>
    </number:number-style>
    <number:number-style style:name="N20125" number:language="es" number:country="ES">
      <number:scientific-number number:decimal-places="4" number:min-decimal-places="4" number:min-integer-digits="1" number:min-exponent-digits="2" number:exponent-interval="1" number:forced-exponent-sign="true"/>
    </number:number-style>
    <number:number-style style:name="N20126" number:language="es" number:country="ES">
      <number:scientific-number number:decimal-places="5" number:min-decimal-places="5" number:min-integer-digits="1" number:min-exponent-digits="2" number:exponent-interval="1" number:forced-exponent-sign="true"/>
    </number:number-style>
    <number:number-style style:name="N20127" number:language="es" number:country="ES">
      <number:scientific-number number:decimal-places="6" number:min-decimal-places="6" number:min-integer-digits="1" number:min-exponent-digits="2" number:exponent-interval="1" number:forced-exponent-sign="true"/>
    </number:number-style>
    <number:number-style style:name="N20128" number:language="es" number:country="ES">
      <number:scientific-number number:decimal-places="7" number:min-decimal-places="7" number:min-integer-digits="1" number:min-exponent-digits="2" number:exponent-interval="1" number:forced-exponent-sign="true"/>
    </number:number-style>
    <number:number-style style:name="N20129" number:language="es" number:country="ES">
      <number:scientific-number number:decimal-places="8" number:min-decimal-places="8" number:min-integer-digits="1" number:min-exponent-digits="2" number:exponent-interval="1" number:forced-exponent-sign="true"/>
    </number:number-style>
    <number:number-style style:name="N20130"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2"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2"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Arial" fo:font-family="Arial" style:font-family-generic="swiss" style:font-pitch="variable" fo:font-size="10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draw:marker draw:name="Arrow" svg:viewBox="0 0 20 30" svg:d="M10 0l-10 30h20z"/>
    <draw:marker draw:name="Fin_20_de_20_línea_20_1" draw:display-name="Fin de línea 1" svg:viewBox="0 0 20 30" svg:d="M10 0l-10 30h20z"/>
    <draw:marker draw:name="Puntas_20_de_20_flecha_20_1" draw:display-name="Puntas de flecha 1" svg:viewBox="-100 -100 200 200" svg:d="M100 0c0 18-5 35-13 50-9 15-22 28-37 37-15 8-32 13-50 13s-35-5-50-13c-15-9-28-22-37-37-8-15-13-32-13-50s5-35 13-50c9-15 22-28 37-37 15-8 32-13 50-13s35 5 50 13c15 9 28 22 37 37 8 15 13 32 13 50z"/>
    <draw:marker draw:name="Puntas_20_de_20_flecha_20_2" draw:display-name="Puntas de flecha 2" svg:viewBox="0 0 10 10" svg:d="M0 0h10v10h-10z"/>
  </office:styles>
  <office:automatic-styles>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 </meta:initial-creator>
    <meta:creation-date>2002-07-31T12:45:03</meta:creation-date>
    <dc:date>2023-08-07T20:24:16.601000000</dc:date>
    <dc:language>es-ES</dc:language>
    <meta:editing-cycles>904</meta:editing-cycles>
    <meta:editing-duration>P9DT6M49S</meta:editing-duration>
    <dc:creator>Alfonso Javier Barbadillo Marán</dc:creator>
    <meta:document-statistic meta:table-count="7" meta:cell-count="1356"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los datos de esta hoj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